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>
            <text:p>Город</text:p>
          </table:table-cell>
          <table:table-cell office:value-type="string">
            <text:p>Население</text:p>
          </table:table-cell>
          <table:table-cell office:value-type="string">
            <text:p>Аккаунтов</text:p>
          </table:table-cell>
          <table:table-cell office:value-type="string">
            <text:p>На 1000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float" office:value="569369">
            <text:p>569369</text:p>
          </table:table-cell>
          <table:table-cell office:value-type="float" office:value="13456">
            <text:p>13456</text:p>
          </table:table-cell>
          <table:table-cell table:style-name="ce1" office:value-type="float" office:value="23.6331">
            <text:p>23,63310</text:p>
          </table:table-cell>
        </table:table-row>
        <table:table-row table:style-name="ro1">
          <table:table-cell office:value-type="string">
            <text:p>Austin</text:p>
          </table:table-cell>
          <table:table-cell office:value-type="float" office:value="678368">
            <text:p>678368</text:p>
          </table:table-cell>
          <table:table-cell office:value-type="float" office:value="9110">
            <text:p>9110</text:p>
          </table:table-cell>
          <table:table-cell table:style-name="ce1" office:value-type="float" office:value="13.4292">
            <text:p>13,42920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float" office:value="552433">
            <text:p>552433</text:p>
          </table:table-cell>
          <table:table-cell office:value-type="float" office:value="7114">
            <text:p>7114</text:p>
          </table:table-cell>
          <table:table-cell table:style-name="ce1" office:value-type="float" office:value="12.8775">
            <text:p>12,87750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float" office:value="540513">
            <text:p>540513</text:p>
          </table:table-cell>
          <table:table-cell office:value-type="float" office:value="6718">
            <text:p>6718</text:p>
          </table:table-cell>
          <table:table-cell table:style-name="ce1" office:value-type="float" office:value="12.4289">
            <text:p>12,42890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float" office:value="555981">
            <text:p>555981</text:p>
          </table:table-cell>
          <table:table-cell office:value-type="float" office:value="4359">
            <text:p>4359</text:p>
          </table:table-cell>
          <table:table-cell table:style-name="ce1" office:value-type="float" office:value="7.84019">
            <text:p>7,84019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float" office:value="745811">
            <text:p>745811</text:p>
          </table:table-cell>
          <table:table-cell office:value-type="float" office:value="4859">
            <text:p>4859</text:p>
          </table:table-cell>
          <table:table-cell table:style-name="ce1" office:value-type="float" office:value="6.51505">
            <text:p>6,51505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float" office:value="2110694">
            <text:p>2110694</text:p>
          </table:table-cell>
          <table:table-cell office:value-type="float" office:value="13214">
            <text:p>13214</text:p>
          </table:table-cell>
          <table:table-cell table:style-name="ce1" office:value-type="float" office:value="6.2605">
            <text:p>6,26050</text:p>
          </table:table-cell>
        </table:table-row>
        <table:table-row table:style-name="ro1">
          <table:table-cell office:value-type="string">
            <text:p>Stockholm</text:p>
          </table:table-cell>
          <table:table-cell office:value-type="float" office:value="1253309">
            <text:p>1253309</text:p>
          </table:table-cell>
          <table:table-cell office:value-type="float" office:value="5796">
            <text:p>5796</text:p>
          </table:table-cell>
          <table:table-cell table:style-name="ce1" office:value-type="float" office:value="4.62455">
            <text:p>4,62455</text:p>
          </table:table-cell>
        </table:table-row>
        <table:table-row table:style-name="ro1">
          <table:table-cell office:value-type="string">
            <text:p>Helsinki</text:p>
          </table:table-cell>
          <table:table-cell office:value-type="float" office:value="558457">
            <text:p>558457</text:p>
          </table:table-cell>
          <table:table-cell office:value-type="float" office:value="2210">
            <text:p>2210</text:p>
          </table:table-cell>
          <table:table-cell table:style-name="ce1" office:value-type="float" office:value="3.95733">
            <text:p>3,95733</text:p>
          </table:table-cell>
        </table:table-row>
        <table:table-row table:style-name="ro1">
          <table:table-cell office:value-type="string">
            <text:p>Edinburgh</text:p>
          </table:table-cell>
          <table:table-cell office:value-type="float" office:value="435794">
            <text:p>435794</text:p>
          </table:table-cell>
          <table:table-cell office:value-type="float" office:value="1710">
            <text:p>1710</text:p>
          </table:table-cell>
          <table:table-cell table:style-name="ce1" office:value-type="float" office:value="3.92387">
            <text:p>3,92387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float" office:value="463700">
            <text:p>463700</text:p>
          </table:table-cell>
          <table:table-cell office:value-type="float" office:value="1819">
            <text:p>1819</text:p>
          </table:table-cell>
          <table:table-cell table:style-name="ce1" office:value-type="float" office:value="3.92279">
            <text:p>3,92279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float" office:value="2841952">
            <text:p>2841952</text:p>
          </table:table-cell>
          <table:table-cell office:value-type="float" office:value="10936">
            <text:p>10936</text:p>
          </table:table-cell>
          <table:table-cell table:style-name="ce1" office:value-type="float" office:value="3.84805">
            <text:p>3,8480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float" office:value="7421228">
            <text:p>7421228</text:p>
          </table:table-cell>
          <table:table-cell office:value-type="float" office:value="28036">
            <text:p>28036</text:p>
          </table:table-cell>
          <table:table-cell table:style-name="ce1" office:value-type="float" office:value="3.77781">
            <text:p>3,77781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float" office:value="808690">
            <text:p>808690</text:p>
          </table:table-cell>
          <table:table-cell office:value-type="float" office:value="3055">
            <text:p>3055</text:p>
          </table:table-cell>
          <table:table-cell table:style-name="ce1" office:value-type="float" office:value="3.77771">
            <text:p>3,77771</text:p>
          </table:table-cell>
        </table:table-row>
        <table:table-row table:style-name="ro1">
          <table:table-cell office:value-type="string">
            <text:p>Nashville</text:p>
          </table:table-cell>
          <table:table-cell office:value-type="float" office:value="530852">
            <text:p>530852</text:p>
          </table:table-cell>
          <table:table-cell office:value-type="float" office:value="1942">
            <text:p>1942</text:p>
          </table:table-cell>
          <table:table-cell table:style-name="ce1" office:value-type="float" office:value="3.65827">
            <text:p>3,65827</text:p>
          </table:table-cell>
        </table:table-row>
        <table:table-row table:style-name="ro1">
          <table:table-cell office:value-type="string">
            <text:p>Shenzhen</text:p>
          </table:table-cell>
          <table:table-cell office:value-type="float" office:value="1002592">
            <text:p>1002592</text:p>
          </table:table-cell>
          <table:table-cell office:value-type="float" office:value="3644">
            <text:p>3644</text:p>
          </table:table-cell>
          <table:table-cell table:style-name="ce1" office:value-type="float" office:value="3.63457">
            <text:p>3,63457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float" office:value="430714">
            <text:p>430714</text:p>
          </table:table-cell>
          <table:table-cell office:value-type="float" office:value="1517">
            <text:p>1517</text:p>
          </table:table-cell>
          <table:table-cell table:style-name="ce1" office:value-type="float" office:value="3.52205">
            <text:p>3,52205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float" office:value="3398362">
            <text:p>3398362</text:p>
          </table:table-cell>
          <table:table-cell office:value-type="float" office:value="11403">
            <text:p>11403</text:p>
          </table:table-cell>
          <table:table-cell table:style-name="ce1" office:value-type="float" office:value="3.35544">
            <text:p>3,35544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float" office:value="1837970">
            <text:p>1837970</text:p>
          </table:table-cell>
          <table:table-cell office:value-type="float" office:value="6112">
            <text:p>6112</text:p>
          </table:table-cell>
          <table:table-cell table:style-name="ce1" office:value-type="float" office:value="3.3254">
            <text:p>3,32540</text:p>
          </table:table-cell>
        </table:table-row>
        <table:table-row table:style-name="ro1">
          <table:table-cell office:value-type="string">
            <text:p>Dublin</text:p>
          </table:table-cell>
          <table:table-cell office:value-type="float" office:value="1024027">
            <text:p>1024027</text:p>
          </table:table-cell>
          <table:table-cell office:value-type="float" office:value="3404">
            <text:p>3404</text:p>
          </table:table-cell>
          <table:table-cell table:style-name="ce1" office:value-type="float" office:value="3.32413">
            <text:p>3,32413</text:p>
          </table:table-cell>
        </table:table-row>
        <table:table-row table:style-name="ro1">
          <table:table-cell office:value-type="string">
            <text:p>Bangalore</text:p>
          </table:table-cell>
          <table:table-cell office:value-type="float" office:value="4931603">
            <text:p>4931603</text:p>
          </table:table-cell>
          <table:table-cell office:value-type="float" office:value="15952">
            <text:p>15952</text:p>
          </table:table-cell>
          <table:table-cell table:style-name="ce1" office:value-type="float" office:value="3.23464">
            <text:p>3,23464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float" office:value="1570378">
            <text:p>1570378</text:p>
          </table:table-cell>
          <table:table-cell office:value-type="float" office:value="4953">
            <text:p>4953</text:p>
          </table:table-cell>
          <table:table-cell table:style-name="ce1" office:value-type="float" office:value="3.15401">
            <text:p>3,15401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float" office:value="874433">
            <text:p>874433</text:p>
          </table:table-cell>
          <table:table-cell office:value-type="float" office:value="2721">
            <text:p>2721</text:p>
          </table:table-cell>
          <table:table-cell table:style-name="ce1" office:value-type="float" office:value="3.11173">
            <text:p>3,1117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float" office:value="1246133">
            <text:p>1246133</text:p>
          </table:table-cell>
          <table:table-cell office:value-type="float" office:value="3754">
            <text:p>3754</text:p>
          </table:table-cell>
          <table:table-cell table:style-name="ce1" office:value-type="float" office:value="3.01251">
            <text:p>3,01251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float" office:value="610892">
            <text:p>610892</text:p>
          </table:table-cell>
          <table:table-cell office:value-type="float" office:value="1796">
            <text:p>1796</text:p>
          </table:table-cell>
          <table:table-cell table:style-name="ce1" office:value-type="float" office:value="2.93996">
            <text:p>2,93996</text:p>
          </table:table-cell>
        </table:table-row>
        <table:table-row table:style-name="ro1">
          <table:table-cell office:value-type="string">
            <text:p>Dallas</text:p>
          </table:table-cell>
          <table:table-cell office:value-type="float" office:value="1211704">
            <text:p>1211704</text:p>
          </table:table-cell>
          <table:table-cell office:value-type="float" office:value="3542">
            <text:p>3542</text:p>
          </table:table-cell>
          <table:table-cell table:style-name="ce1" office:value-type="float" office:value="2.92315">
            <text:p>2,92315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float" office:value="729139">
            <text:p>729139</text:p>
          </table:table-cell>
          <table:table-cell office:value-type="float" office:value="2129">
            <text:p>2129</text:p>
          </table:table-cell>
          <table:table-cell table:style-name="ce1" office:value-type="float" office:value="2.91988">
            <text:p>2,91988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float" office:value="1089958">
            <text:p>1089958</text:p>
          </table:table-cell>
          <table:table-cell office:value-type="float" office:value="2764">
            <text:p>2764</text:p>
          </table:table-cell>
          <table:table-cell table:style-name="ce1" office:value-type="float" office:value="2.53587">
            <text:p>2,53587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float" office:value="1453268">
            <text:p>1453268</text:p>
          </table:table-cell>
          <table:table-cell office:value-type="float" office:value="3610">
            <text:p>3610</text:p>
          </table:table-cell>
          <table:table-cell table:style-name="ce1" office:value-type="float" office:value="2.48405">
            <text:p>2,48405</text:p>
          </table:table-cell>
        </table:table-row>
        <table:table-row table:style-name="ro1">
          <table:table-cell office:value-type="string">
            <text:p>Charlotte</text:p>
          </table:table-cell>
          <table:table-cell office:value-type="float" office:value="598351">
            <text:p>598351</text:p>
          </table:table-cell>
          <table:table-cell office:value-type="float" office:value="1434">
            <text:p>1434</text:p>
          </table:table-cell>
          <table:table-cell table:style-name="ce1" office:value-type="float" office:value="2.39658">
            <text:p>2,39658</text:p>
          </table:table-cell>
        </table:table-row>
        <table:table-row table:style-name="ro1">
          <table:table-cell office:value-type="string">
            <text:p>Columbus</text:p>
          </table:table-cell>
          <table:table-cell office:value-type="float" office:value="736836">
            <text:p>736836</text:p>
          </table:table-cell>
          <table:table-cell office:value-type="float" office:value="1701">
            <text:p>1701</text:p>
          </table:table-cell>
          <table:table-cell table:style-name="ce1" office:value-type="float" office:value="2.30851">
            <text:p>2,30851</text:p>
          </table:table-cell>
        </table:table-row>
        <table:table-row table:style-name="ro1">
          <table:table-cell office:value-type="string">
            <text:p>Cleveland</text:p>
          </table:table-cell>
          <table:table-cell office:value-type="float" office:value="449514">
            <text:p>449514</text:p>
          </table:table-cell>
          <table:table-cell office:value-type="float" office:value="1025">
            <text:p>1025</text:p>
          </table:table-cell>
          <table:table-cell table:style-name="ce1" office:value-type="float" office:value="2.28024">
            <text:p>2,28024</text:p>
          </table:table-cell>
        </table:table-row>
        <table:table-row table:style-name="ro1">
          <table:table-cell office:value-type="string">
            <text:p>Pune</text:p>
          </table:table-cell>
          <table:table-cell office:value-type="float" office:value="2935968">
            <text:p>2935968</text:p>
          </table:table-cell>
          <table:table-cell office:value-type="float" office:value="6363">
            <text:p>6363</text:p>
          </table:table-cell>
          <table:table-cell table:style-name="ce1" office:value-type="float" office:value="2.16725">
            <text:p>2,16725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float" office:value="1062065">
            <text:p>1062065</text:p>
          </table:table-cell>
          <table:table-cell office:value-type="float" office:value="2279">
            <text:p>2279</text:p>
          </table:table-cell>
          <table:table-cell table:style-name="ce1" office:value-type="float" office:value="2.14581">
            <text:p>2,14581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float" office:value="4612187">
            <text:p>4612187</text:p>
          </table:table-cell>
          <table:table-cell office:value-type="float" office:value="9699">
            <text:p>9699</text:p>
          </table:table-cell>
          <table:table-cell table:style-name="ce1" office:value-type="float" office:value="2.1029">
            <text:p>2,10290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float" office:value="1733846">
            <text:p>1733846</text:p>
          </table:table-cell>
          <table:table-cell office:value-type="float" office:value="3645">
            <text:p>3645</text:p>
          </table:table-cell>
          <table:table-cell table:style-name="ce1" office:value-type="float" office:value="2.10226">
            <text:p>2,10226</text:p>
          </table:table-cell>
        </table:table-row>
        <table:table-row table:style-name="ro1">
          <table:table-cell office:value-type="string">
            <text:p>Leeds</text:p>
          </table:table-cell>
          <table:table-cell office:value-type="float" office:value="455124">
            <text:p>455124</text:p>
          </table:table-cell>
          <table:table-cell office:value-type="float" office:value="923">
            <text:p>923</text:p>
          </table:table-cell>
          <table:table-cell table:style-name="ce1" office:value-type="float" office:value="2.02801">
            <text:p>2,02801</text:p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float" office:value="497961">
            <text:p>497961</text:p>
          </table:table-cell>
          <table:table-cell office:value-type="float" office:value="949">
            <text:p>949</text:p>
          </table:table-cell>
          <table:table-cell table:style-name="ce1" office:value-type="float" office:value="1.90577">
            <text:p>1,90577</text:p>
          </table:table-cell>
        </table:table-row>
        <table:table-row table:style-name="ro1">
          <table:table-cell office:value-type="string">
            <text:p>Stuttgart</text:p>
          </table:table-cell>
          <table:table-cell office:value-type="float" office:value="591688">
            <text:p>591688</text:p>
          </table:table-cell>
          <table:table-cell office:value-type="float" office:value="1125">
            <text:p>1125</text:p>
          </table:table-cell>
          <table:table-cell table:style-name="ce1" office:value-type="float" office:value="1.90133">
            <text:p>1,90133</text:p>
          </table:table-cell>
        </table:table-row>
        <table:table-row table:style-name="ro1">
          <table:table-cell office:value-type="string">
            <text:p>Dresden</text:p>
          </table:table-cell>
          <table:table-cell office:value-type="float" office:value="480801">
            <text:p>480801</text:p>
          </table:table-cell>
          <table:table-cell office:value-type="float" office:value="910">
            <text:p>910</text:p>
          </table:table-cell>
          <table:table-cell table:style-name="ce1" office:value-type="float" office:value="1.89267">
            <text:p>1,89267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float" office:value="610271">
            <text:p>610271</text:p>
          </table:table-cell>
          <table:table-cell office:value-type="float" office:value="1134">
            <text:p>1134</text:p>
          </table:table-cell>
          <table:table-cell table:style-name="ce1" office:value-type="float" office:value="1.85819">
            <text:p>1,85819</text:p>
          </table:table-cell>
        </table:table-row>
        <table:table-row table:style-name="ro1">
          <table:table-cell office:value-type="string">
            <text:p>Hangzhou</text:p>
          </table:table-cell>
          <table:table-cell office:value-type="float" office:value="1878129">
            <text:p>1878129</text:p>
          </table:table-cell>
          <table:table-cell office:value-type="float" office:value="3476">
            <text:p>3476</text:p>
          </table:table-cell>
          <table:table-cell table:style-name="ce1" office:value-type="float" office:value="1.85077">
            <text:p>1,85077</text:p>
          </table:table-cell>
        </table:table-row>
        <table:table-row table:style-name="ro1">
          <table:table-cell office:value-type="string">
            <text:p>Quebec</text:p>
          </table:table-cell>
          <table:table-cell office:value-type="float" office:value="645623">
            <text:p>645623</text:p>
          </table:table-cell>
          <table:table-cell office:value-type="float" office:value="1152">
            <text:p>1152</text:p>
          </table:table-cell>
          <table:table-cell table:style-name="ce1" office:value-type="float" office:value="1.78432">
            <text:p>1,78432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float" office:value="3730212">
            <text:p>3730212</text:p>
          </table:table-cell>
          <table:table-cell office:value-type="float" office:value="6629">
            <text:p>6629</text:p>
          </table:table-cell>
          <table:table-cell table:style-name="ce1" office:value-type="float" office:value="1.77711">
            <text:p>1,77711</text:p>
          </table:table-cell>
        </table:table-row>
        <table:table-row table:style-name="ro1">
          <table:table-cell office:value-type="string">
            <text:p>Indianapolis</text:p>
          </table:table-cell>
          <table:table-cell office:value-type="float" office:value="773283">
            <text:p>773283</text:p>
          </table:table-cell>
          <table:table-cell office:value-type="float" office:value="1357">
            <text:p>1357</text:p>
          </table:table-cell>
          <table:table-cell table:style-name="ce1" office:value-type="float" office:value="1.75485">
            <text:p>1,75485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float" office:value="467898">
            <text:p>467898</text:p>
          </table:table-cell>
          <table:table-cell office:value-type="float" office:value="816">
            <text:p>816</text:p>
          </table:table-cell>
          <table:table-cell table:style-name="ce1" office:value-type="float" office:value="1.74396">
            <text:p>1,74396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float" office:value="3102644">
            <text:p>3102644</text:p>
          </table:table-cell>
          <table:table-cell office:value-type="float" office:value="5386">
            <text:p>5386</text:p>
          </table:table-cell>
          <table:table-cell table:style-name="ce1" office:value-type="float" office:value="1.73593">
            <text:p>1,73593</text:p>
          </table:table-cell>
        </table:table-row>
        <table:table-row table:style-name="ro1">
          <table:table-cell office:value-type="string">
            <text:p>Minsk</text:p>
          </table:table-cell>
          <table:table-cell office:value-type="float" office:value="1742123">
            <text:p>1742123</text:p>
          </table:table-cell>
          <table:table-cell office:value-type="float" office:value="3010">
            <text:p>3010</text:p>
          </table:table-cell>
          <table:table-cell table:style-name="ce1" office:value-type="float" office:value="1.72777">
            <text:p>1,72777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float" office:value="2300664">
            <text:p>2300664</text:p>
          </table:table-cell>
          <table:table-cell office:value-type="float" office:value="3974">
            <text:p>3974</text:p>
          </table:table-cell>
          <table:table-cell table:style-name="ce1" office:value-type="float" office:value="1.72732">
            <text:p>1,72732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float" office:value="4394585">
            <text:p>4394585</text:p>
          </table:table-cell>
          <table:table-cell office:value-type="float" office:value="7242">
            <text:p>7242</text:p>
          </table:table-cell>
          <table:table-cell table:style-name="ce1" office:value-type="float" office:value="1.64793">
            <text:p>1,64793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table:style-name="ce1" office:value-type="float" office:value="1.60358">
            <text:p>1,60358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table:style-name="ce1" office:value-type="float" office:value="1.60358">
            <text:p>1,60358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float" office:value="603851">
            <text:p>603851</text:p>
          </table:table-cell>
          <table:table-cell office:value-type="float" office:value="964">
            <text:p>964</text:p>
          </table:table-cell>
          <table:table-cell table:style-name="ce1" office:value-type="float" office:value="1.59642">
            <text:p>1,59642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3547809">
            <text:p>3547809</text:p>
          </table:table-cell>
          <table:table-cell office:value-type="float" office:value="5656">
            <text:p>5656</text:p>
          </table:table-cell>
          <table:table-cell table:style-name="ce1" office:value-type="float" office:value="1.59422">
            <text:p>1,59422</text:p>
          </table:table-cell>
        </table:table-row>
        <table:table-row table:style-name="ro1">
          <table:table-cell office:value-type="string">
            <text:p>Frankfurt Am Main</text:p>
          </table:table-cell>
          <table:table-cell office:value-type="float" office:value="650000">
            <text:p>650000</text:p>
          </table:table-cell>
          <table:table-cell office:value-type="float" office:value="1025">
            <text:p>1025</text:p>
          </table:table-cell>
          <table:table-cell table:style-name="ce1" office:value-type="float" office:value="1.57692">
            <text:p>1,57692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float" office:value="2027712">
            <text:p>2027712</text:p>
          </table:table-cell>
          <table:table-cell office:value-type="float" office:value="3119">
            <text:p>3119</text:p>
          </table:table-cell>
          <table:table-cell table:style-name="ce1" office:value-type="float" office:value="1.53818">
            <text:p>1,53818</text:p>
          </table:table-cell>
        </table:table-row>
        <table:table-row table:style-name="ro1">
          <table:table-cell office:value-type="string">
            <text:p>Vilnius</text:p>
          </table:table-cell>
          <table:table-cell office:value-type="float" office:value="542381">
            <text:p>542381</text:p>
          </table:table-cell>
          <table:table-cell office:value-type="float" office:value="834">
            <text:p>834</text:p>
          </table:table-cell>
          <table:table-cell table:style-name="ce1" office:value-type="float" office:value="1.53766">
            <text:p>1,53766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float" office:value="1651676">
            <text:p>1651676</text:p>
          </table:table-cell>
          <table:table-cell office:value-type="float" office:value="2523">
            <text:p>2523</text:p>
          </table:table-cell>
          <table:table-cell table:style-name="ce1" office:value-type="float" office:value="1.52753">
            <text:p>1,52753</text:p>
          </table:table-cell>
        </table:table-row>
        <table:table-row table:style-name="ro1">
          <table:table-cell office:value-type="string">
            <text:p>Tucson</text:p>
          </table:table-cell>
          <table:table-cell office:value-type="float" office:value="518907">
            <text:p>518907</text:p>
          </table:table-cell>
          <table:table-cell office:value-type="float" office:value="774">
            <text:p>774</text:p>
          </table:table-cell>
          <table:table-cell table:style-name="ce1" office:value-type="float" office:value="1.49159">
            <text:p>1,49159</text:p>
          </table:table-cell>
        </table:table-row>
        <table:table-row table:style-name="ro1">
          <table:table-cell office:value-type="string">
            <text:p>Leipzig</text:p>
          </table:table-cell>
          <table:table-cell office:value-type="float" office:value="492637">
            <text:p>492637</text:p>
          </table:table-cell>
          <table:table-cell office:value-type="float" office:value="734">
            <text:p>734</text:p>
          </table:table-cell>
          <table:table-cell table:style-name="ce1" office:value-type="float" office:value="1.48994">
            <text:p>1,48994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float" office:value="579180">
            <text:p>579180</text:p>
          </table:table-cell>
          <table:table-cell office:value-type="float" office:value="848">
            <text:p>848</text:p>
          </table:table-cell>
          <table:table-cell table:style-name="ce1" office:value-type="float" office:value="1.46413">
            <text:p>1,46413</text:p>
          </table:table-cell>
        </table:table-row>
        <table:table-row table:style-name="ro1">
          <table:table-cell office:value-type="string">
            <text:p>Cologne</text:p>
          </table:table-cell>
          <table:table-cell office:value-type="float" office:value="968823">
            <text:p>968823</text:p>
          </table:table-cell>
          <table:table-cell office:value-type="float" office:value="1409">
            <text:p>1409</text:p>
          </table:table-cell>
          <table:table-cell table:style-name="ce1" office:value-type="float" office:value="1.45434">
            <text:p>1,45434</text:p>
          </table:table-cell>
        </table:table-row>
        <table:table-row table:style-name="ro1">
          <table:table-cell office:value-type="string">
            <text:p>Calgary</text:p>
          </table:table-cell>
          <table:table-cell office:value-type="float" office:value="968475">
            <text:p>968475</text:p>
          </table:table-cell>
          <table:table-cell office:value-type="float" office:value="1393">
            <text:p>1393</text:p>
          </table:table-cell>
          <table:table-cell table:style-name="ce1" office:value-type="float" office:value="1.43834">
            <text:p>1,43834</text:p>
          </table:table-cell>
        </table:table-row>
        <table:table-row table:style-name="ro1">
          <table:table-cell office:value-type="string">
            <text:p>Sheffield</text:p>
          </table:table-cell>
          <table:table-cell office:value-type="float" office:value="447048">
            <text:p>447048</text:p>
          </table:table-cell>
          <table:table-cell office:value-type="float" office:value="642">
            <text:p>642</text:p>
          </table:table-cell>
          <table:table-cell table:style-name="ce1" office:value-type="float" office:value="1.43608">
            <text:p>1,43608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float" office:value="3268513">
            <text:p>3268513</text:p>
          </table:table-cell>
          <table:table-cell office:value-type="float" office:value="4639">
            <text:p>4639</text:p>
          </table:table-cell>
          <table:table-cell table:style-name="ce1" office:value-type="float" office:value="1.41929">
            <text:p>1,41929</text:p>
          </table:table-cell>
        </table:table-row>
        <table:table-row table:style-name="ro1">
          <table:table-cell office:value-type="string">
            <text:p>Brisbane</text:p>
          </table:table-cell>
          <table:table-cell office:value-type="float" office:value="1843459">
            <text:p>1843459</text:p>
          </table:table-cell>
          <table:table-cell office:value-type="float" office:value="2481">
            <text:p>2481</text:p>
          </table:table-cell>
          <table:table-cell table:style-name="ce1" office:value-type="float" office:value="1.34583">
            <text:p>1,34583</text:p>
          </table:table-cell>
        </table:table-row>
        <table:table-row table:style-name="ro1">
          <table:table-cell office:value-type="string">
            <text:p>Kiev</text:p>
          </table:table-cell>
          <table:table-cell office:value-type="float" office:value="2514227">
            <text:p>2514227</text:p>
          </table:table-cell>
          <table:table-cell office:value-type="float" office:value="3270">
            <text:p>3270</text:p>
          </table:table-cell>
          <table:table-cell table:style-name="ce1" office:value-type="float" office:value="1.30059">
            <text:p>1,30059</text:p>
          </table:table-cell>
        </table:table-row>
        <table:table-row table:style-name="ro1">
          <table:table-cell office:value-type="string">
            <text:p>Zagreb</text:p>
          </table:table-cell>
          <table:table-cell office:value-type="float" office:value="698967">
            <text:p>698967</text:p>
          </table:table-cell>
          <table:table-cell office:value-type="float" office:value="902">
            <text:p>902</text:p>
          </table:table-cell>
          <table:table-cell table:style-name="ce1" office:value-type="float" office:value="1.29047">
            <text:p>1,29047</text:p>
          </table:table-cell>
        </table:table-row>
        <table:table-row table:style-name="ro1">
          <table:table-cell office:value-type="string">
            <text:p>Taipei</text:p>
          </table:table-cell>
          <table:table-cell office:value-type="float" office:value="2514794">
            <text:p>2514794</text:p>
          </table:table-cell>
          <table:table-cell office:value-type="float" office:value="3240">
            <text:p>3240</text:p>
          </table:table-cell>
          <table:table-cell table:style-name="ce1" office:value-type="float" office:value="1.28837">
            <text:p>1,28837</text:p>
          </table:table-cell>
        </table:table-row>
        <table:table-row table:style-name="ro1">
          <table:table-cell office:value-type="string">
            <text:p>Budapest</text:p>
          </table:table-cell>
          <table:table-cell office:value-type="float" office:value="1708088">
            <text:p>1708088</text:p>
          </table:table-cell>
          <table:table-cell office:value-type="float" office:value="2184">
            <text:p>2184</text:p>
          </table:table-cell>
          <table:table-cell table:style-name="ce1" office:value-type="float" office:value="1.27862">
            <text:p>1,27862</text:p>
          </table:table-cell>
        </table:table-row>
        <table:table-row table:style-name="ro1">
          <table:table-cell office:value-type="string">
            <text:p>Colombo</text:p>
          </table:table-cell>
          <table:table-cell office:value-type="float" office:value="648119">
            <text:p>648119</text:p>
          </table:table-cell>
          <table:table-cell office:value-type="float" office:value="828">
            <text:p>828</text:p>
          </table:table-cell>
          <table:table-cell table:style-name="ce1" office:value-type="float" office:value="1.27754">
            <text:p>1,27754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float" office:value="984336">
            <text:p>984336</text:p>
          </table:table-cell>
          <table:table-cell office:value-type="float" office:value="1243">
            <text:p>1243</text:p>
          </table:table-cell>
          <table:table-cell table:style-name="ce1" office:value-type="float" office:value="1.26278">
            <text:p>1,26278</text:p>
          </table:table-cell>
        </table:table-row>
        <table:table-row table:style-name="ro1">
          <table:table-cell office:value-type="string">
            <text:p>Albuquerque</text:p>
          </table:table-cell>
          <table:table-cell office:value-type="float" office:value="487378">
            <text:p>487378</text:p>
          </table:table-cell>
          <table:table-cell office:value-type="float" office:value="606">
            <text:p>606</text:p>
          </table:table-cell>
          <table:table-cell table:style-name="ce1" office:value-type="float" office:value="1.24338">
            <text:p>1,24338</text:p>
          </table:table-cell>
        </table:table-row>
        <table:table-row table:style-name="ro1">
          <table:table-cell office:value-type="string">
            <text:p>Cluj</text:p>
          </table:table-cell>
          <table:table-cell office:value-type="float" office:value="692149">
            <text:p>692149</text:p>
          </table:table-cell>
          <table:table-cell office:value-type="float" office:value="855">
            <text:p>855</text:p>
          </table:table-cell>
          <table:table-cell table:style-name="ce1" office:value-type="float" office:value="1.23528">
            <text:p>1,23528</text:p>
          </table:table-cell>
        </table:table-row>
        <table:table-row table:style-name="ro1">
          <table:table-cell office:value-type="string">
            <text:p>Kathmandu</text:p>
          </table:table-cell>
          <table:table-cell office:value-type="float" office:value="790612">
            <text:p>790612</text:p>
          </table:table-cell>
          <table:table-cell office:value-type="float" office:value="965">
            <text:p>965</text:p>
          </table:table-cell>
          <table:table-cell table:style-name="ce1" office:value-type="float" office:value="1.22057">
            <text:p>1,22057</text:p>
          </table:table-cell>
        </table:table-row>
        <table:table-row table:style-name="ro1">
          <table:table-cell office:value-type="string">
            <text:p>Phoenix</text:p>
          </table:table-cell>
          <table:table-cell office:value-type="float" office:value="1428509">
            <text:p>1428509</text:p>
          </table:table-cell>
          <table:table-cell office:value-type="float" office:value="1726">
            <text:p>1726</text:p>
          </table:table-cell>
          <table:table-cell table:style-name="ce1" office:value-type="float" office:value="1.20825">
            <text:p>1,20825</text:p>
          </table:table-cell>
        </table:table-row>
        <table:table-row table:style-name="ro1">
          <table:table-cell office:value-type="string">
            <text:p>Belfast</text:p>
          </table:table-cell>
          <table:table-cell office:value-type="float" office:value="585994">
            <text:p>585994</text:p>
          </table:table-cell>
          <table:table-cell office:value-type="float" office:value="700">
            <text:p>700</text:p>
          </table:table-cell>
          <table:table-cell table:style-name="ce1" office:value-type="float" office:value="1.19455">
            <text:p>1,19455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float" office:value="1019022">
            <text:p>1019022</text:p>
          </table:table-cell>
          <table:table-cell office:value-type="float" office:value="1215">
            <text:p>1215</text:p>
          </table:table-cell>
          <table:table-cell table:style-name="ce1" office:value-type="float" office:value="1.19231">
            <text:p>1,19231</text:p>
          </table:table-cell>
        </table:table-row>
        <table:table-row table:style-name="ro1">
          <table:table-cell office:value-type="string">
            <text:p>Edmonton</text:p>
          </table:table-cell>
          <table:table-cell office:value-type="float" office:value="822319">
            <text:p>822319</text:p>
          </table:table-cell>
          <table:table-cell office:value-type="float" office:value="977">
            <text:p>977</text:p>
          </table:table-cell>
          <table:table-cell table:style-name="ce1" office:value-type="float" office:value="1.1881">
            <text:p>1,18810</text:p>
          </table:table-cell>
        </table:table-row>
        <table:table-row table:style-name="ro1">
          <table:table-cell office:value-type="string">
            <text:p>Islamabad</text:p>
          </table:table-cell>
          <table:table-cell office:value-type="float" office:value="601600">
            <text:p>601600</text:p>
          </table:table-cell>
          <table:table-cell office:value-type="float" office:value="705">
            <text:p>705</text:p>
          </table:table-cell>
          <table:table-cell table:style-name="ce1" office:value-type="float" office:value="1.17187">
            <text:p>1,17187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float" office:value="884941">
            <text:p>884941</text:p>
          </table:table-cell>
          <table:table-cell office:value-type="float" office:value="1016">
            <text:p>1016</text:p>
          </table:table-cell>
          <table:table-cell table:style-name="ce1" office:value-type="float" office:value="1.14809">
            <text:p>1,14809</text:p>
          </table:table-cell>
        </table:table-row>
        <table:table-row table:style-name="ro1">
          <table:table-cell office:value-type="string">
            <text:p>Yogyakarta</text:p>
          </table:table-cell>
          <table:table-cell office:value-type="float" office:value="636711">
            <text:p>636711</text:p>
          </table:table-cell>
          <table:table-cell office:value-type="float" office:value="723">
            <text:p>723</text:p>
          </table:table-cell>
          <table:table-cell table:style-name="ce1" office:value-type="float" office:value="1.13552">
            <text:p>1,13552</text:p>
          </table:table-cell>
        </table:table-row>
        <table:table-row table:style-name="ro1">
          <table:table-cell office:value-type="string">
            <text:p>Milan</text:p>
          </table:table-cell>
          <table:table-cell office:value-type="float" office:value="1156903">
            <text:p>1156903</text:p>
          </table:table-cell>
          <table:table-cell office:value-type="float" office:value="1234">
            <text:p>1234</text:p>
          </table:table-cell>
          <table:table-cell table:style-name="ce1" office:value-type="float" office:value="1.06664">
            <text:p>1,06664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float" office:value="459805">
            <text:p>459805</text:p>
          </table:table-cell>
          <table:table-cell office:value-type="float" office:value="485">
            <text:p>485</text:p>
          </table:table-cell>
          <table:table-cell table:style-name="ce1" office:value-type="float" office:value="1.05479">
            <text:p>1,05479</text:p>
          </table:table-cell>
        </table:table-row>
        <table:table-row table:style-name="ro1">
          <table:table-cell office:value-type="string">
            <text:p>Bandung</text:p>
          </table:table-cell>
          <table:table-cell office:value-type="float" office:value="1699822">
            <text:p>1699822</text:p>
          </table:table-cell>
          <table:table-cell office:value-type="float" office:value="1761">
            <text:p>1761</text:p>
          </table:table-cell>
          <table:table-cell table:style-name="ce1" office:value-type="float" office:value="1.03599">
            <text:p>1,03599</text:p>
          </table:table-cell>
        </table:table-row>
        <table:table-row table:style-name="ro1">
          <table:table-cell office:value-type="string">
            <text:p>Bremen</text:p>
          </table:table-cell>
          <table:table-cell office:value-type="float" office:value="546429">
            <text:p>546429</text:p>
          </table:table-cell>
          <table:table-cell office:value-type="float" office:value="562">
            <text:p>562</text:p>
          </table:table-cell>
          <table:table-cell table:style-name="ce1" office:value-type="float" office:value="1.02849">
            <text:p>1,02849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float" office:value="468946">
            <text:p>468946</text:p>
          </table:table-cell>
          <table:table-cell office:value-type="float" office:value="468">
            <text:p>468</text:p>
          </table:table-cell>
          <table:table-cell table:style-name="ce1" office:value-type="float" office:value="0.99798">
            <text:p>0,99798</text:p>
          </table:table-cell>
        </table:table-row>
        <table:table-row table:style-name="ro1">
          <table:table-cell office:value-type="string">
            <text:p>Campinas</text:p>
          </table:table-cell>
          <table:table-cell office:value-type="float" office:value="1031573">
            <text:p>1031573</text:p>
          </table:table-cell>
          <table:table-cell office:value-type="float" office:value="1028">
            <text:p>1028</text:p>
          </table:table-cell>
          <table:table-cell table:style-name="ce1" office:value-type="float" office:value="0.99653">
            <text:p>0,99653</text:p>
          </table:table-cell>
        </table:table-row>
        <table:table-row table:style-name="ro1">
          <table:table-cell office:value-type="string">
            <text:p>Riga</text:p>
          </table:table-cell>
          <table:table-cell office:value-type="float" office:value="742570">
            <text:p>742570</text:p>
          </table:table-cell>
          <table:table-cell office:value-type="float" office:value="735">
            <text:p>735</text:p>
          </table:table-cell>
          <table:table-cell table:style-name="ce1" office:value-type="float" office:value="0.9898">
            <text:p>0,98980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float" office:value="10381288">
            <text:p>10381288</text:p>
          </table:table-cell>
          <table:table-cell office:value-type="float" office:value="10179">
            <text:p>10179</text:p>
          </table:table-cell>
          <table:table-cell table:style-name="ce1" office:value-type="float" office:value="0.98051">
            <text:p>0,98051</text:p>
          </table:table-cell>
        </table:table-row>
        <table:table-row table:style-name="ro1">
          <table:table-cell office:value-type="string">
            <text:p>Belgrade</text:p>
          </table:table-cell>
          <table:table-cell office:value-type="float" office:value="1115200">
            <text:p>1115200</text:p>
          </table:table-cell>
          <table:table-cell office:value-type="float" office:value="1051">
            <text:p>1051</text:p>
          </table:table-cell>
          <table:table-cell table:style-name="ce1" office:value-type="float" office:value="0.94243">
            <text:p>0,94243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float" office:value="1137376">
            <text:p>1137376</text:p>
          </table:table-cell>
          <table:table-cell office:value-type="float" office:value="1057">
            <text:p>1057</text:p>
          </table:table-cell>
          <table:table-cell table:style-name="ce1" office:value-type="float" office:value="0.92933">
            <text:p>0,92933</text:p>
          </table:table-cell>
        </table:table-row>
        <table:table-row table:style-name="ro1">
          <table:table-cell office:value-type="string">
            <text:p>Xiamen</text:p>
          </table:table-cell>
          <table:table-cell office:value-type="float" office:value="578337">
            <text:p>578337</text:p>
          </table:table-cell>
          <table:table-cell office:value-type="float" office:value="510">
            <text:p>510</text:p>
          </table:table-cell>
          <table:table-cell table:style-name="ce1" office:value-type="float" office:value="0.88183">
            <text:p>0,88183</text:p>
          </table:table-cell>
        </table:table-row>
        <table:table-row table:style-name="ro1">
          <table:table-cell office:value-type="string">
            <text:p>Perth</text:p>
          </table:table-cell>
          <table:table-cell office:value-type="float" office:value="1446715">
            <text:p>1446715</text:p>
          </table:table-cell>
          <table:table-cell office:value-type="float" office:value="1271">
            <text:p>1271</text:p>
          </table:table-cell>
          <table:table-cell table:style-name="ce1" office:value-type="float" office:value="0.87854">
            <text:p>0,87854</text:p>
          </table:table-cell>
        </table:table-row>
        <table:table-row table:style-name="ro1">
          <table:table-cell office:value-type="string">
            <text:p>Chandigarh</text:p>
          </table:table-cell>
          <table:table-cell office:value-type="float" office:value="914374">
            <text:p>914374</text:p>
          </table:table-cell>
          <table:table-cell office:value-type="float" office:value="796">
            <text:p>796</text:p>
          </table:table-cell>
          <table:table-cell table:style-name="ce1" office:value-type="float" office:value="0.87054">
            <text:p>0,87054</text:p>
          </table:table-cell>
        </table:table-row>
        <table:table-row table:style-name="ro1">
          <table:table-cell office:value-type="string">
            <text:p>Winnipeg</text:p>
          </table:table-cell>
          <table:table-cell office:value-type="float" office:value="632069">
            <text:p>632069</text:p>
          </table:table-cell>
          <table:table-cell office:value-type="float" office:value="537">
            <text:p>537</text:p>
          </table:table-cell>
          <table:table-cell table:style-name="ce1" office:value-type="float" office:value="0.84959">
            <text:p>0,84959</text:p>
          </table:table-cell>
        </table:table-row>
        <table:table-row table:style-name="ro1">
          <table:table-cell office:value-type="string">
            <text:p>Guangzhou</text:p>
          </table:table-cell>
          <table:table-cell office:value-type="float" office:value="3152825">
            <text:p>3152825</text:p>
          </table:table-cell>
          <table:table-cell office:value-type="float" office:value="2603">
            <text:p>2603</text:p>
          </table:table-cell>
          <table:table-cell table:style-name="ce1" office:value-type="float" office:value="0.8256">
            <text:p>0,82560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973208">
            <text:p>973208</text:p>
          </table:table-cell>
          <table:table-cell office:value-type="float" office:value="767">
            <text:p>767</text:p>
          </table:table-cell>
          <table:table-cell table:style-name="ce1" office:value-type="float" office:value="0.78811">
            <text:p>0,78811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float" office:value="449878">
            <text:p>449878</text:p>
          </table:table-cell>
          <table:table-cell office:value-type="float" office:value="354">
            <text:p>354</text:p>
          </table:table-cell>
          <table:table-cell table:style-name="ce1" office:value-type="float" office:value="0.78687">
            <text:p>0,78687</text:p>
          </table:table-cell>
        </table:table-row>
        <table:table-row table:style-name="ro1">
          <table:table-cell office:value-type="string">
            <text:p>Hamilton</text:p>
          </table:table-cell>
          <table:table-cell office:value-type="float" office:value="653637">
            <text:p>653637</text:p>
          </table:table-cell>
          <table:table-cell office:value-type="float" office:value="511">
            <text:p>511</text:p>
          </table:table-cell>
          <table:table-cell table:style-name="ce1" office:value-type="float" office:value="0.78177">
            <text:p>0,78177</text:p>
          </table:table-cell>
        </table:table-row>
        <table:table-row table:style-name="ro1">
          <table:table-cell office:value-type="string">
            <text:p>Adelaide</text:p>
          </table:table-cell>
          <table:table-cell office:value-type="float" office:value="1074168">
            <text:p>1074168</text:p>
          </table:table-cell>
          <table:table-cell office:value-type="float" office:value="822">
            <text:p>822</text:p>
          </table:table-cell>
          <table:table-cell table:style-name="ce1" office:value-type="float" office:value="0.76524">
            <text:p>0,76524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table:style-name="ce1" office:value-type="float" office:value="0.75151">
            <text:p>0,75151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table:style-name="ce1" office:value-type="float" office:value="0.75151">
            <text:p>0,75151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float" office:value="14608512">
            <text:p>14608512</text:p>
          </table:table-cell>
          <table:table-cell office:value-type="float" office:value="10933">
            <text:p>10933</text:p>
          </table:table-cell>
          <table:table-cell table:style-name="ce1" office:value-type="float" office:value="0.74839">
            <text:p>0,74839</text:p>
          </table:table-cell>
        </table:table-row>
        <table:table-row table:style-name="ro1">
          <table:table-cell office:value-type="string">
            <text:p>Sevilla</text:p>
          </table:table-cell>
          <table:table-cell office:value-type="float" office:value="686647">
            <text:p>686647</text:p>
          </table:table-cell>
          <table:table-cell office:value-type="float" office:value="511">
            <text:p>511</text:p>
          </table:table-cell>
          <table:table-cell table:style-name="ce1" office:value-type="float" office:value="0.74419">
            <text:p>0,74419</text:p>
          </table:table-cell>
        </table:table-row>
        <table:table-row table:style-name="ro1">
          <table:table-cell office:value-type="string">
            <text:p>Cebu City</text:p>
          </table:table-cell>
          <table:table-cell office:value-type="float" office:value="799768">
            <text:p>799768</text:p>
          </table:table-cell>
          <table:table-cell office:value-type="float" office:value="592">
            <text:p>592</text:p>
          </table:table-cell>
          <table:table-cell table:style-name="ce1" office:value-type="float" office:value="0.74021">
            <text:p>0,74021</text:p>
          </table:table-cell>
        </table:table-row>
        <table:table-row table:style-name="ro1">
          <table:table-cell office:value-type="string">
            <text:p>Kochi</text:p>
          </table:table-cell>
          <table:table-cell office:value-type="float" office:value="604751">
            <text:p>604751</text:p>
          </table:table-cell>
          <table:table-cell office:value-type="float" office:value="447">
            <text:p>447</text:p>
          </table:table-cell>
          <table:table-cell table:style-name="ce1" office:value-type="float" office:value="0.73914">
            <text:p>0,73914</text:p>
          </table:table-cell>
        </table:table-row>
        <table:table-row table:style-name="ro1">
          <table:table-cell office:value-type="string">
            <text:p>Jacksonville</text:p>
          </table:table-cell>
          <table:table-cell office:value-type="float" office:value="797557">
            <text:p>797557</text:p>
          </table:table-cell>
          <table:table-cell office:value-type="float" office:value="585">
            <text:p>585</text:p>
          </table:table-cell>
          <table:table-cell table:style-name="ce1" office:value-type="float" office:value="0.73348">
            <text:p>0,73348</text:p>
          </table:table-cell>
        </table:table-row>
        <table:table-row table:style-name="ro1">
          <table:table-cell office:value-type="string">
            <text:p>Coimbatore</text:p>
          </table:table-cell>
          <table:table-cell office:value-type="float" office:value="959823">
            <text:p>959823</text:p>
          </table:table-cell>
          <table:table-cell office:value-type="float" office:value="669">
            <text:p>669</text:p>
          </table:table-cell>
          <table:table-cell table:style-name="ce1" office:value-type="float" office:value="0.697">
            <text:p>0,69700</text:p>
          </table:table-cell>
        </table:table-row>
        <table:table-row table:style-name="ro1">
          <table:table-cell office:value-type="string">
            <text:p>Novosibirsk</text:p>
          </table:table-cell>
          <table:table-cell office:value-type="float" office:value="1419016">
            <text:p>1419016</text:p>
          </table:table-cell>
          <table:table-cell office:value-type="float" office:value="978">
            <text:p>978</text:p>
          </table:table-cell>
          <table:table-cell table:style-name="ce1" office:value-type="float" office:value="0.6892">
            <text:p>0,68920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table:style-name="ce1" office:value-type="float" office:value="0.67989">
            <text:p>0,67989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table:style-name="ce1" office:value-type="float" office:value="0.67989">
            <text:p>0,67989</text:p>
          </table:table-cell>
        </table:table-row>
        <table:table-row table:style-name="ro1">
          <table:table-cell office:value-type="string">
            <text:p>Malang</text:p>
          </table:table-cell>
          <table:table-cell office:value-type="float" office:value="746780">
            <text:p>746780</text:p>
          </table:table-cell>
          <table:table-cell office:value-type="float" office:value="507">
            <text:p>507</text:p>
          </table:table-cell>
          <table:table-cell table:style-name="ce1" office:value-type="float" office:value="0.67891">
            <text:p>0,67891</text:p>
          </table:table-cell>
        </table:table-row>
        <table:table-row table:style-name="ro1">
          <table:table-cell office:value-type="string">
            <text:p>Montevideo</text:p>
          </table:table-cell>
          <table:table-cell office:value-type="float" office:value="1305865">
            <text:p>1305865</text:p>
          </table:table-cell>
          <table:table-cell office:value-type="float" office:value="875">
            <text:p>875</text:p>
          </table:table-cell>
          <table:table-cell table:style-name="ce1" office:value-type="float" office:value="0.67005">
            <text:p>0,67005</text:p>
          </table:table-cell>
        </table:table-row>
        <table:table-row table:style-name="ro1">
          <table:table-cell office:value-type="string">
            <text:p>Curitiba</text:p>
          </table:table-cell>
          <table:table-cell office:value-type="float" office:value="1718433">
            <text:p>1718433</text:p>
          </table:table-cell>
          <table:table-cell office:value-type="float" office:value="1140">
            <text:p>1140</text:p>
          </table:table-cell>
          <table:table-cell table:style-name="ce1" office:value-type="float" office:value="0.66339">
            <text:p>0,66339</text:p>
          </table:table-cell>
        </table:table-row>
        <table:table-row table:style-name="ro1">
          <table:table-cell office:value-type="string">
            <text:p>Joinville</text:p>
          </table:table-cell>
          <table:table-cell office:value-type="float" office:value="461312">
            <text:p>461312</text:p>
          </table:table-cell>
          <table:table-cell office:value-type="float" office:value="305">
            <text:p>305</text:p>
          </table:table-cell>
          <table:table-cell table:style-name="ce1" office:value-type="float" office:value="0.66115">
            <text:p>0,66115</text:p>
          </table:table-cell>
        </table:table-row>
        <table:table-row table:style-name="ro1">
          <table:table-cell office:value-type="string">
            <text:p>Tomsk</text:p>
          </table:table-cell>
          <table:table-cell office:value-type="float" office:value="485523">
            <text:p>485523</text:p>
          </table:table-cell>
          <table:table-cell office:value-type="float" office:value="310">
            <text:p>310</text:p>
          </table:table-cell>
          <table:table-cell table:style-name="ce1" office:value-type="float" office:value="0.63848">
            <text:p>0,63848</text:p>
          </table:table-cell>
        </table:table-row>
        <table:table-row table:style-name="ro1">
          <table:table-cell office:value-type="string">
            <text:p>Lisboa</text:p>
          </table:table-cell>
          <table:table-cell office:value-type="float" office:value="564477">
            <text:p>564477</text:p>
          </table:table-cell>
          <table:table-cell office:value-type="float" office:value="358">
            <text:p>358</text:p>
          </table:table-cell>
          <table:table-cell table:style-name="ce1" office:value-type="float" office:value="0.63421">
            <text:p>0,63421</text:p>
          </table:table-cell>
        </table:table-row>
        <table:table-row table:style-name="ro1">
          <table:table-cell office:value-type="string">
            <text:p>Recife</text:p>
          </table:table-cell>
          <table:table-cell office:value-type="float" office:value="1478118">
            <text:p>1478118</text:p>
          </table:table-cell>
          <table:table-cell office:value-type="float" office:value="935">
            <text:p>935</text:p>
          </table:table-cell>
          <table:table-cell table:style-name="ce1" office:value-type="float" office:value="0.63256">
            <text:p>0,63256</text:p>
          </table:table-cell>
        </table:table-row>
        <table:table-row table:style-name="ro1">
          <table:table-cell office:value-type="string">
            <text:p>Skopje</text:p>
          </table:table-cell>
          <table:table-cell office:value-type="float" office:value="474887">
            <text:p>474887</text:p>
          </table:table-cell>
          <table:table-cell office:value-type="float" office:value="300">
            <text:p>300</text:p>
          </table:table-cell>
          <table:table-cell table:style-name="ce1" office:value-type="float" office:value="0.63172">
            <text:p>0,63172</text:p>
          </table:table-cell>
        </table:table-row>
        <table:table-row table:style-name="ro1">
          <table:table-cell office:value-type="string">
            <text:p>Natal</text:p>
          </table:table-cell>
          <table:table-cell office:value-type="float" office:value="763057">
            <text:p>763057</text:p>
          </table:table-cell>
          <table:table-cell office:value-type="float" office:value="477">
            <text:p>477</text:p>
          </table:table-cell>
          <table:table-cell table:style-name="ce1" office:value-type="float" office:value="0.62511">
            <text:p>0,62511</text:p>
          </table:table-cell>
        </table:table-row>
        <table:table-row table:style-name="ro1">
          <table:table-cell office:value-type="string">
            <text:p>Zhuhai</text:p>
          </table:table-cell>
          <table:table-cell office:value-type="float" office:value="501199">
            <text:p>501199</text:p>
          </table:table-cell>
          <table:table-cell office:value-type="float" office:value="308">
            <text:p>308</text:p>
          </table:table-cell>
          <table:table-cell table:style-name="ce1" office:value-type="float" office:value="0.61452">
            <text:p>0,61452</text:p>
          </table:table-cell>
        </table:table-row>
        <table:table-row table:style-name="ro1">
          <table:table-cell office:value-type="string">
            <text:p>Nanjing</text:p>
          </table:table-cell>
          <table:table-cell office:value-type="float" office:value="3087010">
            <text:p>3087010</text:p>
          </table:table-cell>
          <table:table-cell office:value-type="float" office:value="1877">
            <text:p>1877</text:p>
          </table:table-cell>
          <table:table-cell table:style-name="ce1" office:value-type="float" office:value="0.60803">
            <text:p>0,60803</text:p>
          </table:table-cell>
        </table:table-row>
        <table:table-row table:style-name="ro1">
          <table:table-cell office:value-type="string">
            <text:p>Fresno</text:p>
          </table:table-cell>
          <table:table-cell office:value-type="float" office:value="465183">
            <text:p>465183</text:p>
          </table:table-cell>
          <table:table-cell office:value-type="float" office:value="277">
            <text:p>277</text:p>
          </table:table-cell>
          <table:table-cell table:style-name="ce1" office:value-type="float" office:value="0.59546">
            <text:p>0,59546</text:p>
          </table:table-cell>
        </table:table-row>
        <table:table-row table:style-name="ro1">
          <table:table-cell office:value-type="string">
            <text:p>Zaragoza</text:p>
          </table:table-cell>
          <table:table-cell office:value-type="float" office:value="635509">
            <text:p>635509</text:p>
          </table:table-cell>
          <table:table-cell office:value-type="float" office:value="366">
            <text:p>366</text:p>
          </table:table-cell>
          <table:table-cell table:style-name="ce1" office:value-type="float" office:value="0.57591">
            <text:p>0,57591</text:p>
          </table:table-cell>
        </table:table-row>
        <table:table-row table:style-name="ro1">
          <table:table-cell office:value-type="string">
            <text:p>Kharkiv</text:p>
          </table:table-cell>
          <table:table-cell office:value-type="float" office:value="1430885">
            <text:p>1430885</text:p>
          </table:table-cell>
          <table:table-cell office:value-type="float" office:value="823">
            <text:p>823</text:p>
          </table:table-cell>
          <table:table-cell table:style-name="ce1" office:value-type="float" office:value="0.57516">
            <text:p>0,57516</text:p>
          </table:table-cell>
        </table:table-row>
        <table:table-row table:style-name="ro1">
          <table:table-cell office:value-type="string">
            <text:p>Wroclaw</text:p>
          </table:table-cell>
          <table:table-cell office:value-type="float" office:value="634893">
            <text:p>634893</text:p>
          </table:table-cell>
          <table:table-cell office:value-type="float" office:value="363">
            <text:p>363</text:p>
          </table:table-cell>
          <table:table-cell table:style-name="ce1" office:value-type="float" office:value="0.57174">
            <text:p>0,57174</text:p>
          </table:table-cell>
        </table:table-row>
        <table:table-row table:style-name="ro1">
          <table:table-cell office:value-type="string">
            <text:p>Monterrey</text:p>
          </table:table-cell>
          <table:table-cell office:value-type="float" office:value="1122912">
            <text:p>1122912</text:p>
          </table:table-cell>
          <table:table-cell office:value-type="float" office:value="637">
            <text:p>637</text:p>
          </table:table-cell>
          <table:table-cell table:style-name="ce1" office:value-type="float" office:value="0.56727">
            <text:p>0,56727</text:p>
          </table:table-cell>
        </table:table-row>
        <table:table-row table:style-name="ro1">
          <table:table-cell office:value-type="string">
            <text:p>Dhaka</text:p>
          </table:table-cell>
          <table:table-cell office:value-type="float" office:value="6493177">
            <text:p>6493177</text:p>
          </table:table-cell>
          <table:table-cell office:value-type="float" office:value="3624">
            <text:p>3624</text:p>
          </table:table-cell>
          <table:table-cell table:style-name="ce1" office:value-type="float" office:value="0.55812">
            <text:p>0,55812</text:p>
          </table:table-cell>
        </table:table-row>
        <table:table-row table:style-name="ro1">
          <table:table-cell office:value-type="string">
            <text:p>Nairobi</text:p>
          </table:table-cell>
          <table:table-cell office:value-type="float" office:value="2750561">
            <text:p>2750561</text:p>
          </table:table-cell>
          <table:table-cell office:value-type="float" office:value="1535">
            <text:p>1535</text:p>
          </table:table-cell>
          <table:table-cell table:style-name="ce1" office:value-type="float" office:value="0.55806">
            <text:p>0,55806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float" office:value="792823">
            <text:p>792823</text:p>
          </table:table-cell>
          <table:table-cell office:value-type="float" office:value="438">
            <text:p>438</text:p>
          </table:table-cell>
          <table:table-cell table:style-name="ce1" office:value-type="float" office:value="0.55245">
            <text:p>0,55245</text:p>
          </table:table-cell>
        </table:table-row>
        <table:table-row table:style-name="ro1">
          <table:table-cell office:value-type="string">
            <text:p>Kingston</text:p>
          </table:table-cell>
          <table:table-cell office:value-type="float" office:value="583999">
            <text:p>583999</text:p>
          </table:table-cell>
          <table:table-cell office:value-type="float" office:value="319">
            <text:p>319</text:p>
          </table:table-cell>
          <table:table-cell table:style-name="ce1" office:value-type="float" office:value="0.54623">
            <text:p>0,54623</text:p>
          </table:table-cell>
        </table:table-row>
        <table:table-row table:style-name="ro1">
          <table:table-cell office:value-type="string">
            <text:p>Dortmund</text:p>
          </table:table-cell>
          <table:table-cell office:value-type="float" office:value="594255">
            <text:p>594255</text:p>
          </table:table-cell>
          <table:table-cell office:value-type="float" office:value="320">
            <text:p>320</text:p>
          </table:table-cell>
          <table:table-cell table:style-name="ce1" office:value-type="float" office:value="0.53848">
            <text:p>0,53848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float" office:value="10928270">
            <text:p>10928270</text:p>
          </table:table-cell>
          <table:table-cell office:value-type="float" office:value="5729">
            <text:p>5729</text:p>
          </table:table-cell>
          <table:table-cell table:style-name="ce1" office:value-type="float" office:value="0.52423">
            <text:p>0,52423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float" office:value="10323448">
            <text:p>10323448</text:p>
          </table:table-cell>
          <table:table-cell office:value-type="float" office:value="5383">
            <text:p>5383</text:p>
          </table:table-cell>
          <table:table-cell table:style-name="ce1" office:value-type="float" office:value="0.52143">
            <text:p>0,52143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float" office:value="2643736">
            <text:p>2643736</text:p>
          </table:table-cell>
          <table:table-cell office:value-type="float" office:value="1351">
            <text:p>1351</text:p>
          </table:table-cell>
          <table:table-cell table:style-name="ce1" office:value-type="float" office:value="0.51101">
            <text:p>0,51101</text:p>
          </table:table-cell>
        </table:table-row>
        <table:table-row table:style-name="ro1">
          <table:table-cell office:value-type="string">
            <text:p>Poznan</text:p>
          </table:table-cell>
          <table:table-cell office:value-type="float" office:value="570352">
            <text:p>570352</text:p>
          </table:table-cell>
          <table:table-cell office:value-type="float" office:value="285">
            <text:p>285</text:p>
          </table:table-cell>
          <table:table-cell table:style-name="ce1" office:value-type="float" office:value="0.49969">
            <text:p>0,49969</text:p>
          </table:table-cell>
        </table:table-row>
        <table:table-row table:style-name="ro1">
          <table:table-cell office:value-type="string">
            <text:p>Mexico <text:s/></text:p>
          </table:table-cell>
          <table:table-cell office:value-type="float" office:value="11285654">
            <text:p>11285654</text:p>
          </table:table-cell>
          <table:table-cell office:value-type="float" office:value="5614">
            <text:p>5614</text:p>
          </table:table-cell>
          <table:table-cell table:style-name="ce1" office:value-type="float" office:value="0.49744">
            <text:p>0,49744</text:p>
          </table:table-cell>
        </table:table-row>
        <table:table-row table:style-name="ro1"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float" office:value="1934">
            <text:p>1934</text:p>
          </table:table-cell>
          <table:table-cell table:style-name="ce1" office:value-type="float" office:value="0.48956">
            <text:p>0,48956</text:p>
          </table:table-cell>
        </table:table-row>
        <table:table-row table:style-name="ro1"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string">
            <text:p><text:s/>du 1934 </text:p>
          </table:table-cell>
          <table:table-cell table:style-name="ce1" office:value-type="float" office:value="0.48956">
            <text:p>0,48956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table:style-name="ce1" office:value-type="float" office:value="0.47917">
            <text:p>0,47917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table:style-name="ce1" office:value-type="float" office:value="0.47917">
            <text:p>0,4791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float" office:value="9797536">
            <text:p>9797536</text:p>
          </table:table-cell>
          <table:table-cell office:value-type="float" office:value="4643">
            <text:p>4643</text:p>
          </table:table-cell>
          <table:table-cell table:style-name="ce1" office:value-type="float" office:value="0.47389">
            <text:p>0,47389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table:style-name="ce1" office:value-type="float" office:value="0.47361">
            <text:p>0,47361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table:style-name="ce1" office:value-type="float" office:value="0.47361">
            <text:p>0,47361</text:p>
          </table:table-cell>
        </table:table-row>
        <table:table-row table:style-name="ro1">
          <table:table-cell office:value-type="string">
            <text:p>Nuremberg</text:p>
          </table:table-cell>
          <table:table-cell office:value-type="float" office:value="497593">
            <text:p>497593</text:p>
          </table:table-cell>
          <table:table-cell office:value-type="float" office:value="235">
            <text:p>235</text:p>
          </table:table-cell>
          <table:table-cell table:style-name="ce1" office:value-type="float" office:value="0.47227">
            <text:p>0,47227</text:p>
          </table:table-cell>
        </table:table-row>
        <table:table-row table:style-name="ro1">
          <table:table-cell office:value-type="string">
            <text:p>Johannesburg</text:p>
          </table:table-cell>
          <table:table-cell office:value-type="float" office:value="2026466">
            <text:p>2026466</text:p>
          </table:table-cell>
          <table:table-cell office:value-type="float" office:value="953">
            <text:p>953</text:p>
          </table:table-cell>
          <table:table-cell table:style-name="ce1" office:value-type="float" office:value="0.47027">
            <text:p>0,47027</text:p>
          </table:table-cell>
        </table:table-row>
        <table:table-row table:style-name="ro1">
          <table:table-cell office:value-type="string">
            <text:p>Suzhou</text:p>
          </table:table-cell>
          <table:table-cell office:value-type="float" office:value="1343091">
            <text:p>1343091</text:p>
          </table:table-cell>
          <table:table-cell office:value-type="float" office:value="611">
            <text:p>611</text:p>
          </table:table-cell>
          <table:table-cell table:style-name="ce1" office:value-type="float" office:value="0.45492">
            <text:p>0,45492</text:p>
          </table:table-cell>
        </table:table-row>
        <table:table-row table:style-name="ro1">
          <table:table-cell office:value-type="string">
            <text:p>Calicut</text:p>
          </table:table-cell>
          <table:table-cell office:value-type="float" office:value="439922">
            <text:p>439922</text:p>
          </table:table-cell>
          <table:table-cell office:value-type="float" office:value="199">
            <text:p>199</text:p>
          </table:table-cell>
          <table:table-cell table:style-name="ce1" office:value-type="float" office:value="0.45235">
            <text:p>0,45235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float" office:value="846489">
            <text:p>846489</text:p>
          </table:table-cell>
          <table:table-cell office:value-type="float" office:value="372">
            <text:p>372</text:p>
          </table:table-cell>
          <table:table-cell table:style-name="ce1" office:value-type="float" office:value="0.43946">
            <text:p>0,43946</text:p>
          </table:table-cell>
        </table:table-row>
        <table:table-row table:style-name="ro1">
          <table:table-cell office:value-type="string">
            <text:p>Guadalajara</text:p>
          </table:table-cell>
          <table:table-cell office:value-type="float" office:value="1640649">
            <text:p>1640649</text:p>
          </table:table-cell>
          <table:table-cell office:value-type="float" office:value="720">
            <text:p>720</text:p>
          </table:table-cell>
          <table:table-cell table:style-name="ce1" office:value-type="float" office:value="0.43885">
            <text:p>0,43885</text:p>
          </table:table-cell>
        </table:table-row>
        <table:table-row table:style-name="ro1">
          <table:table-cell office:value-type="string">
            <text:p>Kazan</text:p>
          </table:table-cell>
          <table:table-cell office:value-type="float" office:value="1104750">
            <text:p>1104750</text:p>
          </table:table-cell>
          <table:table-cell office:value-type="float" office:value="471">
            <text:p>471</text:p>
          </table:table-cell>
          <table:table-cell table:style-name="ce1" office:value-type="float" office:value="0.42634">
            <text:p>0,42634</text:p>
          </table:table-cell>
        </table:table-row>
        <table:table-row table:style-name="ro1">
          <table:table-cell office:value-type="string">
            <text:p>Kyoto</text:p>
          </table:table-cell>
          <table:table-cell office:value-type="float" office:value="1459647">
            <text:p>1459647</text:p>
          </table:table-cell>
          <table:table-cell office:value-type="float" office:value="620">
            <text:p>620</text:p>
          </table:table-cell>
          <table:table-cell table:style-name="ce1" office:value-type="float" office:value="0.42476">
            <text:p>0,42476</text:p>
          </table:table-cell>
        </table:table-row>
        <table:table-row table:style-name="ro1">
          <table:table-cell office:value-type="string">
            <text:p>Hanover</text:p>
          </table:table-cell>
          <table:table-cell office:value-type="float" office:value="519144">
            <text:p>519144</text:p>
          </table:table-cell>
          <table:table-cell office:value-type="float" office:value="217">
            <text:p>217</text:p>
          </table:table-cell>
          <table:table-cell table:style-name="ce1" office:value-type="float" office:value="0.41799">
            <text:p>0,41799</text:p>
          </table:table-cell>
        </table:table-row>
        <table:table-row table:style-name="ro1">
          <table:table-cell office:value-type="string">
            <text:p>Indore</text:p>
          </table:table-cell>
          <table:table-cell office:value-type="float" office:value="1837230">
            <text:p>1837230</text:p>
          </table:table-cell>
          <table:table-cell office:value-type="float" office:value="767">
            <text:p>767</text:p>
          </table:table-cell>
          <table:table-cell table:style-name="ce1" office:value-type="float" office:value="0.41747">
            <text:p>0,41747</text:p>
          </table:table-cell>
        </table:table-row>
        <table:table-row table:style-name="ro1">
          <table:table-cell office:value-type="string">
            <text:p>Londrina</text:p>
          </table:table-cell>
          <table:table-cell office:value-type="float" office:value="471836">
            <text:p>471836</text:p>
          </table:table-cell>
          <table:table-cell office:value-type="float" office:value="195">
            <text:p>195</text:p>
          </table:table-cell>
          <table:table-cell table:style-name="ce1" office:value-type="float" office:value="0.41327">
            <text:p>0,41327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float" office:value="31480498">
            <text:p>31480498</text:p>
          </table:table-cell>
          <table:table-cell office:value-type="float" office:value="12769">
            <text:p>12769</text:p>
          </table:table-cell>
          <table:table-cell table:style-name="ce1" office:value-type="float" office:value="0.40561">
            <text:p>0,40561</text:p>
          </table:table-cell>
        </table:table-row>
        <table:table-row table:style-name="ro1">
          <table:table-cell office:value-type="string">
            <text:p>Salvador</text:p>
          </table:table-cell>
          <table:table-cell office:value-type="float" office:value="2711903">
            <text:p>2711903</text:p>
          </table:table-cell>
          <table:table-cell office:value-type="float" office:value="1090">
            <text:p>1090</text:p>
          </table:table-cell>
          <table:table-cell table:style-name="ce1" office:value-type="float" office:value="0.40193">
            <text:p>0,40193</text:p>
          </table:table-cell>
        </table:table-row>
        <table:table-row table:style-name="ro1">
          <table:table-cell office:value-type="string">
            <text:p>Caracas</text:p>
          </table:table-cell>
          <table:table-cell office:value-type="float" office:value="1815681">
            <text:p>1815681</text:p>
          </table:table-cell>
          <table:table-cell office:value-type="float" office:value="717">
            <text:p>717</text:p>
          </table:table-cell>
          <table:table-cell table:style-name="ce1" office:value-type="float" office:value="0.39489">
            <text:p>0,39489</text:p>
          </table:table-cell>
        </table:table-row>
        <table:table-row table:style-name="ro1">
          <table:table-cell office:value-type="string">
            <text:p>Kaliningrad</text:p>
          </table:table-cell>
          <table:table-cell office:value-type="float" office:value="434959">
            <text:p>434959</text:p>
          </table:table-cell>
          <table:table-cell office:value-type="float" office:value="171">
            <text:p>171</text:p>
          </table:table-cell>
          <table:table-cell table:style-name="ce1" office:value-type="float" office:value="0.39314">
            <text:p>0,39314</text:p>
          </table:table-cell>
        </table:table-row>
        <table:table-row table:style-name="ro1">
          <table:table-cell office:value-type="string">
            <text:p>Krasnodar</text:p>
          </table:table-cell>
          <table:table-cell office:value-type="float" office:value="649860">
            <text:p>649860</text:p>
          </table:table-cell>
          <table:table-cell office:value-type="float" office:value="255">
            <text:p>255</text:p>
          </table:table-cell>
          <table:table-cell table:style-name="ce1" office:value-type="float" office:value="0.39239">
            <text:p>0,39239</text:p>
          </table:table-cell>
        </table:table-row>
        <table:table-row table:style-name="ro1">
          <table:table-cell office:value-type="string">
            <text:p>Osaka</text:p>
          </table:table-cell>
          <table:table-cell office:value-type="float" office:value="2592433">
            <text:p>2592433</text:p>
          </table:table-cell>
          <table:table-cell office:value-type="float" office:value="1000">
            <text:p>1000</text:p>
          </table:table-cell>
          <table:table-cell table:style-name="ce1" office:value-type="float" office:value="0.38573">
            <text:p>0,38573</text:p>
          </table:table-cell>
        </table:table-row>
        <table:table-row table:style-name="ro1">
          <table:table-cell office:value-type="string">
            <text:p>Omsk</text:p>
          </table:table-cell>
          <table:table-cell office:value-type="float" office:value="1129289">
            <text:p>1129289</text:p>
          </table:table-cell>
          <table:table-cell office:value-type="float" office:value="426">
            <text:p>426</text:p>
          </table:table-cell>
          <table:table-cell table:style-name="ce1" office:value-type="float" office:value="0.37722">
            <text:p>0,37722</text:p>
          </table:table-cell>
        </table:table-row>
        <table:table-row table:style-name="ro1">
          <table:table-cell office:value-type="string">
            <text:p>Vladivostok</text:p>
          </table:table-cell>
          <table:table-cell office:value-type="float" office:value="587029">
            <text:p>587029</text:p>
          </table:table-cell>
          <table:table-cell office:value-type="float" office:value="221">
            <text:p>221</text:p>
          </table:table-cell>
          <table:table-cell table:style-name="ce1" office:value-type="float" office:value="0.37647">
            <text:p>0,37647</text:p>
          </table:table-cell>
        </table:table-row>
        <table:table-row table:style-name="ro1">
          <table:table-cell office:value-type="string">
            <text:p>Chisinau</text:p>
          </table:table-cell>
          <table:table-cell office:value-type="float" office:value="713805">
            <text:p>713805</text:p>
          </table:table-cell>
          <table:table-cell office:value-type="float" office:value="267">
            <text:p>267</text:p>
          </table:table-cell>
          <table:table-cell table:style-name="ce1" office:value-type="float" office:value="0.37405">
            <text:p>0,37405</text:p>
          </table:table-cell>
        </table:table-row>
        <table:table-row table:style-name="ro1">
          <table:table-cell office:value-type="string">
            <text:p>Saratov</text:p>
          </table:table-cell>
          <table:table-cell office:value-type="float" office:value="863734">
            <text:p>863734</text:p>
          </table:table-cell>
          <table:table-cell office:value-type="float" office:value="320">
            <text:p>320</text:p>
          </table:table-cell>
          <table:table-cell table:style-name="ce1" office:value-type="float" office:value="0.37048">
            <text:p>0,37048</text:p>
          </table:table-cell>
        </table:table-row>
        <table:table-row table:style-name="ro1">
          <table:table-cell office:value-type="string">
            <text:p>Gdansk</text:p>
          </table:table-cell>
          <table:table-cell office:value-type="float" office:value="461865">
            <text:p>461865</text:p>
          </table:table-cell>
          <table:table-cell office:value-type="float" office:value="171">
            <text:p>171</text:p>
          </table:table-cell>
          <table:table-cell table:style-name="ce1" office:value-type="float" office:value="0.37023">
            <text:p>0,37023</text:p>
          </table:table-cell>
        </table:table-row>
        <table:table-row table:style-name="ro1">
          <table:table-cell office:value-type="string">
            <text:p>Mississauga</text:p>
          </table:table-cell>
          <table:table-cell office:value-type="float" office:value="668549">
            <text:p>668549</text:p>
          </table:table-cell>
          <table:table-cell office:value-type="float" office:value="243">
            <text:p>243</text:p>
          </table:table-cell>
          <table:table-cell table:style-name="ce1" office:value-type="float" office:value="0.36347">
            <text:p>0,36347</text:p>
          </table:table-cell>
        </table:table-row>
        <table:table-row table:style-name="ro1">
          <table:table-cell office:value-type="string">
            <text:p>Bhubaneswar</text:p>
          </table:table-cell>
          <table:table-cell office:value-type="float" office:value="762307">
            <text:p>762307</text:p>
          </table:table-cell>
          <table:table-cell office:value-type="float" office:value="275">
            <text:p>275</text:p>
          </table:table-cell>
          <table:table-cell table:style-name="ce1" office:value-type="float" office:value="0.36074">
            <text:p>0,36074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float" office:value="2711937">
            <text:p>2711937</text:p>
          </table:table-cell>
          <table:table-cell office:value-type="float" office:value="968">
            <text:p>968</text:p>
          </table:table-cell>
          <table:table-cell table:style-name="ce1" office:value-type="float" office:value="0.35694">
            <text:p>0,35694</text:p>
          </table:table-cell>
        </table:table-row>
        <table:table-row table:style-name="ro1">
          <table:table-cell office:value-type="string">
            <text:p>Sorocaba</text:p>
          </table:table-cell>
          <table:table-cell office:value-type="float" office:value="558874">
            <text:p>558874</text:p>
          </table:table-cell>
          <table:table-cell office:value-type="float" office:value="199">
            <text:p>199</text:p>
          </table:table-cell>
          <table:table-cell table:style-name="ce1" office:value-type="float" office:value="0.35607">
            <text:p>0,35607</text:p>
          </table:table-cell>
        </table:table-row>
        <table:table-row table:style-name="ro1">
          <table:table-cell office:value-type="string">
            <text:p>Chiba</text:p>
          </table:table-cell>
          <table:table-cell office:value-type="float" office:value="919746">
            <text:p>919746</text:p>
          </table:table-cell>
          <table:table-cell office:value-type="float" office:value="319">
            <text:p>319</text:p>
          </table:table-cell>
          <table:table-cell table:style-name="ce1" office:value-type="float" office:value="0.34683">
            <text:p>0,34683</text:p>
          </table:table-cell>
        </table:table-row>
        <table:table-row table:style-name="ro1">
          <table:table-cell office:value-type="string">
            <text:p>Yekaterinburg</text:p>
          </table:table-cell>
          <table:table-cell office:value-type="float" office:value="1287586">
            <text:p>1287586</text:p>
          </table:table-cell>
          <table:table-cell office:value-type="float" office:value="439">
            <text:p>439</text:p>
          </table:table-cell>
          <table:table-cell table:style-name="ce1" office:value-type="float" office:value="0.34094">
            <text:p>0,34094</text:p>
          </table:table-cell>
        </table:table-row>
        <table:table-row table:style-name="ro1">
          <table:table-cell office:value-type="string">
            <text:p>Torino</text:p>
          </table:table-cell>
          <table:table-cell office:value-type="float" office:value="865263">
            <text:p>865263</text:p>
          </table:table-cell>
          <table:table-cell office:value-type="float" office:value="289">
            <text:p>289</text:p>
          </table:table-cell>
          <table:table-cell table:style-name="ce1" office:value-type="float" office:value="0.334">
            <text:p>0,33400</text:p>
          </table:table-cell>
        </table:table-row>
        <table:table-row table:style-name="ro1">
          <table:table-cell office:value-type="string">
            <text:p>Jakarta</text:p>
          </table:table-cell>
          <table:table-cell office:value-type="float" office:value="8540306">
            <text:p>8540306</text:p>
          </table:table-cell>
          <table:table-cell office:value-type="float" office:value="2845">
            <text:p>2845</text:p>
          </table:table-cell>
          <table:table-cell table:style-name="ce1" office:value-type="float" office:value="0.33312">
            <text:p>0,33312</text:p>
          </table:table-cell>
        </table:table-row>
        <table:table-row table:style-name="ro1">
          <table:table-cell office:value-type="string">
            <text:p>Tbilisi</text:p>
          </table:table-cell>
          <table:table-cell office:value-type="float" office:value="1049516">
            <text:p>1049516</text:p>
          </table:table-cell>
          <table:table-cell office:value-type="float" office:value="347">
            <text:p>347</text:p>
          </table:table-cell>
          <table:table-cell table:style-name="ce1" office:value-type="float" office:value="0.33062">
            <text:p>0,33062</text:p>
          </table:table-cell>
        </table:table-row>
        <table:table-row table:style-name="ro1">
          <table:table-cell office:value-type="string">
            <text:p>Hermosillo</text:p>
          </table:table-cell>
          <table:table-cell office:value-type="float" office:value="595833">
            <text:p>595833</text:p>
          </table:table-cell>
          <table:table-cell office:value-type="float" office:value="196">
            <text:p>196</text:p>
          </table:table-cell>
          <table:table-cell table:style-name="ce1" office:value-type="float" office:value="0.32895">
            <text:p>0,32895</text:p>
          </table:table-cell>
        </table:table-row>
        <table:table-row table:style-name="ro1">
          <table:table-cell office:value-type="string">
            <text:p>Bangkok</text:p>
          </table:table-cell>
          <table:table-cell office:value-type="float" office:value="5104475">
            <text:p>5104475</text:p>
          </table:table-cell>
          <table:table-cell office:value-type="float" office:value="1679">
            <text:p>1679</text:p>
          </table:table-cell>
          <table:table-cell table:style-name="ce1" office:value-type="float" office:value="0.32892">
            <text:p>0,32892</text:p>
          </table:table-cell>
        </table:table-row>
        <table:table-row table:style-name="ro1">
          <table:table-cell office:value-type="string">
            <text:p>Aracaju</text:p>
          </table:table-cell>
          <table:table-cell office:value-type="float" office:value="490184">
            <text:p>490184</text:p>
          </table:table-cell>
          <table:table-cell office:value-type="float" office:value="159">
            <text:p>159</text:p>
          </table:table-cell>
          <table:table-cell table:style-name="ce1" office:value-type="float" office:value="0.32436">
            <text:p>0,32436</text:p>
          </table:table-cell>
        </table:table-row>
        <table:table-row table:style-name="ro1">
          <table:table-cell office:value-type="string">
            <text:p>Samara</text:p>
          </table:table-cell>
          <table:table-cell office:value-type="float" office:value="1134742">
            <text:p>1134742</text:p>
          </table:table-cell>
          <table:table-cell office:value-type="float" office:value="368">
            <text:p>368</text:p>
          </table:table-cell>
          <table:table-cell table:style-name="ce1" office:value-type="float" office:value="0.3243">
            <text:p>0,32430</text:p>
          </table:table-cell>
        </table:table-row>
        <table:table-row table:style-name="ro1">
          <table:table-cell office:value-type="string">
            <text:p>Essen</text:p>
          </table:table-cell>
          <table:table-cell office:value-type="float" office:value="576914">
            <text:p>576914</text:p>
          </table:table-cell>
          <table:table-cell office:value-type="float" office:value="186">
            <text:p>186</text:p>
          </table:table-cell>
          <table:table-cell table:style-name="ce1" office:value-type="float" office:value="0.3224">
            <text:p>0,32240</text:p>
          </table:table-cell>
        </table:table-row>
        <table:table-row table:style-name="ro1">
          <table:table-cell office:value-type="string">
            <text:p>Bogor</text:p>
          </table:table-cell>
          <table:table-cell office:value-type="float" office:value="769328">
            <text:p>769328</text:p>
          </table:table-cell>
          <table:table-cell office:value-type="float" office:value="243">
            <text:p>243</text:p>
          </table:table-cell>
          <table:table-cell table:style-name="ce1" office:value-type="float" office:value="0.31586">
            <text:p>0,31586</text:p>
          </table:table-cell>
        </table:table-row>
        <table:table-row table:style-name="ro1">
          <table:table-cell office:value-type="string">
            <text:p>Wuhan</text:p>
          </table:table-cell>
          <table:table-cell office:value-type="float" office:value="4184206">
            <text:p>4184206</text:p>
          </table:table-cell>
          <table:table-cell office:value-type="float" office:value="1298">
            <text:p>1298</text:p>
          </table:table-cell>
          <table:table-cell table:style-name="ce1" office:value-type="float" office:value="0.31021">
            <text:p>0,31021</text:p>
          </table:table-cell>
        </table:table-row>
        <table:table-row table:style-name="ro1">
          <table:table-cell office:value-type="string">
            <text:p>Irkutsk</text:p>
          </table:table-cell>
          <table:table-cell office:value-type="float" office:value="586702">
            <text:p>586702</text:p>
          </table:table-cell>
          <table:table-cell office:value-type="float" office:value="180">
            <text:p>180</text:p>
          </table:table-cell>
          <table:table-cell table:style-name="ce1" office:value-type="float" office:value="0.30679">
            <text:p>0,30679</text:p>
          </table:table-cell>
        </table:table-row>
        <table:table-row table:style-name="ro1">
          <table:table-cell office:value-type="string">
            <text:p>Rajkot</text:p>
          </table:table-cell>
          <table:table-cell office:value-type="float" office:value="1177434">
            <text:p>1177434</text:p>
          </table:table-cell>
          <table:table-cell office:value-type="float" office:value="351">
            <text:p>351</text:p>
          </table:table-cell>
          <table:table-cell table:style-name="ce1" office:value-type="float" office:value="0.2981">
            <text:p>0,29810</text:p>
          </table:table-cell>
        </table:table-row>
        <table:table-row table:style-name="ro1">
          <table:table-cell office:value-type="string">
            <text:p>Fukuoka</text:p>
          </table:table-cell>
          <table:table-cell office:value-type="float" office:value="1392299">
            <text:p>1392299</text:p>
          </table:table-cell>
          <table:table-cell office:value-type="float" office:value="413">
            <text:p>413</text:p>
          </table:table-cell>
          <table:table-cell table:style-name="ce1" office:value-type="float" office:value="0.29663">
            <text:p>0,29663</text:p>
          </table:table-cell>
        </table:table-row>
        <table:table-row table:style-name="ro1">
          <table:table-cell office:value-type="string">
            <text:p>Ankara</text:p>
          </table:table-cell>
          <table:table-cell office:value-type="float" office:value="3519177">
            <text:p>3519177</text:p>
          </table:table-cell>
          <table:table-cell office:value-type="float" office:value="1042">
            <text:p>1042</text:p>
          </table:table-cell>
          <table:table-cell table:style-name="ce1" office:value-type="float" office:value="0.29609">
            <text:p>0,29609</text:p>
          </table:table-cell>
        </table:table-row>
        <table:table-row table:style-name="ro1">
          <table:table-cell office:value-type="string">
            <text:p>Rosario</text:p>
          </table:table-cell>
          <table:table-cell office:value-type="float" office:value="1218497">
            <text:p>1218497</text:p>
          </table:table-cell>
          <table:table-cell office:value-type="float" office:value="354">
            <text:p>354</text:p>
          </table:table-cell>
          <table:table-cell table:style-name="ce1" office:value-type="float" office:value="0.29052">
            <text:p>0,29052</text:p>
          </table:table-cell>
        </table:table-row>
        <table:table-row table:style-name="ro1">
          <table:table-cell office:value-type="string">
            <text:p>Krasnoyarsk</text:p>
          </table:table-cell>
          <table:table-cell office:value-type="float" office:value="907460">
            <text:p>907460</text:p>
          </table:table-cell>
          <table:table-cell office:value-type="float" office:value="259">
            <text:p>259</text:p>
          </table:table-cell>
          <table:table-cell table:style-name="ce1" office:value-type="float" office:value="0.28541">
            <text:p>0,28541</text:p>
          </table:table-cell>
        </table:table-row>
        <table:table-row table:style-name="ro1">
          <table:table-cell office:value-type="string">
            <text:p>Voronezh</text:p>
          </table:table-cell>
          <table:table-cell office:value-type="float" office:value="840590">
            <text:p>840590</text:p>
          </table:table-cell>
          <table:table-cell office:value-type="float" office:value="238">
            <text:p>238</text:p>
          </table:table-cell>
          <table:table-cell table:style-name="ce1" office:value-type="float" office:value="0.28313">
            <text:p>0,28313</text:p>
          </table:table-cell>
        </table:table-row>
        <table:table-row table:style-name="ro1">
          <table:table-cell office:value-type="string">
            <text:p>Quito</text:p>
          </table:table-cell>
          <table:table-cell office:value-type="float" office:value="1399814">
            <text:p>1399814</text:p>
          </table:table-cell>
          <table:table-cell office:value-type="float" office:value="387">
            <text:p>387</text:p>
          </table:table-cell>
          <table:table-cell table:style-name="ce1" office:value-type="float" office:value="0.27646">
            <text:p>0,27646</text:p>
          </table:table-cell>
        </table:table-row>
        <table:table-row table:style-name="ro1">
          <table:table-cell office:value-type="string">
            <text:p>Kampala</text:p>
          </table:table-cell>
          <table:table-cell office:value-type="float" office:value="1353236">
            <text:p>1353236</text:p>
          </table:table-cell>
          <table:table-cell office:value-type="float" office:value="374">
            <text:p>374</text:p>
          </table:table-cell>
          <table:table-cell table:style-name="ce1" office:value-type="float" office:value="0.27637">
            <text:p>0,27637</text:p>
          </table:table-cell>
        </table:table-row>
        <table:table-row table:style-name="ro1">
          <table:table-cell office:value-type="string">
            <text:p>Hefei</text:p>
          </table:table-cell>
          <table:table-cell office:value-type="float" office:value="1388904">
            <text:p>1388904</text:p>
          </table:table-cell>
          <table:table-cell office:value-type="float" office:value="382">
            <text:p>382</text:p>
          </table:table-cell>
          <table:table-cell table:style-name="ce1" office:value-type="float" office:value="0.27503">
            <text:p>0,27503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float" office:value="1275857">
            <text:p>1275857</text:p>
          </table:table-cell>
          <table:table-cell office:value-type="float" office:value="345">
            <text:p>345</text:p>
          </table:table-cell>
          <table:table-cell table:style-name="ce1" office:value-type="float" office:value="0.2704">
            <text:p>0,27040</text:p>
          </table:table-cell>
        </table:table-row>
        <table:table-row table:style-name="ro1">
          <table:table-cell office:value-type="string">
            <text:p>Yerevan</text:p>
          </table:table-cell>
          <table:table-cell office:value-type="float" office:value="1093499">
            <text:p>1093499</text:p>
          </table:table-cell>
          <table:table-cell office:value-type="float" office:value="293">
            <text:p>293</text:p>
          </table:table-cell>
          <table:table-cell table:style-name="ce1" office:value-type="float" office:value="0.26794">
            <text:p>0,26794</text:p>
          </table:table-cell>
        </table:table-row>
        <table:table-row table:style-name="ro1">
          <table:table-cell office:value-type="string">
            <text:p>Pretoria</text:p>
          </table:table-cell>
          <table:table-cell office:value-type="float" office:value="1619485">
            <text:p>1619485</text:p>
          </table:table-cell>
          <table:table-cell office:value-type="float" office:value="432">
            <text:p>432</text:p>
          </table:table-cell>
          <table:table-cell table:style-name="ce1" office:value-type="float" office:value="0.26675">
            <text:p>0,26675</text:p>
          </table:table-cell>
        </table:table-row>
        <table:table-row table:style-name="ro1">
          <table:table-cell office:value-type="string">
            <text:p>Perm</text:p>
          </table:table-cell>
          <table:table-cell office:value-type="float" office:value="982428">
            <text:p>982428</text:p>
          </table:table-cell>
          <table:table-cell office:value-type="float" office:value="253">
            <text:p>253</text:p>
          </table:table-cell>
          <table:table-cell table:style-name="ce1" office:value-type="float" office:value="0.25752">
            <text:p>0,25752</text:p>
          </table:table-cell>
        </table:table-row>
        <table:table-row table:style-name="ro1">
          <table:table-cell office:value-type="string">
            <text:p>Almaty</text:p>
          </table:table-cell>
          <table:table-cell office:value-type="float" office:value="1204820">
            <text:p>1204820</text:p>
          </table:table-cell>
          <table:table-cell office:value-type="float" office:value="309">
            <text:p>309</text:p>
          </table:table-cell>
          <table:table-cell table:style-name="ce1" office:value-type="float" office:value="0.25646">
            <text:p>0,25646</text:p>
          </table:table-cell>
        </table:table-row>
        <table:table-row table:style-name="ro1">
          <table:table-cell office:value-type="string">
            <text:p>Dalian</text:p>
          </table:table-cell>
          <table:table-cell office:value-type="float" office:value="2035307">
            <text:p>2035307</text:p>
          </table:table-cell>
          <table:table-cell office:value-type="float" office:value="518">
            <text:p>518</text:p>
          </table:table-cell>
          <table:table-cell table:style-name="ce1" office:value-type="float" office:value="0.2545">
            <text:p>0,25450</text:p>
          </table:table-cell>
        </table:table-row>
        <table:table-row table:style-name="ro1">
          <table:table-cell office:value-type="string">
            <text:p>Chelyabinsk</text:p>
          </table:table-cell>
          <table:table-cell office:value-type="float" office:value="1062931">
            <text:p>1062931</text:p>
          </table:table-cell>
          <table:table-cell office:value-type="float" office:value="270">
            <text:p>270</text:p>
          </table:table-cell>
          <table:table-cell table:style-name="ce1" office:value-type="float" office:value="0.25401">
            <text:p>0,25401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714685">
            <text:p>714685</text:p>
          </table:table-cell>
          <table:table-cell office:value-type="float" office:value="179">
            <text:p>179</text:p>
          </table:table-cell>
          <table:table-cell table:style-name="ce1" office:value-type="float" office:value="0.25045">
            <text:p>0,25045</text:p>
          </table:table-cell>
        </table:table-row>
        <table:table-row table:style-name="ro1">
          <table:table-cell office:value-type="string">
            <text:p>Naples</text:p>
          </table:table-cell>
          <table:table-cell office:value-type="float" office:value="981284">
            <text:p>981284</text:p>
          </table:table-cell>
          <table:table-cell office:value-type="float" office:value="242">
            <text:p>242</text:p>
          </table:table-cell>
          <table:table-cell table:style-name="ce1" office:value-type="float" office:value="0.24661">
            <text:p>0,24661</text:p>
          </table:table-cell>
        </table:table-row>
        <table:table-row table:style-name="ro1">
          <table:table-cell office:value-type="string">
            <text:p>Tyumen</text:p>
          </table:table-cell>
          <table:table-cell office:value-type="float" office:value="519124">
            <text:p>519124</text:p>
          </table:table-cell>
          <table:table-cell office:value-type="float" office:value="127">
            <text:p>127</text:p>
          </table:table-cell>
          <table:table-cell table:style-name="ce1" office:value-type="float" office:value="0.24464">
            <text:p>0,24464</text:p>
          </table:table-cell>
        </table:table-row>
        <table:table-row table:style-name="ro1">
          <table:table-cell office:value-type="string">
            <text:p>Surabaya</text:p>
          </table:table-cell>
          <table:table-cell office:value-type="float" office:value="2374920">
            <text:p>2374920</text:p>
          </table:table-cell>
          <table:table-cell office:value-type="float" office:value="574">
            <text:p>574</text:p>
          </table:table-cell>
          <table:table-cell table:style-name="ce1" office:value-type="float" office:value="0.24169">
            <text:p>0,24169</text:p>
          </table:table-cell>
        </table:table-row>
        <table:table-row table:style-name="ro1">
          <table:table-cell office:value-type="string">
            <text:p>Chihuahua</text:p>
          </table:table-cell>
          <table:table-cell office:value-type="float" office:value="708292">
            <text:p>708292</text:p>
          </table:table-cell>
          <table:table-cell office:value-type="float" office:value="169">
            <text:p>169</text:p>
          </table:table-cell>
          <table:table-cell table:style-name="ce1" office:value-type="float" office:value="0.2386">
            <text:p>0,23860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float" office:value="6312576">
            <text:p>6312576</text:p>
          </table:table-cell>
          <table:table-cell office:value-type="float" office:value="1502">
            <text:p>1502</text:p>
          </table:table-cell>
          <table:table-cell table:style-name="ce1" office:value-type="float" office:value="0.23793">
            <text:p>0,23793</text:p>
          </table:table-cell>
        </table:table-row>
        <table:table-row table:style-name="ro1">
          <table:table-cell office:value-type="string">
            <text:p>Tula</text:p>
          </table:table-cell>
          <table:table-cell office:value-type="float" office:value="468830">
            <text:p>468830</text:p>
          </table:table-cell>
          <table:table-cell office:value-type="float" office:value="111">
            <text:p>111</text:p>
          </table:table-cell>
          <table:table-cell table:style-name="ce1" office:value-type="float" office:value="0.23675">
            <text:p>0,23675</text:p>
          </table:table-cell>
        </table:table-row>
        <table:table-row table:style-name="ro1">
          <table:table-cell office:value-type="string">
            <text:p>Teresina</text:p>
          </table:table-cell>
          <table:table-cell office:value-type="float" office:value="744526">
            <text:p>744526</text:p>
          </table:table-cell>
          <table:table-cell office:value-type="float" office:value="172">
            <text:p>172</text:p>
          </table:table-cell>
          <table:table-cell table:style-name="ce1" office:value-type="float" office:value="0.23101">
            <text:p>0,23101</text:p>
          </table:table-cell>
        </table:table-row>
        <table:table-row table:style-name="ro1">
          <table:table-cell office:value-type="string">
            <text:p>Gomel</text:p>
          </table:table-cell>
          <table:table-cell office:value-type="float" office:value="481000">
            <text:p>481000</text:p>
          </table:table-cell>
          <table:table-cell office:value-type="float" office:value="111">
            <text:p>111</text:p>
          </table:table-cell>
          <table:table-cell table:style-name="ce1" office:value-type="float" office:value="0.23076">
            <text:p>0,23076</text:p>
          </table:table-cell>
        </table:table-row>
        <table:table-row table:style-name="ro1">
          <table:table-cell office:value-type="string">
            <text:p>Veracruz</text:p>
          </table:table-cell>
          <table:table-cell office:value-type="float" office:value="568336">
            <text:p>568336</text:p>
          </table:table-cell>
          <table:table-cell office:value-type="float" office:value="131">
            <text:p>131</text:p>
          </table:table-cell>
          <table:table-cell table:style-name="ce1" office:value-type="float" office:value="0.23049">
            <text:p>0,23049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973047">
            <text:p>973047</text:p>
          </table:table-cell>
          <table:table-cell office:value-type="float" office:value="224">
            <text:p>224</text:p>
          </table:table-cell>
          <table:table-cell table:style-name="ce1" office:value-type="float" office:value="0.2302">
            <text:p>0,23020</text:p>
          </table:table-cell>
        </table:table-row>
        <table:table-row table:style-name="ro1">
          <table:table-cell office:value-type="string">
            <text:p>Guwahati</text:p>
          </table:table-cell>
          <table:table-cell office:value-type="float" office:value="899132">
            <text:p>899132</text:p>
          </table:table-cell>
          <table:table-cell office:value-type="float" office:value="206">
            <text:p>206</text:p>
          </table:table-cell>
          <table:table-cell table:style-name="ce1" office:value-type="float" office:value="0.2291">
            <text:p>0,22910</text:p>
          </table:table-cell>
        </table:table-row>
        <table:table-row table:style-name="ro1">
          <table:table-cell office:value-type="string">
            <text:p>Tainan</text:p>
          </table:table-cell>
          <table:table-cell office:value-type="float" office:value="734314">
            <text:p>734314</text:p>
          </table:table-cell>
          <table:table-cell office:value-type="float" office:value="166">
            <text:p>166</text:p>
          </table:table-cell>
          <table:table-cell table:style-name="ce1" office:value-type="float" office:value="0.22606">
            <text:p>0,22606</text:p>
          </table:table-cell>
        </table:table-row>
        <table:table-row table:style-name="ro1">
          <table:table-cell office:value-type="string">
            <text:p>Lima</text:p>
          </table:table-cell>
          <table:table-cell office:value-type="float" office:value="7646786">
            <text:p>7646786</text:p>
          </table:table-cell>
          <table:table-cell office:value-type="float" office:value="1689">
            <text:p>1689</text:p>
          </table:table-cell>
          <table:table-cell table:style-name="ce1" office:value-type="float" office:value="0.22087">
            <text:p>0,22087</text:p>
          </table:table-cell>
        </table:table-row>
        <table:table-row table:style-name="ro1">
          <table:table-cell office:value-type="string">
            <text:p>Ningbo</text:p>
          </table:table-cell>
          <table:table-cell office:value-type="float" office:value="719867">
            <text:p>719867</text:p>
          </table:table-cell>
          <table:table-cell office:value-type="float" office:value="158">
            <text:p>158</text:p>
          </table:table-cell>
          <table:table-cell table:style-name="ce1" office:value-type="float" office:value="0.21948">
            <text:p>0,21948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float" office:value="7157993">
            <text:p>7157993</text:p>
          </table:table-cell>
          <table:table-cell office:value-type="float" office:value="1549">
            <text:p>1549</text:p>
          </table:table-cell>
          <table:table-cell table:style-name="ce1" office:value-type="float" office:value="0.2164">
            <text:p>0,21640</text:p>
          </table:table-cell>
        </table:table-row>
        <table:table-row table:style-name="ro1">
          <table:table-cell office:value-type="string">
            <text:p>Shizuoka</text:p>
          </table:table-cell>
          <table:table-cell office:value-type="float" office:value="467327">
            <text:p>467327</text:p>
          </table:table-cell>
          <table:table-cell office:value-type="float" office:value="98">
            <text:p>98</text:p>
          </table:table-cell>
          <table:table-cell table:style-name="ce1" office:value-type="float" office:value="0.2097">
            <text:p>0,20970</text:p>
          </table:table-cell>
        </table:table-row>
        <table:table-row table:style-name="ro1">
          <table:table-cell office:value-type="string">
            <text:p>Penza</text:p>
          </table:table-cell>
          <table:table-cell office:value-type="float" office:value="512607">
            <text:p>512607</text:p>
          </table:table-cell>
          <table:table-cell office:value-type="float" office:value="107">
            <text:p>107</text:p>
          </table:table-cell>
          <table:table-cell table:style-name="ce1" office:value-type="float" office:value="0.20873">
            <text:p>0,20873</text:p>
          </table:table-cell>
        </table:table-row>
        <table:table-row table:style-name="ro1">
          <table:table-cell office:value-type="string">
            <text:p>Yaroslavl</text:p>
          </table:table-cell>
          <table:table-cell office:value-type="float" office:value="606735">
            <text:p>606735</text:p>
          </table:table-cell>
          <table:table-cell office:value-type="float" office:value="126">
            <text:p>126</text:p>
          </table:table-cell>
          <table:table-cell table:style-name="ce1" office:value-type="float" office:value="0.20766">
            <text:p>0,20766</text:p>
          </table:table-cell>
        </table:table-row>
        <table:table-row table:style-name="ro1">
          <table:table-cell office:value-type="string">
            <text:p>Ufa</text:p>
          </table:table-cell>
          <table:table-cell office:value-type="float" office:value="1033350">
            <text:p>1033350</text:p>
          </table:table-cell>
          <table:table-cell office:value-type="float" office:value="214">
            <text:p>214</text:p>
          </table:table-cell>
          <table:table-cell table:style-name="ce1" office:value-type="float" office:value="0.20709">
            <text:p>0,20709</text:p>
          </table:table-cell>
        </table:table-row>
        <table:table-row table:style-name="ro1">
          <table:table-cell office:value-type="string">
            <text:p>Manaus</text:p>
          </table:table-cell>
          <table:table-cell office:value-type="float" office:value="1598227">
            <text:p>1598227</text:p>
          </table:table-cell>
          <table:table-cell office:value-type="float" office:value="325">
            <text:p>325</text:p>
          </table:table-cell>
          <table:table-cell table:style-name="ce1" office:value-type="float" office:value="0.20335">
            <text:p>0,20335</text:p>
          </table:table-cell>
        </table:table-row>
        <table:table-row table:style-name="ro1">
          <table:table-cell office:value-type="string">
            <text:p>Izhevsk</text:p>
          </table:table-cell>
          <table:table-cell office:value-type="float" office:value="631044">
            <text:p>631044</text:p>
          </table:table-cell>
          <table:table-cell office:value-type="float" office:value="128">
            <text:p>128</text:p>
          </table:table-cell>
          <table:table-cell table:style-name="ce1" office:value-type="float" office:value="0.20283">
            <text:p>0,20283</text:p>
          </table:table-cell>
        </table:table-row>
        <table:table-row table:style-name="ro1">
          <table:table-cell office:value-type="string">
            <text:p>Izmir</text:p>
          </table:table-cell>
          <table:table-cell office:value-type="float" office:value="2501895">
            <text:p>2501895</text:p>
          </table:table-cell>
          <table:table-cell office:value-type="float" office:value="505">
            <text:p>505</text:p>
          </table:table-cell>
          <table:table-cell table:style-name="ce1" office:value-type="float" office:value="0.20184">
            <text:p>0,20184</text:p>
          </table:table-cell>
        </table:table-row>
        <table:table-row table:style-name="ro1">
          <table:table-cell office:value-type="string">
            <text:p>Durango</text:p>
          </table:table-cell>
          <table:table-cell office:value-type="float" office:value="457154">
            <text:p>457154</text:p>
          </table:table-cell>
          <table:table-cell office:value-type="float" office:value="91">
            <text:p>91</text:p>
          </table:table-cell>
          <table:table-cell table:style-name="ce1" office:value-type="float" office:value="0.19905">
            <text:p>0,19905</text:p>
          </table:table-cell>
        </table:table-row>
        <table:table-row table:style-name="ro1">
          <table:table-cell office:value-type="string">
            <text:p>Ulyanovsk</text:p>
          </table:table-cell>
          <table:table-cell office:value-type="float" office:value="640685">
            <text:p>640685</text:p>
          </table:table-cell>
          <table:table-cell office:value-type="float" office:value="127">
            <text:p>127</text:p>
          </table:table-cell>
          <table:table-cell table:style-name="ce1" office:value-type="float" office:value="0.19822">
            <text:p>0,19822</text:p>
          </table:table-cell>
        </table:table-row>
        <table:table-row table:style-name="ro1">
          <table:table-cell office:value-type="string">
            <text:p>Duisburg</text:p>
          </table:table-cell>
          <table:table-cell office:value-type="float" office:value="505271">
            <text:p>505271</text:p>
          </table:table-cell>
          <table:table-cell office:value-type="float" office:value="98">
            <text:p>98</text:p>
          </table:table-cell>
          <table:table-cell table:style-name="ce1" office:value-type="float" office:value="0.19395">
            <text:p>0,19395</text:p>
          </table:table-cell>
        </table:table-row>
        <table:table-row table:style-name="ro1">
          <table:table-cell office:value-type="string">
            <text:p>Brampton</text:p>
          </table:table-cell>
          <table:table-cell office:value-type="float" office:value="433806">
            <text:p>433806</text:p>
          </table:table-cell>
          <table:table-cell office:value-type="float" office:value="84">
            <text:p>84</text:p>
          </table:table-cell>
          <table:table-cell table:style-name="ce1" office:value-type="float" office:value="0.19363">
            <text:p>0,19363</text:p>
          </table:table-cell>
        </table:table-row>
        <table:table-row table:style-name="ro1">
          <table:table-cell office:value-type="string">
            <text:p>Lodz</text:p>
          </table:table-cell>
          <table:table-cell office:value-type="float" office:value="768755">
            <text:p>768755</text:p>
          </table:table-cell>
          <table:table-cell office:value-type="float" office:value="148">
            <text:p>148</text:p>
          </table:table-cell>
          <table:table-cell table:style-name="ce1" office:value-type="float" office:value="0.19251">
            <text:p>0,19251</text:p>
          </table:table-cell>
        </table:table-row>
        <table:table-row table:style-name="ro1">
          <table:table-cell office:value-type="string">
            <text:p>Vadodara</text:p>
          </table:table-cell>
          <table:table-cell office:value-type="float" office:value="1409565">
            <text:p>1409565</text:p>
          </table:table-cell>
          <table:table-cell office:value-type="float" office:value="271">
            <text:p>271</text:p>
          </table:table-cell>
          <table:table-cell table:style-name="ce1" office:value-type="float" office:value="0.19225">
            <text:p>0,19225</text:p>
          </table:table-cell>
        </table:table-row>
        <table:table-row table:style-name="ro1">
          <table:table-cell office:value-type="string">
            <text:p>Bishkek</text:p>
          </table:table-cell>
          <table:table-cell office:value-type="float" office:value="896259">
            <text:p>896259</text:p>
          </table:table-cell>
          <table:table-cell office:value-type="float" office:value="166">
            <text:p>166</text:p>
          </table:table-cell>
          <table:table-cell table:style-name="ce1" office:value-type="float" office:value="0.18521">
            <text:p>0,18521</text:p>
          </table:table-cell>
        </table:table-row>
        <table:table-row table:style-name="ro1">
          <table:table-cell office:value-type="string">
            <text:p>Ryazan</text:p>
          </table:table-cell>
          <table:table-cell office:value-type="float" office:value="520177">
            <text:p>520177</text:p>
          </table:table-cell>
          <table:table-cell office:value-type="float" office:value="96">
            <text:p>96</text:p>
          </table:table-cell>
          <table:table-cell table:style-name="ce1" office:value-type="float" office:value="0.18455">
            <text:p>0,18455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float" office:value="3811512">
            <text:p>3811512</text:p>
          </table:table-cell>
          <table:table-cell office:value-type="float" office:value="702">
            <text:p>702</text:p>
          </table:table-cell>
          <table:table-cell table:style-name="ce1" office:value-type="float" office:value="0.18417">
            <text:p>0,18417</text:p>
          </table:table-cell>
        </table:table-row>
        <table:table-row table:style-name="ro1">
          <table:table-cell office:value-type="string">
            <text:p>Changsha</text:p>
          </table:table-cell>
          <table:table-cell office:value-type="float" office:value="2073938">
            <text:p>2073938</text:p>
          </table:table-cell>
          <table:table-cell office:value-type="float" office:value="377">
            <text:p>377</text:p>
          </table:table-cell>
          <table:table-cell table:style-name="ce1" office:value-type="float" office:value="0.18177">
            <text:p>0,18177</text:p>
          </table:table-cell>
        </table:table-row>
        <table:table-row table:style-name="ro1">
          <table:table-cell office:value-type="string">
            <text:p>Tijuana</text:p>
          </table:table-cell>
          <table:table-cell office:value-type="float" office:value="1376494">
            <text:p>1376494</text:p>
          </table:table-cell>
          <table:table-cell office:value-type="float" office:value="250">
            <text:p>250</text:p>
          </table:table-cell>
          <table:table-cell table:style-name="ce1" office:value-type="float" office:value="0.18162">
            <text:p>0,18162</text:p>
          </table:table-cell>
        </table:table-row>
        <table:table-row table:style-name="ro1">
          <table:table-cell office:value-type="string">
            <text:p>Barranquilla</text:p>
          </table:table-cell>
          <table:table-cell office:value-type="float" office:value="1380437">
            <text:p>1380437</text:p>
          </table:table-cell>
          <table:table-cell office:value-type="float" office:value="249">
            <text:p>249</text:p>
          </table:table-cell>
          <table:table-cell table:style-name="ce1" office:value-type="float" office:value="0.18037">
            <text:p>0,18037</text:p>
          </table:table-cell>
        </table:table-row>
        <table:table-row table:style-name="ro1">
          <table:table-cell office:value-type="string">
            <text:p>Accra</text:p>
          </table:table-cell>
          <table:table-cell office:value-type="float" office:value="1963460">
            <text:p>1963460</text:p>
          </table:table-cell>
          <table:table-cell office:value-type="float" office:value="354">
            <text:p>354</text:p>
          </table:table-cell>
          <table:table-cell table:style-name="ce1" office:value-type="float" office:value="0.18029">
            <text:p>0,18029</text:p>
          </table:table-cell>
        </table:table-row>
        <table:table-row table:style-name="ro1">
          <table:table-cell office:value-type="string">
            <text:p>Antalya</text:p>
          </table:table-cell>
          <table:table-cell office:value-type="float" office:value="758603">
            <text:p>758603</text:p>
          </table:table-cell>
          <table:table-cell office:value-type="float" office:value="135">
            <text:p>135</text:p>
          </table:table-cell>
          <table:table-cell table:style-name="ce1" office:value-type="float" office:value="0.17795">
            <text:p>0,17795</text:p>
          </table:table-cell>
        </table:table-row>
        <table:table-row table:style-name="ro1">
          <table:table-cell office:value-type="string">
            <text:p>Yokohama</text:p>
          </table:table-cell>
          <table:table-cell office:value-type="float" office:value="3574478">
            <text:p>3574478</text:p>
          </table:table-cell>
          <table:table-cell office:value-type="float" office:value="634">
            <text:p>634</text:p>
          </table:table-cell>
          <table:table-cell table:style-name="ce1" office:value-type="float" office:value="0.17736">
            <text:p>0,17736</text:p>
          </table:table-cell>
        </table:table-row>
        <table:table-row table:style-name="ro1">
          <table:table-cell office:value-type="string">
            <text:p>Madurai</text:p>
          </table:table-cell>
          <table:table-cell office:value-type="float" office:value="909988">
            <text:p>909988</text:p>
          </table:table-cell>
          <table:table-cell office:value-type="float" office:value="159">
            <text:p>159</text:p>
          </table:table-cell>
          <table:table-cell table:style-name="ce1" office:value-type="float" office:value="0.17472">
            <text:p>0,17472</text:p>
          </table:table-cell>
        </table:table-row>
        <table:table-row table:style-name="ro1">
          <table:table-cell office:value-type="string">
            <text:p>Fuzhou</text:p>
          </table:table-cell>
          <table:table-cell office:value-type="float" office:value="1179720">
            <text:p>1179720</text:p>
          </table:table-cell>
          <table:table-cell office:value-type="float" office:value="205">
            <text:p>205</text:p>
          </table:table-cell>
          <table:table-cell table:style-name="ce1" office:value-type="float" office:value="0.17377">
            <text:p>0,17377</text:p>
          </table:table-cell>
        </table:table-row>
        <table:table-row table:style-name="ro1">
          <table:table-cell office:value-type="string">
            <text:p>Semarang</text:p>
          </table:table-cell>
          <table:table-cell office:value-type="float" office:value="1288221">
            <text:p>1288221</text:p>
          </table:table-cell>
          <table:table-cell office:value-type="float" office:value="223">
            <text:p>223</text:p>
          </table:table-cell>
          <table:table-cell table:style-name="ce1" office:value-type="float" office:value="0.1731">
            <text:p>0,17310</text:p>
          </table:table-cell>
        </table:table-row>
        <table:table-row table:style-name="ro1">
          <table:table-cell office:value-type="string">
            <text:p>Genova</text:p>
          </table:table-cell>
          <table:table-cell office:value-type="float" office:value="601951">
            <text:p>601951</text:p>
          </table:table-cell>
          <table:table-cell office:value-type="float" office:value="104">
            <text:p>104</text:p>
          </table:table-cell>
          <table:table-cell table:style-name="ce1" office:value-type="float" office:value="0.17277">
            <text:p>0,17277</text:p>
          </table:table-cell>
        </table:table-row>
        <table:table-row table:style-name="ro1">
          <table:table-cell office:value-type="string">
            <text:p>Qingdao</text:p>
          </table:table-cell>
          <table:table-cell office:value-type="float" office:value="1642245">
            <text:p>1642245</text:p>
          </table:table-cell>
          <table:table-cell office:value-type="float" office:value="280">
            <text:p>280</text:p>
          </table:table-cell>
          <table:table-cell table:style-name="ce1" office:value-type="float" office:value="0.17049">
            <text:p>0,17049</text:p>
          </table:table-cell>
        </table:table-row>
        <table:table-row table:style-name="ro1">
          <table:table-cell office:value-type="string">
            <text:p>Palermo</text:p>
          </table:table-cell>
          <table:table-cell office:value-type="float" office:value="669582">
            <text:p>669582</text:p>
          </table:table-cell>
          <table:table-cell office:value-type="float" office:value="114">
            <text:p>114</text:p>
          </table:table-cell>
          <table:table-cell table:style-name="ce1" office:value-type="float" office:value="0.17025">
            <text:p>0,17025</text:p>
          </table:table-cell>
        </table:table-row>
        <table:table-row table:style-name="ro1">
          <table:table-cell office:value-type="string">
            <text:p>Wuxi</text:p>
          </table:table-cell>
          <table:table-cell office:value-type="float" office:value="1108647">
            <text:p>1108647</text:p>
          </table:table-cell>
          <table:table-cell office:value-type="float" office:value="188">
            <text:p>188</text:p>
          </table:table-cell>
          <table:table-cell table:style-name="ce1" office:value-type="float" office:value="0.16957">
            <text:p>0,16957</text:p>
          </table:table-cell>
        </table:table-row>
        <table:table-row table:style-name="ro1">
          <table:table-cell office:value-type="string">
            <text:p>Cali</text:p>
          </table:table-cell>
          <table:table-cell office:value-type="float" office:value="2392897">
            <text:p>2392897</text:p>
          </table:table-cell>
          <table:table-cell office:value-type="float" office:value="403">
            <text:p>403</text:p>
          </table:table-cell>
          <table:table-cell table:style-name="ce1" office:value-type="float" office:value="0.16841">
            <text:p>0,16841</text:p>
          </table:table-cell>
        </table:table-row>
        <table:table-row table:style-name="ro1">
          <table:table-cell office:value-type="string">
            <text:p>Puebla</text:p>
          </table:table-cell>
          <table:table-cell office:value-type="float" office:value="1392137">
            <text:p>1392137</text:p>
          </table:table-cell>
          <table:table-cell office:value-type="float" office:value="232">
            <text:p>232</text:p>
          </table:table-cell>
          <table:table-cell table:style-name="ce1" office:value-type="float" office:value="0.16665">
            <text:p>0,16665</text:p>
          </table:table-cell>
        </table:table-row>
        <table:table-row table:style-name="ro1">
          <table:table-cell office:value-type="string">
            <text:p>Barnaul</text:p>
          </table:table-cell>
          <table:table-cell office:value-type="float" office:value="599586">
            <text:p>599586</text:p>
          </table:table-cell>
          <table:table-cell office:value-type="float" office:value="99">
            <text:p>99</text:p>
          </table:table-cell>
          <table:table-cell table:style-name="ce1" office:value-type="float" office:value="0.16511">
            <text:p>0,16511</text:p>
          </table:table-cell>
        </table:table-row>
        <table:table-row table:style-name="ro1">
          <table:table-cell office:value-type="string">
            <text:p>Allahabad</text:p>
          </table:table-cell>
          <table:table-cell office:value-type="float" office:value="1073544">
            <text:p>1073544</text:p>
          </table:table-cell>
          <table:table-cell office:value-type="float" office:value="177">
            <text:p>177</text:p>
          </table:table-cell>
          <table:table-cell table:style-name="ce1" office:value-type="float" office:value="0.16487">
            <text:p>0,16487</text:p>
          </table:table-cell>
        </table:table-row>
        <table:table-row table:style-name="ro1">
          <table:table-cell office:value-type="string">
            <text:p>Depok</text:p>
          </table:table-cell>
          <table:table-cell office:value-type="float" office:value="1198195">
            <text:p>1198195</text:p>
          </table:table-cell>
          <table:table-cell office:value-type="float" office:value="197">
            <text:p>197</text:p>
          </table:table-cell>
          <table:table-cell table:style-name="ce1" office:value-type="float" office:value="0.16441">
            <text:p>0,16441</text:p>
          </table:table-cell>
        </table:table-row>
        <table:table-row table:style-name="ro1">
          <table:table-cell office:value-type="string">
            <text:p>Aguascalientes</text:p>
          </table:table-cell>
          <table:table-cell office:value-type="float" office:value="658193">
            <text:p>658193</text:p>
          </table:table-cell>
          <table:table-cell office:value-type="float" office:value="107">
            <text:p>107</text:p>
          </table:table-cell>
          <table:table-cell table:style-name="ce1" office:value-type="float" office:value="0.16256">
            <text:p>0,16256</text:p>
          </table:table-cell>
        </table:table-row>
        <table:table-row table:style-name="ro1">
          <table:table-cell office:value-type="string">
            <text:p>Praha</text:p>
          </table:table-cell>
          <table:table-cell office:value-type="float" office:value="1165581">
            <text:p>1165581</text:p>
          </table:table-cell>
          <table:table-cell office:value-type="float" office:value="187">
            <text:p>187</text:p>
          </table:table-cell>
          <table:table-cell table:style-name="ce1" office:value-type="float" office:value="0.16043">
            <text:p>0,16043</text:p>
          </table:table-cell>
        </table:table-row>
        <table:table-row table:style-name="ro1">
          <table:table-cell office:value-type="string">
            <text:p>Kota</text:p>
          </table:table-cell>
          <table:table-cell office:value-type="float" office:value="763141">
            <text:p>763141</text:p>
          </table:table-cell>
          <table:table-cell office:value-type="float" office:value="120">
            <text:p>120</text:p>
          </table:table-cell>
          <table:table-cell table:style-name="ce1" office:value-type="float" office:value="0.15724">
            <text:p>0,15724</text:p>
          </table:table-cell>
        </table:table-row>
        <table:table-row table:style-name="ro1">
          <table:table-cell office:value-type="string">
            <text:p>Pereira</text:p>
          </table:table-cell>
          <table:table-cell office:value-type="float" office:value="440123">
            <text:p>440123</text:p>
          </table:table-cell>
          <table:table-cell office:value-type="float" office:value="69">
            <text:p>69</text:p>
          </table:table-cell>
          <table:table-cell table:style-name="ce1" office:value-type="float" office:value="0.15677">
            <text:p>0,15677</text:p>
          </table:table-cell>
        </table:table-row>
        <table:table-row table:style-name="ro1">
          <table:table-cell office:value-type="string">
            <text:p>Baku</text:p>
          </table:table-cell>
          <table:table-cell office:value-type="float" office:value="1116513">
            <text:p>1116513</text:p>
          </table:table-cell>
          <table:table-cell office:value-type="float" office:value="175">
            <text:p>175</text:p>
          </table:table-cell>
          <table:table-cell table:style-name="ce1" office:value-type="float" office:value="0.15673">
            <text:p>0,15673</text:p>
          </table:table-cell>
        </table:table-row>
        <table:table-row table:style-name="ro1">
          <table:table-cell office:value-type="string">
            <text:p>Genoa</text:p>
          </table:table-cell>
          <table:table-cell office:value-type="float" office:value="585815">
            <text:p>585815</text:p>
          </table:table-cell>
          <table:table-cell office:value-type="float" office:value="90">
            <text:p>90</text:p>
          </table:table-cell>
          <table:table-cell table:style-name="ce1" office:value-type="float" office:value="0.15363">
            <text:p>0,15363</text:p>
          </table:table-cell>
        </table:table-row>
        <table:table-row table:style-name="ro1">
          <table:table-cell office:value-type="string">
            <text:p>Jodhpur</text:p>
          </table:table-cell>
          <table:table-cell office:value-type="float" office:value="921540">
            <text:p>921540</text:p>
          </table:table-cell>
          <table:table-cell office:value-type="float" office:value="141">
            <text:p>141</text:p>
          </table:table-cell>
          <table:table-cell table:style-name="ce1" office:value-type="float" office:value="0.153">
            <text:p>0,15300</text:p>
          </table:table-cell>
        </table:table-row>
        <table:table-row table:style-name="ro1">
          <table:table-cell office:value-type="string">
            <text:p>Suwon</text:p>
          </table:table-cell>
          <table:table-cell office:value-type="float" office:value="1242724">
            <text:p>1242724</text:p>
          </table:table-cell>
          <table:table-cell office:value-type="float" office:value="189">
            <text:p>189</text:p>
          </table:table-cell>
          <table:table-cell table:style-name="ce1" office:value-type="float" office:value="0.15208">
            <text:p>0,15208</text:p>
          </table:table-cell>
        </table:table-row>
        <table:table-row table:style-name="ro1">
          <table:table-cell office:value-type="string">
            <text:p>Bucaramanga</text:p>
          </table:table-cell>
          <table:table-cell office:value-type="float" office:value="571827">
            <text:p>571827</text:p>
          </table:table-cell>
          <table:table-cell office:value-type="float" office:value="86">
            <text:p>86</text:p>
          </table:table-cell>
          <table:table-cell table:style-name="ce1" office:value-type="float" office:value="0.15039">
            <text:p>0,15039</text:p>
          </table:table-cell>
        </table:table-row>
        <table:table-row table:style-name="ro1">
          <table:table-cell office:value-type="string">
            <text:p>Sapporo</text:p>
          </table:table-cell>
          <table:table-cell office:value-type="float" office:value="1883040">
            <text:p>1883040</text:p>
          </table:table-cell>
          <table:table-cell office:value-type="float" office:value="282">
            <text:p>282</text:p>
          </table:table-cell>
          <table:table-cell table:style-name="ce1" office:value-type="float" office:value="0.14975">
            <text:p>0,14975</text:p>
          </table:table-cell>
        </table:table-row>
        <table:table-row table:style-name="ro1">
          <table:table-cell office:value-type="string">
            <text:p>Durgapur</text:p>
          </table:table-cell>
          <table:table-cell office:value-type="float" office:value="518922">
            <text:p>518922</text:p>
          </table:table-cell>
          <table:table-cell office:value-type="float" office:value="77">
            <text:p>77</text:p>
          </table:table-cell>
          <table:table-cell table:style-name="ce1" office:value-type="float" office:value="0.14838">
            <text:p>0,14838</text:p>
          </table:table-cell>
        </table:table-row>
        <table:table-row table:style-name="ro1">
          <table:table-cell office:value-type="string">
            <text:p>Cochabamba</text:p>
          </table:table-cell>
          <table:table-cell office:value-type="float" office:value="900440">
            <text:p>900440</text:p>
          </table:table-cell>
          <table:table-cell office:value-type="float" office:value="133">
            <text:p>133</text:p>
          </table:table-cell>
          <table:table-cell table:style-name="ce1" office:value-type="float" office:value="0.1477">
            <text:p>0,14770</text:p>
          </table:table-cell>
        </table:table-row>
        <table:table-row table:style-name="ro1">
          <table:table-cell office:value-type="string">
            <text:p>Kirov</text:p>
          </table:table-cell>
          <table:table-cell office:value-type="float" office:value="457387">
            <text:p>457387</text:p>
          </table:table-cell>
          <table:table-cell office:value-type="float" office:value="67">
            <text:p>67</text:p>
          </table:table-cell>
          <table:table-cell table:style-name="ce1" office:value-type="float" office:value="0.14648">
            <text:p>0,14648</text:p>
          </table:table-cell>
        </table:table-row>
        <table:table-row table:style-name="ro1">
          <table:table-cell office:value-type="string">
            <text:p>Volgograd</text:p>
          </table:table-cell>
          <table:table-cell office:value-type="float" office:value="1010331">
            <text:p>1010331</text:p>
          </table:table-cell>
          <table:table-cell office:value-type="float" office:value="145">
            <text:p>145</text:p>
          </table:table-cell>
          <table:table-cell table:style-name="ce1" office:value-type="float" office:value="0.14351">
            <text:p>0,14351</text:p>
          </table:table-cell>
        </table:table-row>
        <table:table-row table:style-name="ro1">
          <table:table-cell office:value-type="string">
            <text:p>Taichung</text:p>
          </table:table-cell>
          <table:table-cell office:value-type="float" office:value="1083582">
            <text:p>1083582</text:p>
          </table:table-cell>
          <table:table-cell office:value-type="float" office:value="155">
            <text:p>155</text:p>
          </table:table-cell>
          <table:table-cell table:style-name="ce1" office:value-type="float" office:value="0.14304">
            <text:p>0,14304</text:p>
          </table:table-cell>
        </table:table-row>
        <table:table-row table:style-name="ro1">
          <table:table-cell office:value-type="string">
            <text:p>Surat</text:p>
          </table:table-cell>
          <table:table-cell office:value-type="float" office:value="2894675">
            <text:p>2894675</text:p>
          </table:table-cell>
          <table:table-cell office:value-type="float" office:value="409">
            <text:p>409</text:p>
          </table:table-cell>
          <table:table-cell table:style-name="ce1" office:value-type="float" office:value="0.14129">
            <text:p>0,14129</text:p>
          </table:table-cell>
        </table:table-row>
        <table:table-row table:style-name="ro1">
          <table:table-cell office:value-type="string">
            <text:p>Khabarovsk</text:p>
          </table:table-cell>
          <table:table-cell office:value-type="float" office:value="578307">
            <text:p>578307</text:p>
          </table:table-cell>
          <table:table-cell office:value-type="float" office:value="81">
            <text:p>81</text:p>
          </table:table-cell>
          <table:table-cell table:style-name="ce1" office:value-type="float" office:value="0.14006">
            <text:p>0,14006</text:p>
          </table:table-cell>
        </table:table-row>
        <table:table-row table:style-name="ro1">
          <table:table-cell office:value-type="string">
            <text:p>Davao City</text:p>
          </table:table-cell>
          <table:table-cell office:value-type="float" office:value="1280040">
            <text:p>1280040</text:p>
          </table:table-cell>
          <table:table-cell office:value-type="float" office:value="176">
            <text:p>176</text:p>
          </table:table-cell>
          <table:table-cell table:style-name="ce1" office:value-type="float" office:value="0.13749">
            <text:p>0,13749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float" office:value="1252010">
            <text:p>1252010</text:p>
          </table:table-cell>
          <table:table-cell office:value-type="float" office:value="171">
            <text:p>171</text:p>
          </table:table-cell>
          <table:table-cell table:style-name="ce1" office:value-type="float" office:value="0.13658">
            <text:p>0,13658</text:p>
          </table:table-cell>
        </table:table-row>
        <table:table-row table:style-name="ro1">
          <table:table-cell office:value-type="string">
            <text:p>Cheboksary</text:p>
          </table:table-cell>
          <table:table-cell office:value-type="float" office:value="446786">
            <text:p>446786</text:p>
          </table:table-cell>
          <table:table-cell office:value-type="float" office:value="61">
            <text:p>61</text:p>
          </table:table-cell>
          <table:table-cell table:style-name="ce1" office:value-type="float" office:value="0.13653">
            <text:p>0,13653</text:p>
          </table:table-cell>
        </table:table-row>
        <table:table-row table:style-name="ro1">
          <table:table-cell office:value-type="string">
            <text:p>Nagpur</text:p>
          </table:table-cell>
          <table:table-cell office:value-type="float" office:value="2228191">
            <text:p>2228191</text:p>
          </table:table-cell>
          <table:table-cell office:value-type="float" office:value="300">
            <text:p>300</text:p>
          </table:table-cell>
          <table:table-cell table:style-name="ce1" office:value-type="float" office:value="0.13463">
            <text:p>0,13463</text:p>
          </table:table-cell>
        </table:table-row>
        <table:table-row table:style-name="ro1">
          <table:table-cell office:value-type="string">
            <text:p>Medan</text:p>
          </table:table-cell>
          <table:table-cell office:value-type="float" office:value="1751190">
            <text:p>1751190</text:p>
          </table:table-cell>
          <table:table-cell office:value-type="float" office:value="235">
            <text:p>235</text:p>
          </table:table-cell>
          <table:table-cell table:style-name="ce1" office:value-type="float" office:value="0.13419">
            <text:p>0,13419</text:p>
          </table:table-cell>
        </table:table-row>
        <table:table-row table:style-name="ro1">
          <table:table-cell office:value-type="string">
            <text:p>Warangal</text:p>
          </table:table-cell>
          <table:table-cell office:value-type="float" office:value="557864">
            <text:p>557864</text:p>
          </table:table-cell>
          <table:table-cell office:value-type="float" office:value="74">
            <text:p>74</text:p>
          </table:table-cell>
          <table:table-cell table:style-name="ce1" office:value-type="float" office:value="0.13264">
            <text:p>0,13264</text:p>
          </table:table-cell>
        </table:table-row>
        <table:table-row table:style-name="ro1"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float" office:value="181">
            <text:p>181</text:p>
          </table:table-cell>
          <table:table-cell table:style-name="ce1" office:value-type="float" office:value="0.1319">
            <text:p>0,13190</text:p>
          </table:table-cell>
        </table:table-row>
        <table:table-row table:style-name="ro1"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string">
            <text:p><text:s/>ang 181 </text:p>
          </table:table-cell>
          <table:table-cell table:style-name="ce1" office:value-type="float" office:value="0.1319">
            <text:p>0,13190</text:p>
          </table:table-cell>
        </table:table-row>
        <table:table-row table:style-name="ro1">
          <table:table-cell office:value-type="string">
            <text:p>Jalandhar</text:p>
          </table:table-cell>
          <table:table-cell office:value-type="float" office:value="785234">
            <text:p>785234</text:p>
          </table:table-cell>
          <table:table-cell office:value-type="float" office:value="103">
            <text:p>103</text:p>
          </table:table-cell>
          <table:table-cell table:style-name="ce1" office:value-type="float" office:value="0.13117">
            <text:p>0,13117</text:p>
          </table:table-cell>
        </table:table-row>
        <table:table-row table:style-name="ro1">
          <table:table-cell office:value-type="string">
            <text:p>Managua</text:p>
          </table:table-cell>
          <table:table-cell office:value-type="float" office:value="1140499">
            <text:p>1140499</text:p>
          </table:table-cell>
          <table:table-cell office:value-type="float" office:value="149">
            <text:p>149</text:p>
          </table:table-cell>
          <table:table-cell table:style-name="ce1" office:value-type="float" office:value="0.13064">
            <text:p>0,13064</text:p>
          </table:table-cell>
        </table:table-row>
        <table:table-row table:style-name="ro1">
          <table:table-cell office:value-type="string">
            <text:p>Bronx</text:p>
          </table:table-cell>
          <table:table-cell office:value-type="float" office:value="1203789">
            <text:p>1203789</text:p>
          </table:table-cell>
          <table:table-cell office:value-type="float" office:value="157">
            <text:p>157</text:p>
          </table:table-cell>
          <table:table-cell table:style-name="ce1" office:value-type="float" office:value="0.13042">
            <text:p>0,13042</text:p>
          </table:table-cell>
        </table:table-row>
        <table:table-row table:style-name="ro1">
          <table:table-cell office:value-type="string">
            <text:p>Varanasi</text:p>
          </table:table-cell>
          <table:table-cell office:value-type="float" office:value="1164520">
            <text:p>1164520</text:p>
          </table:table-cell>
          <table:table-cell office:value-type="float" office:value="151">
            <text:p>151</text:p>
          </table:table-cell>
          <table:table-cell table:style-name="ce1" office:value-type="float" office:value="0.12966">
            <text:p>0,12966</text:p>
          </table:table-cell>
        </table:table-row>
        <table:table-row table:style-name="ro1">
          <table:table-cell office:value-type="string">
            <text:p>Toluca</text:p>
          </table:table-cell>
          <table:table-cell office:value-type="float" office:value="505903">
            <text:p>505903</text:p>
          </table:table-cell>
          <table:table-cell office:value-type="float" office:value="65">
            <text:p>65</text:p>
          </table:table-cell>
          <table:table-cell table:style-name="ce1" office:value-type="float" office:value="0.12848">
            <text:p>0,12848</text:p>
          </table:table-cell>
        </table:table-row>
        <table:table-row table:style-name="ro1">
          <table:table-cell office:value-type="string">
            <text:p>Kobe</text:p>
          </table:table-cell>
          <table:table-cell office:value-type="float" office:value="1528487">
            <text:p>1528487</text:p>
          </table:table-cell>
          <table:table-cell office:value-type="float" office:value="196">
            <text:p>196</text:p>
          </table:table-cell>
          <table:table-cell table:style-name="ce1" office:value-type="float" office:value="0.12823">
            <text:p>0,12823</text:p>
          </table:table-cell>
        </table:table-row>
        <table:table-row table:style-name="ro1">
          <table:table-cell office:value-type="string">
            <text:p>Arequipa</text:p>
          </table:table-cell>
          <table:table-cell office:value-type="float" office:value="844000">
            <text:p>844000</text:p>
          </table:table-cell>
          <table:table-cell office:value-type="float" office:value="108">
            <text:p>108</text:p>
          </table:table-cell>
          <table:table-cell table:style-name="ce1" office:value-type="float" office:value="0.12796">
            <text:p>0,12796</text:p>
          </table:table-cell>
        </table:table-row>
        <table:table-row table:style-name="ro1"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table:style-name="ce1" office:value-type="float" office:value="0.12757">
            <text:p>0,12757</text:p>
          </table:table-cell>
        </table:table-row>
        <table:table-row table:style-name="ro1"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table:style-name="ce1" office:value-type="float" office:value="0.12757">
            <text:p>0,12757</text:p>
          </table:table-cell>
        </table:table-row>
        <table:table-row table:style-name="ro1">
          <table:table-cell office:value-type="string">
            <text:p>Morelia</text:p>
          </table:table-cell>
          <table:table-cell office:value-type="float" office:value="592820">
            <text:p>592820</text:p>
          </table:table-cell>
          <table:table-cell office:value-type="float" office:value="74">
            <text:p>74</text:p>
          </table:table-cell>
          <table:table-cell table:style-name="ce1" office:value-type="float" office:value="0.12482">
            <text:p>0,12482</text:p>
          </table:table-cell>
        </table:table-row>
        <table:table-row table:style-name="ro1">
          <table:table-cell office:value-type="string">
            <text:p>Sendai</text:p>
          </table:table-cell>
          <table:table-cell office:value-type="float" office:value="1037569">
            <text:p>1037569</text:p>
          </table:table-cell>
          <table:table-cell office:value-type="float" office:value="128">
            <text:p>128</text:p>
          </table:table-cell>
          <table:table-cell table:style-name="ce1" office:value-type="float" office:value="0.12336">
            <text:p>0,12336</text:p>
          </table:table-cell>
        </table:table-row>
        <table:table-row table:style-name="ro1">
          <table:table-cell office:value-type="string">
            <text:p>Jammu</text:p>
          </table:table-cell>
          <table:table-cell office:value-type="float" office:value="465600">
            <text:p>465600</text:p>
          </table:table-cell>
          <table:table-cell office:value-type="float" office:value="57">
            <text:p>57</text:p>
          </table:table-cell>
          <table:table-cell table:style-name="ce1" office:value-type="float" office:value="0.12242">
            <text:p>0,12242</text:p>
          </table:table-cell>
        </table:table-row>
        <table:table-row table:style-name="ro1">
          <table:table-cell office:value-type="string">
            <text:p>Visakhapatnam</text:p>
          </table:table-cell>
          <table:table-cell office:value-type="float" office:value="1063293">
            <text:p>1063293</text:p>
          </table:table-cell>
          <table:table-cell office:value-type="float" office:value="130">
            <text:p>130</text:p>
          </table:table-cell>
          <table:table-cell table:style-name="ce1" office:value-type="float" office:value="0.12226">
            <text:p>0,12226</text:p>
          </table:table-cell>
        </table:table-row>
        <table:table-row table:style-name="ro1">
          <table:table-cell office:value-type="string">
            <text:p>Bhopal</text:p>
          </table:table-cell>
          <table:table-cell office:value-type="float" office:value="1600080">
            <text:p>1600080</text:p>
          </table:table-cell>
          <table:table-cell office:value-type="float" office:value="194">
            <text:p>194</text:p>
          </table:table-cell>
          <table:table-cell table:style-name="ce1" office:value-type="float" office:value="0.12124">
            <text:p>0,12124</text:p>
          </table:table-cell>
        </table:table-row>
        <table:table-row table:style-name="ro1">
          <table:table-cell office:value-type="string">
            <text:p>Nagoya</text:p>
          </table:table-cell>
          <table:table-cell office:value-type="float" office:value="2191291">
            <text:p>2191291</text:p>
          </table:table-cell>
          <table:table-cell office:value-type="float" office:value="264">
            <text:p>264</text:p>
          </table:table-cell>
          <table:table-cell table:style-name="ce1" office:value-type="float" office:value="0.12047">
            <text:p>0,12047</text:p>
          </table:table-cell>
        </table:table-row>
        <table:table-row table:style-name="ro1">
          <table:table-cell office:value-type="string">
            <text:p>Belgaum</text:p>
          </table:table-cell>
          <table:table-cell office:value-type="float" office:value="428756">
            <text:p>428756</text:p>
          </table:table-cell>
          <table:table-cell office:value-type="float" office:value="51">
            <text:p>51</text:p>
          </table:table-cell>
          <table:table-cell table:style-name="ce1" office:value-type="float" office:value="0.11894">
            <text:p>0,11894</text:p>
          </table:table-cell>
        </table:table-row>
        <table:table-row table:style-name="ro1">
          <table:table-cell office:value-type="string">
            <text:p>Jinan</text:p>
          </table:table-cell>
          <table:table-cell office:value-type="float" office:value="2069266">
            <text:p>2069266</text:p>
          </table:table-cell>
          <table:table-cell office:value-type="float" office:value="245">
            <text:p>245</text:p>
          </table:table-cell>
          <table:table-cell table:style-name="ce1" office:value-type="float" office:value="0.11839">
            <text:p>0,11839</text:p>
          </table:table-cell>
        </table:table-row>
        <table:table-row table:style-name="ro1">
          <table:table-cell office:value-type="string">
            <text:p>Kemerovo</text:p>
          </table:table-cell>
          <table:table-cell office:value-type="float" office:value="477096">
            <text:p>477096</text:p>
          </table:table-cell>
          <table:table-cell office:value-type="float" office:value="56">
            <text:p>56</text:p>
          </table:table-cell>
          <table:table-cell table:style-name="ce1" office:value-type="float" office:value="0.11737">
            <text:p>0,11737</text:p>
          </table:table-cell>
        </table:table-row>
        <table:table-row table:style-name="ro1">
          <table:table-cell office:value-type="string">
            <text:p>Ghaziabad</text:p>
          </table:table-cell>
          <table:table-cell office:value-type="float" office:value="1199306">
            <text:p>1199306</text:p>
          </table:table-cell>
          <table:table-cell office:value-type="float" office:value="140">
            <text:p>140</text:p>
          </table:table-cell>
          <table:table-cell table:style-name="ce1" office:value-type="float" office:value="0.11673">
            <text:p>0,11673</text:p>
          </table:table-cell>
        </table:table-row>
        <table:table-row table:style-name="ro1">
          <table:table-cell office:value-type="string">
            <text:p>Taguig</text:p>
          </table:table-cell>
          <table:table-cell office:value-type="float" office:value="493391">
            <text:p>493391</text:p>
          </table:table-cell>
          <table:table-cell office:value-type="float" office:value="57">
            <text:p>57</text:p>
          </table:table-cell>
          <table:table-cell table:style-name="ce1" office:value-type="float" office:value="0.11552">
            <text:p>0,11552</text:p>
          </table:table-cell>
        </table:table-row>
        <table:table-row table:style-name="ro1">
          <table:table-cell office:value-type="string">
            <text:p>Kunming</text:p>
          </table:table-cell>
          <table:table-cell office:value-type="float" office:value="1023674">
            <text:p>1023674</text:p>
          </table:table-cell>
          <table:table-cell office:value-type="float" office:value="117">
            <text:p>117</text:p>
          </table:table-cell>
          <table:table-cell table:style-name="ce1" office:value-type="float" office:value="0.11429">
            <text:p>0,11429</text:p>
          </table:table-cell>
        </table:table-row>
        <table:table-row table:style-name="ro1">
          <table:table-cell office:value-type="string">
            <text:p>Tianjin</text:p>
          </table:table-cell>
          <table:table-cell office:value-type="float" office:value="3766207">
            <text:p>3766207</text:p>
          </table:table-cell>
          <table:table-cell office:value-type="float" office:value="427">
            <text:p>427</text:p>
          </table:table-cell>
          <table:table-cell table:style-name="ce1" office:value-type="float" office:value="0.11337">
            <text:p>0,11337</text:p>
          </table:table-cell>
        </table:table-row>
        <table:table-row table:style-name="ro1">
          <table:table-cell office:value-type="string">
            <text:p>Rajshahi</text:p>
          </table:table-cell>
          <table:table-cell office:value-type="float" office:value="700206">
            <text:p>700206</text:p>
          </table:table-cell>
          <table:table-cell office:value-type="float" office:value="79">
            <text:p>79</text:p>
          </table:table-cell>
          <table:table-cell table:style-name="ce1" office:value-type="float" office:value="0.11282">
            <text:p>0,11282</text:p>
          </table:table-cell>
        </table:table-row>
        <table:table-row table:style-name="ro1">
          <table:table-cell office:value-type="string">
            <text:p>Mexicali</text:p>
          </table:table-cell>
          <table:table-cell office:value-type="float" office:value="597124">
            <text:p>597124</text:p>
          </table:table-cell>
          <table:table-cell office:value-type="float" office:value="67">
            <text:p>67</text:p>
          </table:table-cell>
          <table:table-cell table:style-name="ce1" office:value-type="float" office:value="0.1122">
            <text:p>0,11220</text:p>
          </table:table-cell>
        </table:table-row>
        <table:table-row table:style-name="ro1"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table:style-name="ce1" office:value-type="float" office:value="0.10998">
            <text:p>0,10998</text:p>
          </table:table-cell>
        </table:table-row>
        <table:table-row table:style-name="ro1"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table:style-name="ce1" office:value-type="float" office:value="0.10998">
            <text:p>0,10998</text:p>
          </table:table-cell>
        </table:table-row>
        <table:table-row table:style-name="ro1">
          <table:table-cell office:value-type="string">
            <text:p>Okayama</text:p>
          </table:table-cell>
          <table:table-cell office:value-type="float" office:value="639657">
            <text:p>639657</text:p>
          </table:table-cell>
          <table:table-cell office:value-type="float" office:value="70">
            <text:p>70</text:p>
          </table:table-cell>
          <table:table-cell table:style-name="ce1" office:value-type="float" office:value="0.10943">
            <text:p>0,10943</text:p>
          </table:table-cell>
        </table:table-row>
        <table:table-row table:style-name="ro1">
          <table:table-cell office:value-type="string">
            <text:p>Quezon</text:p>
          </table:table-cell>
          <table:table-cell office:value-type="float" office:value="2294835">
            <text:p>2294835</text:p>
          </table:table-cell>
          <table:table-cell office:value-type="float" office:value="248">
            <text:p>248</text:p>
          </table:table-cell>
          <table:table-cell table:style-name="ce1" office:value-type="float" office:value="0.10806">
            <text:p>0,10806</text:p>
          </table:table-cell>
        </table:table-row>
        <table:table-row table:style-name="ro1">
          <table:table-cell office:value-type="string">
            <text:p>Chongqing</text:p>
          </table:table-cell>
          <table:table-cell office:value-type="float" office:value="3967028">
            <text:p>3967028</text:p>
          </table:table-cell>
          <table:table-cell office:value-type="float" office:value="426">
            <text:p>426</text:p>
          </table:table-cell>
          <table:table-cell table:style-name="ce1" office:value-type="float" office:value="0.10738">
            <text:p>0,10738</text:p>
          </table:table-cell>
        </table:table-row>
        <table:table-row table:style-name="ro1">
          <table:table-cell office:value-type="string">
            <text:p>Daejeon</text:p>
          </table:table-cell>
          <table:table-cell office:value-type="float" office:value="1475221">
            <text:p>1475221</text:p>
          </table:table-cell>
          <table:table-cell office:value-type="float" office:value="158">
            <text:p>158</text:p>
          </table:table-cell>
          <table:table-cell table:style-name="ce1" office:value-type="float" office:value="0.1071">
            <text:p>0,10710</text:p>
          </table:table-cell>
        </table:table-row>
        <table:table-row table:style-name="ro1">
          <table:table-cell office:value-type="string">
            <text:p>Cartagena</text:p>
          </table:table-cell>
          <table:table-cell office:value-type="float" office:value="952036">
            <text:p>952036</text:p>
          </table:table-cell>
          <table:table-cell office:value-type="float" office:value="100">
            <text:p>100</text:p>
          </table:table-cell>
          <table:table-cell table:style-name="ce1" office:value-type="float" office:value="0.10503">
            <text:p>0,10503</text:p>
          </table:table-cell>
        </table:table-row>
        <table:table-row table:style-name="ro1">
          <table:table-cell office:value-type="string">
            <text:p>Ludhiana</text:p>
          </table:table-cell>
          <table:table-cell office:value-type="float" office:value="1545476">
            <text:p>1545476</text:p>
          </table:table-cell>
          <table:table-cell office:value-type="float" office:value="156">
            <text:p>156</text:p>
          </table:table-cell>
          <table:table-cell table:style-name="ce1" office:value-type="float" office:value="0.10093">
            <text:p>0,10093</text:p>
          </table:table-cell>
        </table:table-row>
        <table:table-row table:style-name="ro1">
          <table:table-cell office:value-type="string">
            <text:p>Niigata</text:p>
          </table:table-cell>
          <table:table-cell office:value-type="float" office:value="505276">
            <text:p>505276</text:p>
          </table:table-cell>
          <table:table-cell office:value-type="float" office:value="51">
            <text:p>51</text:p>
          </table:table-cell>
          <table:table-cell table:style-name="ce1" office:value-type="float" office:value="0.10093">
            <text:p>0,10093</text:p>
          </table:table-cell>
        </table:table-row>
        <table:table-row table:style-name="ro1">
          <table:table-cell office:value-type="string">
            <text:p>Foshan</text:p>
          </table:table-cell>
          <table:table-cell office:value-type="float" office:value="627348">
            <text:p>627348</text:p>
          </table:table-cell>
          <table:table-cell office:value-type="float" office:value="63">
            <text:p>63</text:p>
          </table:table-cell>
          <table:table-cell table:style-name="ce1" office:value-type="float" office:value="0.10042">
            <text:p>0,10042</text:p>
          </table:table-cell>
        </table:table-row>
        <table:table-row table:style-name="ro1">
          <table:table-cell office:value-type="string">
            <text:p>Napoli</text:p>
          </table:table-cell>
          <table:table-cell office:value-type="float" office:value="988972">
            <text:p>988972</text:p>
          </table:table-cell>
          <table:table-cell office:value-type="float" office:value="99">
            <text:p>99</text:p>
          </table:table-cell>
          <table:table-cell table:style-name="ce1" office:value-type="float" office:value="0.1001">
            <text:p>0,10010</text:p>
          </table:table-cell>
        </table:table-row>
        <table:table-row table:style-name="ro1">
          <table:table-cell office:value-type="string">
            <text:p>Surakarta</text:p>
          </table:table-cell>
          <table:table-cell office:value-type="float" office:value="555368">
            <text:p>555368</text:p>
          </table:table-cell>
          <table:table-cell office:value-type="float" office:value="55">
            <text:p>55</text:p>
          </table:table-cell>
          <table:table-cell table:style-name="ce1" office:value-type="float" office:value="0.09903">
            <text:p>0,09903</text:p>
          </table:table-cell>
        </table:table-row>
        <table:table-row table:style-name="ro1">
          <table:table-cell office:value-type="string">
            <text:p>Thiruvananthapuram</text:p>
          </table:table-cell>
          <table:table-cell office:value-type="float" office:value="784223">
            <text:p>784223</text:p>
          </table:table-cell>
          <table:table-cell office:value-type="float" office:value="77">
            <text:p>77</text:p>
          </table:table-cell>
          <table:table-cell table:style-name="ce1" office:value-type="float" office:value="0.09818">
            <text:p>0,09818</text:p>
          </table:table-cell>
        </table:table-row>
        <table:table-row table:style-name="ro1">
          <table:table-cell office:value-type="string">
            <text:p>Bekasi</text:p>
          </table:table-cell>
          <table:table-cell office:value-type="float" office:value="1520204">
            <text:p>1520204</text:p>
          </table:table-cell>
          <table:table-cell office:value-type="float" office:value="149">
            <text:p>149</text:p>
          </table:table-cell>
          <table:table-cell table:style-name="ce1" office:value-type="float" office:value="0.09801">
            <text:p>0,09801</text:p>
          </table:table-cell>
        </table:table-row>
        <table:table-row table:style-name="ro1">
          <table:table-cell office:value-type="string">
            <text:p>Manila</text:p>
          </table:table-cell>
          <table:table-cell office:value-type="float" office:value="10443877">
            <text:p>10443877</text:p>
          </table:table-cell>
          <table:table-cell office:value-type="float" office:value="1007">
            <text:p>1007</text:p>
          </table:table-cell>
          <table:table-cell table:style-name="ce1" office:value-type="float" office:value="0.09642">
            <text:p>0,09642</text:p>
          </table:table-cell>
        </table:table-row>
        <table:table-row table:style-name="ro1">
          <table:table-cell office:value-type="string">
            <text:p>Zhengzhou</text:p>
          </table:table-cell>
          <table:table-cell office:value-type="float" office:value="2014125">
            <text:p>2014125</text:p>
          </table:table-cell>
          <table:table-cell office:value-type="float" office:value="194">
            <text:p>194</text:p>
          </table:table-cell>
          <table:table-cell table:style-name="ce1" office:value-type="float" office:value="0.09631">
            <text:p>0,09631</text:p>
          </table:table-cell>
        </table:table-row>
        <table:table-row table:style-name="ro1">
          <table:table-cell office:value-type="string">
            <text:p>Nikolaev</text:p>
          </table:table-cell>
          <table:table-cell office:value-type="float" office:value="510840">
            <text:p>510840</text:p>
          </table:table-cell>
          <table:table-cell office:value-type="float" office:value="49">
            <text:p>49</text:p>
          </table:table-cell>
          <table:table-cell table:style-name="ce1" office:value-type="float" office:value="0.09592">
            <text:p>0,09592</text:p>
          </table:table-cell>
        </table:table-row>
        <table:table-row table:style-name="ro1">
          <table:table-cell office:value-type="string">
            <text:p>Guayaquil</text:p>
          </table:table-cell>
          <table:table-cell office:value-type="float" office:value="1952029">
            <text:p>1952029</text:p>
          </table:table-cell>
          <table:table-cell office:value-type="float" office:value="187">
            <text:p>187</text:p>
          </table:table-cell>
          <table:table-cell table:style-name="ce1" office:value-type="float" office:value="0.09579">
            <text:p>0,09579</text:p>
          </table:table-cell>
        </table:table-row>
        <table:table-row table:style-name="ro1">
          <table:table-cell office:value-type="string">
            <text:p>Srinagar</text:p>
          </table:table-cell>
          <table:table-cell office:value-type="float" office:value="975926">
            <text:p>975926</text:p>
          </table:table-cell>
          <table:table-cell office:value-type="float" office:value="92">
            <text:p>92</text:p>
          </table:table-cell>
          <table:table-cell table:style-name="ce1" office:value-type="float" office:value="0.09426">
            <text:p>0,09426</text:p>
          </table:table-cell>
        </table:table-row>
        <table:table-row table:style-name="ro1">
          <table:table-cell office:value-type="string">
            <text:p>Zapopan</text:p>
          </table:table-cell>
          <table:table-cell office:value-type="float" office:value="987555">
            <text:p>987555</text:p>
          </table:table-cell>
          <table:table-cell office:value-type="float" office:value="93">
            <text:p>93</text:p>
          </table:table-cell>
          <table:table-cell table:style-name="ce1" office:value-type="float" office:value="0.09417">
            <text:p>0,09417</text:p>
          </table:table-cell>
        </table:table-row>
        <table:table-row table:style-name="ro1">
          <table:table-cell office:value-type="string">
            <text:p>Bursa</text:p>
          </table:table-cell>
          <table:table-cell office:value-type="float" office:value="1413485">
            <text:p>1413485</text:p>
          </table:table-cell>
          <table:table-cell office:value-type="float" office:value="133">
            <text:p>133</text:p>
          </table:table-cell>
          <table:table-cell table:style-name="ce1" office:value-type="float" office:value="0.09409">
            <text:p>0,09409</text:p>
          </table:table-cell>
        </table:table-row>
        <table:table-row table:style-name="ro1">
          <table:table-cell office:value-type="string">
            <text:p>Hiroshima</text:p>
          </table:table-cell>
          <table:table-cell office:value-type="float" office:value="1143850">
            <text:p>1143850</text:p>
          </table:table-cell>
          <table:table-cell office:value-type="float" office:value="105">
            <text:p>105</text:p>
          </table:table-cell>
          <table:table-cell table:style-name="ce1" office:value-type="float" office:value="0.09179">
            <text:p>0,09179</text:p>
          </table:table-cell>
        </table:table-row>
        <table:table-row table:style-name="ro1">
          <table:table-cell office:value-type="string">
            <text:p>Kanpur</text:p>
          </table:table-cell>
          <table:table-cell office:value-type="float" office:value="2823523">
            <text:p>2823523</text:p>
          </table:table-cell>
          <table:table-cell office:value-type="float" office:value="257">
            <text:p>257</text:p>
          </table:table-cell>
          <table:table-cell table:style-name="ce1" office:value-type="float" office:value="0.09102">
            <text:p>0,09102</text:p>
          </table:table-cell>
        </table:table-row>
        <table:table-row table:style-name="ro1">
          <table:table-cell office:value-type="string">
            <text:p>Gwalior</text:p>
          </table:table-cell>
          <table:table-cell office:value-type="float" office:value="882551">
            <text:p>882551</text:p>
          </table:table-cell>
          <table:table-cell office:value-type="float" office:value="80">
            <text:p>80</text:p>
          </table:table-cell>
          <table:table-cell table:style-name="ce1" office:value-type="float" office:value="0.09064">
            <text:p>0,09064</text:p>
          </table:table-cell>
        </table:table-row>
        <table:table-row table:style-name="ro1"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table:style-name="ce1" office:value-type="float" office:value="0.09029">
            <text:p>0,09029</text:p>
          </table:table-cell>
        </table:table-row>
        <table:table-row table:style-name="ro1"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table:style-name="ce1" office:value-type="float" office:value="0.09029">
            <text:p>0,09029</text:p>
          </table:table-cell>
        </table:table-row>
        <table:table-row table:style-name="ro1">
          <table:table-cell office:value-type="string">
            <text:p>Ranchi</text:p>
          </table:table-cell>
          <table:table-cell office:value-type="float" office:value="945079">
            <text:p>945079</text:p>
          </table:table-cell>
          <table:table-cell office:value-type="float" office:value="85">
            <text:p>85</text:p>
          </table:table-cell>
          <table:table-cell table:style-name="ce1" office:value-type="float" office:value="0.08993">
            <text:p>0,08993</text:p>
          </table:table-cell>
        </table:table-row>
        <table:table-row table:style-name="ro1">
          <table:table-cell office:value-type="string">
            <text:p>Kanazawa</text:p>
          </table:table-cell>
          <table:table-cell office:value-type="float" office:value="458941">
            <text:p>458941</text:p>
          </table:table-cell>
          <table:table-cell office:value-type="float" office:value="41">
            <text:p>41</text:p>
          </table:table-cell>
          <table:table-cell table:style-name="ce1" office:value-type="float" office:value="0.08933">
            <text:p>0,08933</text:p>
          </table:table-cell>
        </table:table-row>
        <table:table-row table:style-name="ro1">
          <table:table-cell office:value-type="string">
            <text:p>Tegucigalpa</text:p>
          </table:table-cell>
          <table:table-cell office:value-type="float" office:value="850961">
            <text:p>850961</text:p>
          </table:table-cell>
          <table:table-cell office:value-type="float" office:value="76">
            <text:p>76</text:p>
          </table:table-cell>
          <table:table-cell table:style-name="ce1" office:value-type="float" office:value="0.08931">
            <text:p>0,08931</text:p>
          </table:table-cell>
        </table:table-row>
        <table:table-row table:style-name="ro1">
          <table:table-cell office:value-type="string">
            <text:p>Agadir</text:p>
          </table:table-cell>
          <table:table-cell office:value-type="float" office:value="656110">
            <text:p>656110</text:p>
          </table:table-cell>
          <table:table-cell office:value-type="float" office:value="58">
            <text:p>58</text:p>
          </table:table-cell>
          <table:table-cell table:style-name="ce1" office:value-type="float" office:value="0.08839">
            <text:p>0,08839</text:p>
          </table:table-cell>
        </table:table-row>
        <table:table-row table:style-name="ro1">
          <table:table-cell office:value-type="string">
            <text:p>Tashkent</text:p>
          </table:table-cell>
          <table:table-cell office:value-type="float" office:value="1978078">
            <text:p>1978078</text:p>
          </table:table-cell>
          <table:table-cell office:value-type="float" office:value="173">
            <text:p>173</text:p>
          </table:table-cell>
          <table:table-cell table:style-name="ce1" office:value-type="float" office:value="0.08745">
            <text:p>0,08745</text:p>
          </table:table-cell>
        </table:table-row>
        <table:table-row table:style-name="ro1">
          <table:table-cell office:value-type="string">
            <text:p>Karachi</text:p>
          </table:table-cell>
          <table:table-cell office:value-type="float" office:value="11627378">
            <text:p>11627378</text:p>
          </table:table-cell>
          <table:table-cell office:value-type="float" office:value="1016">
            <text:p>1016</text:p>
          </table:table-cell>
          <table:table-cell table:style-name="ce1" office:value-type="float" office:value="0.08737">
            <text:p>0,08737</text:p>
          </table:table-cell>
        </table:table-row>
        <table:table-row table:style-name="ro1">
          <table:table-cell office:value-type="string">
            <text:p>Wien</text:p>
          </table:table-cell>
          <table:table-cell office:value-type="float" office:value="1569316">
            <text:p>1569316</text:p>
          </table:table-cell>
          <table:table-cell office:value-type="float" office:value="137">
            <text:p>137</text:p>
          </table:table-cell>
          <table:table-cell table:style-name="ce1" office:value-type="float" office:value="0.08729">
            <text:p>0,08729</text:p>
          </table:table-cell>
        </table:table-row>
        <table:table-row table:style-name="ro1">
          <table:table-cell office:value-type="string">
            <text:p>Peshawar</text:p>
          </table:table-cell>
          <table:table-cell office:value-type="float" office:value="1219248">
            <text:p>1219248</text:p>
          </table:table-cell>
          <table:table-cell office:value-type="float" office:value="106">
            <text:p>106</text:p>
          </table:table-cell>
          <table:table-cell table:style-name="ce1" office:value-type="float" office:value="0.08693">
            <text:p>0,08693</text:p>
          </table:table-cell>
        </table:table-row>
        <table:table-row table:style-name="ro1">
          <table:table-cell office:value-type="string">
            <text:p>Vijayawada</text:p>
          </table:table-cell>
          <table:table-cell office:value-type="float" office:value="874684">
            <text:p>874684</text:p>
          </table:table-cell>
          <table:table-cell office:value-type="float" office:value="75">
            <text:p>75</text:p>
          </table:table-cell>
          <table:table-cell table:style-name="ce1" office:value-type="float" office:value="0.08574">
            <text:p>0,08574</text:p>
          </table:table-cell>
        </table:table-row>
        <table:table-row table:style-name="ro1">
          <table:table-cell office:value-type="string">
            <text:p>Khulna</text:p>
          </table:table-cell>
          <table:table-cell office:value-type="float" office:value="1342429">
            <text:p>1342429</text:p>
          </table:table-cell>
          <table:table-cell office:value-type="float" office:value="115">
            <text:p>115</text:p>
          </table:table-cell>
          <table:table-cell table:style-name="ce1" office:value-type="float" office:value="0.08566">
            <text:p>0,08566</text:p>
          </table:table-cell>
        </table:table-row>
        <table:table-row table:style-name="ro1">
          <table:table-cell office:value-type="string">
            <text:p>Osasco</text:p>
          </table:table-cell>
          <table:table-cell office:value-type="float" office:value="677869">
            <text:p>677869</text:p>
          </table:table-cell>
          <table:table-cell office:value-type="float" office:value="58">
            <text:p>58</text:p>
          </table:table-cell>
          <table:table-cell table:style-name="ce1" office:value-type="float" office:value="0.08556">
            <text:p>0,08556</text:p>
          </table:table-cell>
        </table:table-row>
        <table:table-row table:style-name="ro1">
          <table:table-cell office:value-type="string">
            <text:p>Mashhad</text:p>
          </table:table-cell>
          <table:table-cell office:value-type="float" office:value="2307254">
            <text:p>2307254</text:p>
          </table:table-cell>
          <table:table-cell office:value-type="float" office:value="197">
            <text:p>197</text:p>
          </table:table-cell>
          <table:table-cell table:style-name="ce1" office:value-type="float" office:value="0.08538">
            <text:p>0,08538</text:p>
          </table:table-cell>
        </table:table-row>
        <table:table-row table:style-name="ro1">
          <table:table-cell office:value-type="string">
            <text:p>Jamshedpur</text:p>
          </table:table-cell>
          <table:table-cell office:value-type="float" office:value="616404">
            <text:p>616404</text:p>
          </table:table-cell>
          <table:table-cell office:value-type="float" office:value="52">
            <text:p>52</text:p>
          </table:table-cell>
          <table:table-cell table:style-name="ce1" office:value-type="float" office:value="0.08436">
            <text:p>0,08436</text:p>
          </table:table-cell>
        </table:table-row>
        <table:table-row table:style-name="ro1">
          <table:table-cell office:value-type="string">
            <text:p>Harbin</text:p>
          </table:table-cell>
          <table:table-cell office:value-type="float" office:value="3229883">
            <text:p>3229883</text:p>
          </table:table-cell>
          <table:table-cell office:value-type="float" office:value="268">
            <text:p>268</text:p>
          </table:table-cell>
          <table:table-cell table:style-name="ce1" office:value-type="float" office:value="0.08297">
            <text:p>0,08297</text:p>
          </table:table-cell>
        </table:table-row>
        <table:table-row table:style-name="ro1">
          <table:table-cell office:value-type="string">
            <text:p>Kumamoto</text:p>
          </table:table-cell>
          <table:table-cell office:value-type="float" office:value="680429">
            <text:p>680429</text:p>
          </table:table-cell>
          <table:table-cell office:value-type="float" office:value="56">
            <text:p>56</text:p>
          </table:table-cell>
          <table:table-cell table:style-name="ce1" office:value-type="float" office:value="0.0823">
            <text:p>0,08230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548288">
            <text:p>548288</text:p>
          </table:table-cell>
          <table:table-cell office:value-type="float" office:value="45">
            <text:p>45</text:p>
          </table:table-cell>
          <table:table-cell table:style-name="ce1" office:value-type="float" office:value="0.08207">
            <text:p>0,08207</text:p>
          </table:table-cell>
        </table:table-row>
        <table:table-row table:style-name="ro1">
          <table:table-cell office:value-type="string">
            <text:p>Jabalpur</text:p>
          </table:table-cell>
          <table:table-cell office:value-type="float" office:value="1030276">
            <text:p>1030276</text:p>
          </table:table-cell>
          <table:table-cell office:value-type="float" office:value="84">
            <text:p>84</text:p>
          </table:table-cell>
          <table:table-cell table:style-name="ce1" office:value-type="float" office:value="0.08153">
            <text:p>0,08153</text:p>
          </table:table-cell>
        </table:table-row>
        <table:table-row table:style-name="ro1">
          <table:table-cell office:value-type="string">
            <text:p>Raipur</text:p>
          </table:table-cell>
          <table:table-cell office:value-type="float" office:value="680066">
            <text:p>680066</text:p>
          </table:table-cell>
          <table:table-cell office:value-type="float" office:value="55">
            <text:p>55</text:p>
          </table:table-cell>
          <table:table-cell table:style-name="ce1" office:value-type="float" office:value="0.08087">
            <text:p>0,08087</text:p>
          </table:table-cell>
        </table:table-row>
        <table:table-row table:style-name="ro1">
          <table:table-cell office:value-type="string">
            <text:p>Trujillo</text:p>
          </table:table-cell>
          <table:table-cell office:value-type="float" office:value="750004">
            <text:p>750004</text:p>
          </table:table-cell>
          <table:table-cell office:value-type="float" office:value="60">
            <text:p>60</text:p>
          </table:table-cell>
          <table:table-cell table:style-name="ce1" office:value-type="float" office:value="0.07999">
            <text:p>0,07999</text:p>
          </table:table-cell>
        </table:table-row>
        <table:table-row table:style-name="ro1">
          <table:table-cell office:value-type="string">
            <text:p>Bhilai</text:p>
          </table:table-cell>
          <table:table-cell office:value-type="float" office:value="625203">
            <text:p>625203</text:p>
          </table:table-cell>
          <table:table-cell office:value-type="float" office:value="50">
            <text:p>50</text:p>
          </table:table-cell>
          <table:table-cell table:style-name="ce1" office:value-type="float" office:value="0.07997">
            <text:p>0,07997</text:p>
          </table:table-cell>
        </table:table-row>
        <table:table-row table:style-name="ro1">
          <table:table-cell office:value-type="string">
            <text:p>Faridabad</text:p>
          </table:table-cell>
          <table:table-cell office:value-type="float" office:value="1280909">
            <text:p>1280909</text:p>
          </table:table-cell>
          <table:table-cell office:value-type="float" office:value="102">
            <text:p>102</text:p>
          </table:table-cell>
          <table:table-cell table:style-name="ce1" office:value-type="float" office:value="0.07963">
            <text:p>0,07963</text:p>
          </table:table-cell>
        </table:table-row>
        <table:table-row table:style-name="ro1">
          <table:table-cell office:value-type="string">
            <text:p>Barquisimeto</text:p>
          </table:table-cell>
          <table:table-cell office:value-type="float" office:value="809564">
            <text:p>809564</text:p>
          </table:table-cell>
          <table:table-cell office:value-type="float" office:value="64">
            <text:p>64</text:p>
          </table:table-cell>
          <table:table-cell table:style-name="ce1" office:value-type="float" office:value="0.07905">
            <text:p>0,07905</text:p>
          </table:table-cell>
        </table:table-row>
        <table:table-row table:style-name="ro1">
          <table:table-cell office:value-type="string">
            <text:p>Guarulhos</text:p>
          </table:table-cell>
          <table:table-cell office:value-type="float" office:value="1169601">
            <text:p>1169601</text:p>
          </table:table-cell>
          <table:table-cell office:value-type="float" office:value="92">
            <text:p>92</text:p>
          </table:table-cell>
          <table:table-cell table:style-name="ce1" office:value-type="float" office:value="0.07865">
            <text:p>0,07865</text:p>
          </table:table-cell>
        </table:table-row>
        <table:table-row table:style-name="ro1">
          <table:table-cell office:value-type="string">
            <text:p>Bucuresti</text:p>
          </table:table-cell>
          <table:table-cell office:value-type="float" office:value="1877155">
            <text:p>1877155</text:p>
          </table:table-cell>
          <table:table-cell office:value-type="float" office:value="147">
            <text:p>147</text:p>
          </table:table-cell>
          <table:table-cell table:style-name="ce1" office:value-type="float" office:value="0.0783">
            <text:p>0,07830</text:p>
          </table:table-cell>
        </table:table-row>
        <table:table-row table:style-name="ro1">
          <table:table-cell office:value-type="string">
            <text:p>Lagos</text:p>
          </table:table-cell>
          <table:table-cell office:value-type="float" office:value="8789133">
            <text:p>8789133</text:p>
          </table:table-cell>
          <table:table-cell office:value-type="float" office:value="686">
            <text:p>686</text:p>
          </table:table-cell>
          <table:table-cell table:style-name="ce1" office:value-type="float" office:value="0.07805">
            <text:p>0,07805</text:p>
          </table:table-cell>
        </table:table-row>
        <table:table-row table:style-name="ro1">
          <table:table-cell office:value-type="string">
            <text:p>Calabar</text:p>
          </table:table-cell>
          <table:table-cell office:value-type="float" office:value="461832">
            <text:p>461832</text:p>
          </table:table-cell>
          <table:table-cell office:value-type="float" office:value="36">
            <text:p>36</text:p>
          </table:table-cell>
          <table:table-cell table:style-name="ce1" office:value-type="float" office:value="0.07795">
            <text:p>0,07795</text:p>
          </table:table-cell>
        </table:table-row>
        <table:table-row table:style-name="ro1">
          <table:table-cell office:value-type="string">
            <text:p>Eskisehir</text:p>
          </table:table-cell>
          <table:table-cell office:value-type="float" office:value="515155">
            <text:p>515155</text:p>
          </table:table-cell>
          <table:table-cell office:value-type="float" office:value="39">
            <text:p>39</text:p>
          </table:table-cell>
          <table:table-cell table:style-name="ce1" office:value-type="float" office:value="0.0757">
            <text:p>0,07570</text:p>
          </table:table-cell>
        </table:table-row>
        <table:table-row table:style-name="ro1">
          <table:table-cell office:value-type="string">
            <text:p>Wenzhou</text:p>
          </table:table-cell>
          <table:table-cell office:value-type="float" office:value="865672">
            <text:p>865672</text:p>
          </table:table-cell>
          <table:table-cell office:value-type="float" office:value="65">
            <text:p>65</text:p>
          </table:table-cell>
          <table:table-cell table:style-name="ce1" office:value-type="float" office:value="0.07508">
            <text:p>0,07508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float" office:value="1894386">
            <text:p>1894386</text:p>
          </table:table-cell>
          <table:table-cell office:value-type="float" office:value="142">
            <text:p>142</text:p>
          </table:table-cell>
          <table:table-cell table:style-name="ce1" office:value-type="float" office:value="0.07495">
            <text:p>0,07495</text:p>
          </table:table-cell>
        </table:table-row>
        <table:table-row table:style-name="ro1">
          <table:table-cell office:value-type="string">
            <text:p>Nanning</text:p>
          </table:table-cell>
          <table:table-cell office:value-type="float" office:value="803788">
            <text:p>803788</text:p>
          </table:table-cell>
          <table:table-cell office:value-type="float" office:value="60">
            <text:p>60</text:p>
          </table:table-cell>
          <table:table-cell table:style-name="ce1" office:value-type="float" office:value="0.07464">
            <text:p>0,07464</text:p>
          </table:table-cell>
        </table:table-row>
        <table:table-row table:style-name="ro1">
          <table:table-cell office:value-type="string">
            <text:p>Shiraz</text:p>
          </table:table-cell>
          <table:table-cell office:value-type="float" office:value="1249972">
            <text:p>1249972</text:p>
          </table:table-cell>
          <table:table-cell office:value-type="float" office:value="93">
            <text:p>93</text:p>
          </table:table-cell>
          <table:table-cell table:style-name="ce1" office:value-type="float" office:value="0.0744">
            <text:p>0,07440</text:p>
          </table:table-cell>
        </table:table-row>
        <table:table-row table:style-name="ro1">
          <table:table-cell office:value-type="string">
            <text:p>Kolhapur</text:p>
          </table:table-cell>
          <table:table-cell office:value-type="float" office:value="516184">
            <text:p>516184</text:p>
          </table:table-cell>
          <table:table-cell office:value-type="float" office:value="38">
            <text:p>38</text:p>
          </table:table-cell>
          <table:table-cell table:style-name="ce1" office:value-type="float" office:value="0.07361">
            <text:p>0,07361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float" office:value="543942">
            <text:p>543942</text:p>
          </table:table-cell>
          <table:table-cell office:value-type="float" office:value="40">
            <text:p>40</text:p>
          </table:table-cell>
          <table:table-cell table:style-name="ce1" office:value-type="float" office:value="0.07353">
            <text:p>0,07353</text:p>
          </table:table-cell>
        </table:table-row>
        <table:table-row table:style-name="ro1">
          <table:table-cell office:value-type="string">
            <text:p>Hamamatsu</text:p>
          </table:table-cell>
          <table:table-cell office:value-type="float" office:value="605105">
            <text:p>605105</text:p>
          </table:table-cell>
          <table:table-cell office:value-type="float" office:value="44">
            <text:p>44</text:p>
          </table:table-cell>
          <table:table-cell table:style-name="ce1" office:value-type="float" office:value="0.07271">
            <text:p>0,07271</text:p>
          </table:table-cell>
        </table:table-row>
        <table:table-row table:style-name="ro1">
          <table:table-cell office:value-type="string">
            <text:p>Pontianak</text:p>
          </table:table-cell>
          <table:table-cell office:value-type="float" office:value="455226">
            <text:p>455226</text:p>
          </table:table-cell>
          <table:table-cell office:value-type="float" office:value="33">
            <text:p>33</text:p>
          </table:table-cell>
          <table:table-cell table:style-name="ce1" office:value-type="float" office:value="0.07249">
            <text:p>0,07249</text:p>
          </table:table-cell>
        </table:table-row>
        <table:table-row table:style-name="ro1">
          <table:table-cell office:value-type="string">
            <text:p>Durban</text:p>
          </table:table-cell>
          <table:table-cell office:value-type="float" office:value="3120340">
            <text:p>3120340</text:p>
          </table:table-cell>
          <table:table-cell office:value-type="float" office:value="226">
            <text:p>226</text:p>
          </table:table-cell>
          <table:table-cell table:style-name="ce1" office:value-type="float" office:value="0.07242">
            <text:p>0,07242</text:p>
          </table:table-cell>
        </table:table-row>
        <table:table-row table:style-name="ro1">
          <table:table-cell office:value-type="string">
            <text:p>Kayseri</text:p>
          </table:table-cell>
          <table:table-cell office:value-type="float" office:value="593164">
            <text:p>593164</text:p>
          </table:table-cell>
          <table:table-cell office:value-type="float" office:value="42">
            <text:p>42</text:p>
          </table:table-cell>
          <table:table-cell table:style-name="ce1" office:value-type="float" office:value="0.0708">
            <text:p>0,07080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float" office:value="3469290">
            <text:p>3469290</text:p>
          </table:table-cell>
          <table:table-cell office:value-type="float" office:value="244">
            <text:p>244</text:p>
          </table:table-cell>
          <table:table-cell table:style-name="ce1" office:value-type="float" office:value="0.07033">
            <text:p>0,07033</text:p>
          </table:table-cell>
        </table:table-row>
        <table:table-row table:style-name="ro1">
          <table:table-cell office:value-type="string">
            <text:p>Marrakech</text:p>
          </table:table-cell>
          <table:table-cell office:value-type="float" office:value="839296">
            <text:p>839296</text:p>
          </table:table-cell>
          <table:table-cell office:value-type="float" office:value="59">
            <text:p>59</text:p>
          </table:table-cell>
          <table:table-cell table:style-name="ce1" office:value-type="float" office:value="0.07029">
            <text:p>0,07029</text:p>
          </table:table-cell>
        </table:table-row>
        <table:table-row table:style-name="ro1">
          <table:table-cell office:value-type="string">
            <text:p>Patna</text:p>
          </table:table-cell>
          <table:table-cell office:value-type="float" office:value="1600085">
            <text:p>1600085</text:p>
          </table:table-cell>
          <table:table-cell office:value-type="float" office:value="112">
            <text:p>112</text:p>
          </table:table-cell>
          <table:table-cell table:style-name="ce1" office:value-type="float" office:value="0.06999">
            <text:p>0,06999</text:p>
          </table:table-cell>
        </table:table-row>
        <table:table-row table:style-name="ro1">
          <table:table-cell office:value-type="string">
            <text:p>Oita</text:p>
          </table:table-cell>
          <table:table-cell office:value-type="float" office:value="448910">
            <text:p>448910</text:p>
          </table:table-cell>
          <table:table-cell office:value-type="float" office:value="31">
            <text:p>31</text:p>
          </table:table-cell>
          <table:table-cell table:style-name="ce1" office:value-type="float" office:value="0.06905">
            <text:p>0,06905</text:p>
          </table:table-cell>
        </table:table-row>
        <table:table-row table:style-name="ro1">
          <table:table-cell office:value-type="string">
            <text:p>Chiclayo</text:p>
          </table:table-cell>
          <table:table-cell office:value-type="float" office:value="582597">
            <text:p>582597</text:p>
          </table:table-cell>
          <table:table-cell office:value-type="float" office:value="40">
            <text:p>40</text:p>
          </table:table-cell>
          <table:table-cell table:style-name="ce1" office:value-type="float" office:value="0.06865">
            <text:p>0,06865</text:p>
          </table:table-cell>
        </table:table-row>
        <table:table-row table:style-name="ro1">
          <table:table-cell office:value-type="string">
            <text:p>Lipetsk</text:p>
          </table:table-cell>
          <table:table-cell office:value-type="float" office:value="515659">
            <text:p>515659</text:p>
          </table:table-cell>
          <table:table-cell office:value-type="float" office:value="35">
            <text:p>35</text:p>
          </table:table-cell>
          <table:table-cell table:style-name="ce1" office:value-type="float" office:value="0.06787">
            <text:p>0,06787</text:p>
          </table:table-cell>
        </table:table-row>
        <table:table-row table:style-name="ro1">
          <table:table-cell office:value-type="string">
            <text:p>Yantai</text:p>
          </table:table-cell>
          <table:table-cell office:value-type="float" office:value="719332">
            <text:p>719332</text:p>
          </table:table-cell>
          <table:table-cell office:value-type="float" office:value="46">
            <text:p>46</text:p>
          </table:table-cell>
          <table:table-cell table:style-name="ce1" office:value-type="float" office:value="0.06394">
            <text:p>0,06394</text:p>
          </table:table-cell>
        </table:table-row>
        <table:table-row table:style-name="ro1">
          <table:table-cell office:value-type="string">
            <text:p>Bacolod City</text:p>
          </table:table-cell>
          <table:table-cell office:value-type="float" office:value="454898">
            <text:p>454898</text:p>
          </table:table-cell>
          <table:table-cell office:value-type="float" office:value="29">
            <text:p>29</text:p>
          </table:table-cell>
          <table:table-cell table:style-name="ce1" office:value-type="float" office:value="0.06375">
            <text:p>0,06375</text:p>
          </table:table-cell>
        </table:table-row>
        <table:table-row table:style-name="ro1">
          <table:table-cell office:value-type="string">
            <text:p>Shenyang</text:p>
          </table:table-cell>
          <table:table-cell office:value-type="float" office:value="3512192">
            <text:p>3512192</text:p>
          </table:table-cell>
          <table:table-cell office:value-type="float" office:value="215">
            <text:p>215</text:p>
          </table:table-cell>
          <table:table-cell table:style-name="ce1" office:value-type="float" office:value="0.06121">
            <text:p>0,06121</text:p>
          </table:table-cell>
        </table:table-row>
        <table:table-row table:style-name="ro1">
          <table:table-cell office:value-type="string">
            <text:p>Sialkot</text:p>
          </table:table-cell>
          <table:table-cell office:value-type="float" office:value="477537">
            <text:p>477537</text:p>
          </table:table-cell>
          <table:table-cell office:value-type="float" office:value="29">
            <text:p>29</text:p>
          </table:table-cell>
          <table:table-cell table:style-name="ce1" office:value-type="float" office:value="0.06072">
            <text:p>0,06072</text:p>
          </table:table-cell>
        </table:table-row>
        <table:table-row table:style-name="ro1">
          <table:table-cell office:value-type="string">
            <text:p>Contagem</text:p>
          </table:table-cell>
          <table:table-cell office:value-type="float" office:value="627132">
            <text:p>627132</text:p>
          </table:table-cell>
          <table:table-cell office:value-type="float" office:value="38">
            <text:p>38</text:p>
          </table:table-cell>
          <table:table-cell table:style-name="ce1" office:value-type="float" office:value="0.06059">
            <text:p>0,06059</text:p>
          </table:table-cell>
        </table:table-row>
        <table:table-row table:style-name="ro1">
          <table:table-cell office:value-type="string">
            <text:p>Konya</text:p>
          </table:table-cell>
          <table:table-cell office:value-type="float" office:value="876004">
            <text:p>876004</text:p>
          </table:table-cell>
          <table:table-cell office:value-type="float" office:value="53">
            <text:p>53</text:p>
          </table:table-cell>
          <table:table-cell table:style-name="ce1" office:value-type="float" office:value="0.0605">
            <text:p>0,06050</text:p>
          </table:table-cell>
        </table:table-row>
        <table:table-row table:style-name="ro1">
          <table:table-cell office:value-type="string">
            <text:p>Guntur</text:p>
          </table:table-cell>
          <table:table-cell office:value-type="float" office:value="530636">
            <text:p>530636</text:p>
          </table:table-cell>
          <table:table-cell office:value-type="float" office:value="32">
            <text:p>32</text:p>
          </table:table-cell>
          <table:table-cell table:style-name="ce1" office:value-type="float" office:value="0.0603">
            <text:p>0,06030</text:p>
          </table:table-cell>
        </table:table-row>
        <table:table-row table:style-name="ro1">
          <table:table-cell office:value-type="string">
            <text:p>Guilin</text:p>
          </table:table-cell>
          <table:table-cell office:value-type="float" office:value="649352">
            <text:p>649352</text:p>
          </table:table-cell>
          <table:table-cell office:value-type="float" office:value="39">
            <text:p>39</text:p>
          </table:table-cell>
          <table:table-cell table:style-name="ce1" office:value-type="float" office:value="0.06005">
            <text:p>0,06005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float" office:value="3609698">
            <text:p>3609698</text:p>
          </table:table-cell>
          <table:table-cell office:value-type="float" office:value="215">
            <text:p>215</text:p>
          </table:table-cell>
          <table:table-cell table:style-name="ce1" office:value-type="float" office:value="0.05956">
            <text:p>0,05956</text:p>
          </table:table-cell>
        </table:table-row>
        <table:table-row table:style-name="ro1">
          <table:table-cell office:value-type="string">
            <text:p>Saltillo</text:p>
          </table:table-cell>
          <table:table-cell office:value-type="float" office:value="621270">
            <text:p>621270</text:p>
          </table:table-cell>
          <table:table-cell office:value-type="float" office:value="37">
            <text:p>37</text:p>
          </table:table-cell>
          <table:table-cell table:style-name="ce1" office:value-type="float" office:value="0.05955">
            <text:p>0,05955</text:p>
          </table:table-cell>
        </table:table-row>
        <table:table-row table:style-name="ro1">
          <table:table-cell office:value-type="string">
            <text:p>Cotonou</text:p>
          </table:table-cell>
          <table:table-cell office:value-type="float" office:value="690584">
            <text:p>690584</text:p>
          </table:table-cell>
          <table:table-cell office:value-type="float" office:value="41">
            <text:p>41</text:p>
          </table:table-cell>
          <table:table-cell table:style-name="ce1" office:value-type="float" office:value="0.05937">
            <text:p>0,05937</text:p>
          </table:table-cell>
        </table:table-row>
        <table:table-row table:style-name="ro1">
          <table:table-cell office:value-type="string">
            <text:p>Tabriz</text:p>
          </table:table-cell>
          <table:table-cell office:value-type="float" office:value="1424701">
            <text:p>1424701</text:p>
          </table:table-cell>
          <table:table-cell office:value-type="float" office:value="84">
            <text:p>84</text:p>
          </table:table-cell>
          <table:table-cell table:style-name="ce1" office:value-type="float" office:value="0.05895">
            <text:p>0,05895</text:p>
          </table:table-cell>
        </table:table-row>
        <table:table-row table:style-name="ro1">
          <table:table-cell office:value-type="string">
            <text:p>Thane</text:p>
          </table:table-cell>
          <table:table-cell office:value-type="float" office:value="1261517">
            <text:p>1261517</text:p>
          </table:table-cell>
          <table:table-cell office:value-type="float" office:value="73">
            <text:p>73</text:p>
          </table:table-cell>
          <table:table-cell table:style-name="ce1" office:value-type="float" office:value="0.05786">
            <text:p>0,05786</text:p>
          </table:table-cell>
        </table:table-row>
        <table:table-row table:style-name="ro1">
          <table:table-cell office:value-type="string">
            <text:p>Mombasa</text:p>
          </table:table-cell>
          <table:table-cell office:value-type="float" office:value="799727">
            <text:p>799727</text:p>
          </table:table-cell>
          <table:table-cell office:value-type="float" office:value="44">
            <text:p>44</text:p>
          </table:table-cell>
          <table:table-cell table:style-name="ce1" office:value-type="float" office:value="0.05501">
            <text:p>0,05501</text:p>
          </table:table-cell>
        </table:table-row>
        <table:table-row table:style-name="ro1">
          <table:table-cell office:value-type="string">
            <text:p>Yazd</text:p>
          </table:table-cell>
          <table:table-cell office:value-type="float" office:value="477926">
            <text:p>477926</text:p>
          </table:table-cell>
          <table:table-cell office:value-type="float" office:value="26">
            <text:p>26</text:p>
          </table:table-cell>
          <table:table-cell table:style-name="ce1" office:value-type="float" office:value="0.0544">
            <text:p>0,05440</text:p>
          </table:table-cell>
        </table:table-row>
        <table:table-row table:style-name="ro1">
          <table:table-cell office:value-type="string">
            <text:p>Ajmer</text:p>
          </table:table-cell>
          <table:table-cell office:value-type="float" office:value="517947">
            <text:p>517947</text:p>
          </table:table-cell>
          <table:table-cell office:value-type="float" office:value="28">
            <text:p>28</text:p>
          </table:table-cell>
          <table:table-cell table:style-name="ce1" office:value-type="float" office:value="0.05405">
            <text:p>0,05405</text:p>
          </table:table-cell>
        </table:table-row>
        <table:table-row table:style-name="ro1">
          <table:table-cell office:value-type="string">
            <text:p>Bikaner</text:p>
          </table:table-cell>
          <table:table-cell office:value-type="float" office:value="576056">
            <text:p>576056</text:p>
          </table:table-cell>
          <table:table-cell office:value-type="float" office:value="31">
            <text:p>31</text:p>
          </table:table-cell>
          <table:table-cell table:style-name="ce1" office:value-type="float" office:value="0.05381">
            <text:p>0,05381</text:p>
          </table:table-cell>
        </table:table-row>
        <table:table-row table:style-name="ro1">
          <table:table-cell office:value-type="string">
            <text:p>Astrakhan</text:p>
          </table:table-cell>
          <table:table-cell office:value-type="float" office:value="502537">
            <text:p>502537</text:p>
          </table:table-cell>
          <table:table-cell office:value-type="float" office:value="27">
            <text:p>27</text:p>
          </table:table-cell>
          <table:table-cell table:style-name="ce1" office:value-type="float" office:value="0.05372">
            <text:p>0,05372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float" office:value="1576843">
            <text:p>1576843</text:p>
          </table:table-cell>
          <table:table-cell office:value-type="float" office:value="84">
            <text:p>84</text:p>
          </table:table-cell>
          <table:table-cell table:style-name="ce1" office:value-type="float" office:value="0.05327">
            <text:p>0,05327</text:p>
          </table:table-cell>
        </table:table-row>
        <table:table-row table:style-name="ro1">
          <table:table-cell office:value-type="string">
            <text:p>Aurangabad</text:p>
          </table:table-cell>
          <table:table-cell office:value-type="float" office:value="1016520">
            <text:p>1016520</text:p>
          </table:table-cell>
          <table:table-cell office:value-type="float" office:value="54">
            <text:p>54</text:p>
          </table:table-cell>
          <table:table-cell table:style-name="ce1" office:value-type="float" office:value="0.05312">
            <text:p>0,05312</text:p>
          </table:table-cell>
        </table:table-row>
        <table:table-row table:style-name="ro1">
          <table:table-cell office:value-type="string">
            <text:p>Maracaibo</text:p>
          </table:table-cell>
          <table:table-cell office:value-type="float" office:value="1948269">
            <text:p>1948269</text:p>
          </table:table-cell>
          <table:table-cell office:value-type="float" office:value="103">
            <text:p>103</text:p>
          </table:table-cell>
          <table:table-cell table:style-name="ce1" office:value-type="float" office:value="0.05286">
            <text:p>0,05286</text:p>
          </table:table-cell>
        </table:table-row>
        <table:table-row table:style-name="ro1">
          <table:table-cell office:value-type="string">
            <text:p>Kocaeli</text:p>
          </table:table-cell>
          <table:table-cell office:value-type="float" office:value="1350456">
            <text:p>1350456</text:p>
          </table:table-cell>
          <table:table-cell office:value-type="float" office:value="69">
            <text:p>69</text:p>
          </table:table-cell>
          <table:table-cell table:style-name="ce1" office:value-type="float" office:value="0.05109">
            <text:p>0,05109</text:p>
          </table:table-cell>
        </table:table-row>
        <table:table-row table:style-name="ro1">
          <table:table-cell office:value-type="string">
            <text:p>Bahawalpur</text:p>
          </table:table-cell>
          <table:table-cell office:value-type="float" office:value="552765">
            <text:p>552765</text:p>
          </table:table-cell>
          <table:table-cell office:value-type="float" office:value="28">
            <text:p>28</text:p>
          </table:table-cell>
          <table:table-cell table:style-name="ce1" office:value-type="float" office:value="0.05065">
            <text:p>0,05065</text:p>
          </table:table-cell>
        </table:table-row>
        <table:table-row table:style-name="ro1">
          <table:table-cell office:value-type="string">
            <text:p>Rasht</text:p>
          </table:table-cell>
          <table:table-cell office:value-type="float" office:value="594619">
            <text:p>594619</text:p>
          </table:table-cell>
          <table:table-cell office:value-type="float" office:value="30">
            <text:p>30</text:p>
          </table:table-cell>
          <table:table-cell table:style-name="ce1" office:value-type="float" office:value="0.05045">
            <text:p>0,05045</text:p>
          </table:table-cell>
        </table:table-row>
        <table:table-row table:style-name="ro1">
          <table:table-cell office:value-type="string">
            <text:p>Palembang</text:p>
          </table:table-cell>
          <table:table-cell office:value-type="float" office:value="1241334">
            <text:p>1241334</text:p>
          </table:table-cell>
          <table:table-cell office:value-type="float" office:value="62">
            <text:p>62</text:p>
          </table:table-cell>
          <table:table-cell table:style-name="ce1" office:value-type="float" office:value="0.04994">
            <text:p>0,04994</text:p>
          </table:table-cell>
        </table:table-row>
        <table:table-row table:style-name="ro1">
          <table:table-cell office:value-type="string">
            <text:p>Maputo</text:p>
          </table:table-cell>
          <table:table-cell office:value-type="float" office:value="1191613">
            <text:p>1191613</text:p>
          </table:table-cell>
          <table:table-cell office:value-type="float" office:value="59">
            <text:p>59</text:p>
          </table:table-cell>
          <table:table-cell table:style-name="ce1" office:value-type="float" office:value="0.04951">
            <text:p>0,04951</text:p>
          </table:table-cell>
        </table:table-row>
        <table:table-row table:style-name="ro1">
          <table:table-cell office:value-type="string">
            <text:p>Douala</text:p>
          </table:table-cell>
          <table:table-cell office:value-type="float" office:value="1338144">
            <text:p>1338144</text:p>
          </table:table-cell>
          <table:table-cell office:value-type="float" office:value="66">
            <text:p>66</text:p>
          </table:table-cell>
          <table:table-cell table:style-name="ce1" office:value-type="float" office:value="0.04932">
            <text:p>0,04932</text:p>
          </table:table-cell>
        </table:table-row>
        <table:table-row table:style-name="ro1">
          <table:table-cell office:value-type="string">
            <text:p>Padang</text:p>
          </table:table-cell>
          <table:table-cell office:value-type="float" office:value="840458">
            <text:p>840458</text:p>
          </table:table-cell>
          <table:table-cell office:value-type="float" office:value="41">
            <text:p>41</text:p>
          </table:table-cell>
          <table:table-cell table:style-name="ce1" office:value-type="float" office:value="0.04878">
            <text:p>0,04878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float" office:value="2160510">
            <text:p>2160510</text:p>
          </table:table-cell>
          <table:table-cell office:value-type="float" office:value="104">
            <text:p>104</text:p>
          </table:table-cell>
          <table:table-cell table:style-name="ce1" office:value-type="float" office:value="0.04813">
            <text:p>0,04813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float" office:value="2702820">
            <text:p>2702820</text:p>
          </table:table-cell>
          <table:table-cell office:value-type="float" office:value="130">
            <text:p>130</text:p>
          </table:table-cell>
          <table:table-cell table:style-name="ce1" office:value-type="float" office:value="0.04809">
            <text:p>0,04809</text:p>
          </table:table-cell>
        </table:table-row>
        <table:table-row table:style-name="ro1">
          <table:table-cell office:value-type="string">
            <text:p>Bhavnagar</text:p>
          </table:table-cell>
          <table:table-cell office:value-type="float" office:value="555014">
            <text:p>555014</text:p>
          </table:table-cell>
          <table:table-cell office:value-type="float" office:value="26">
            <text:p>26</text:p>
          </table:table-cell>
          <table:table-cell table:style-name="ce1" office:value-type="float" office:value="0.04684">
            <text:p>0,04684</text:p>
          </table:table-cell>
        </table:table-row>
        <table:table-row table:style-name="ro1">
          <table:table-cell office:value-type="string">
            <text:p>Hachioji</text:p>
          </table:table-cell>
          <table:table-cell office:value-type="float" office:value="579402">
            <text:p>579402</text:p>
          </table:table-cell>
          <table:table-cell office:value-type="float" office:value="27">
            <text:p>27</text:p>
          </table:table-cell>
          <table:table-cell table:style-name="ce1" office:value-type="float" office:value="0.04659">
            <text:p>0,0465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float" office:value="1980242">
            <text:p>1980242</text:p>
          </table:table-cell>
          <table:table-cell office:value-type="float" office:value="91">
            <text:p>91</text:p>
          </table:table-cell>
          <table:table-cell table:style-name="ce1" office:value-type="float" office:value="0.04595">
            <text:p>0,04595</text:p>
          </table:table-cell>
        </table:table-row>
        <table:table-row table:style-name="ro1">
          <table:table-cell office:value-type="string">
            <text:p>Rawalpindi</text:p>
          </table:table-cell>
          <table:table-cell office:value-type="float" office:value="1743599">
            <text:p>1743599</text:p>
          </table:table-cell>
          <table:table-cell office:value-type="float" office:value="80">
            <text:p>80</text:p>
          </table:table-cell>
          <table:table-cell table:style-name="ce1" office:value-type="float" office:value="0.04588">
            <text:p>0,04588</text:p>
          </table:table-cell>
        </table:table-row>
        <table:table-row table:style-name="ro1">
          <table:table-cell office:value-type="string">
            <text:p>Lusaka</text:p>
          </table:table-cell>
          <table:table-cell office:value-type="float" office:value="1267458">
            <text:p>1267458</text:p>
          </table:table-cell>
          <table:table-cell office:value-type="float" office:value="58">
            <text:p>58</text:p>
          </table:table-cell>
          <table:table-cell table:style-name="ce1" office:value-type="float" office:value="0.04576">
            <text:p>0,04576</text:p>
          </table:table-cell>
        </table:table-row>
        <table:table-row table:style-name="ro1">
          <table:table-cell office:value-type="string">
            <text:p>Changchun</text:p>
          </table:table-cell>
          <table:table-cell office:value-type="float" office:value="2537421">
            <text:p>2537421</text:p>
          </table:table-cell>
          <table:table-cell office:value-type="float" office:value="113">
            <text:p>113</text:p>
          </table:table-cell>
          <table:table-cell table:style-name="ce1" office:value-type="float" office:value="0.04453">
            <text:p>0,04453</text:p>
          </table:table-cell>
        </table:table-row>
        <table:table-row table:style-name="ro1">
          <table:table-cell office:value-type="string">
            <text:p>Changzhou</text:p>
          </table:table-cell>
          <table:table-cell office:value-type="float" office:value="949018">
            <text:p>949018</text:p>
          </table:table-cell>
          <table:table-cell office:value-type="float" office:value="42">
            <text:p>42</text:p>
          </table:table-cell>
          <table:table-cell table:style-name="ce1" office:value-type="float" office:value="0.04425">
            <text:p>0,04425</text:p>
          </table:table-cell>
        </table:table-row>
        <table:table-row table:style-name="ro1">
          <table:table-cell office:value-type="string">
            <text:p>Harare</text:p>
          </table:table-cell>
          <table:table-cell office:value-type="float" office:value="2213701">
            <text:p>2213701</text:p>
          </table:table-cell>
          <table:table-cell office:value-type="float" office:value="97">
            <text:p>97</text:p>
          </table:table-cell>
          <table:table-cell table:style-name="ce1" office:value-type="float" office:value="0.04381">
            <text:p>0,04381</text:p>
          </table:table-cell>
        </table:table-row>
        <table:table-row table:style-name="ro1">
          <table:table-cell office:value-type="string">
            <text:p>Antananarivo</text:p>
          </table:table-cell>
          <table:table-cell office:value-type="float" office:value="1391506">
            <text:p>1391506</text:p>
          </table:table-cell>
          <table:table-cell office:value-type="float" office:value="59">
            <text:p>59</text:p>
          </table:table-cell>
          <table:table-cell table:style-name="ce1" office:value-type="float" office:value="0.0424">
            <text:p>0,04240</text:p>
          </table:table-cell>
        </table:table-row>
        <table:table-row table:style-name="ro1">
          <table:table-cell office:value-type="string">
            <text:p>Jilin</text:p>
          </table:table-cell>
          <table:table-cell office:value-type="float" office:value="1881977">
            <text:p>1881977</text:p>
          </table:table-cell>
          <table:table-cell office:value-type="float" office:value="79">
            <text:p>79</text:p>
          </table:table-cell>
          <table:table-cell table:style-name="ce1" office:value-type="float" office:value="0.04197">
            <text:p>0,04197</text:p>
          </table:table-cell>
        </table:table-row>
        <table:table-row table:style-name="ro1">
          <table:table-cell office:value-type="string">
            <text:p>Yokosuka</text:p>
          </table:table-cell>
          <table:table-cell office:value-type="float" office:value="428999">
            <text:p>428999</text:p>
          </table:table-cell>
          <table:table-cell office:value-type="float" office:value="18">
            <text:p>18</text:p>
          </table:table-cell>
          <table:table-cell table:style-name="ce1" office:value-type="float" office:value="0.04195">
            <text:p>0,04195</text:p>
          </table:table-cell>
        </table:table-row>
        <table:table-row table:style-name="ro1">
          <table:table-cell office:value-type="string">
            <text:p>Balikpapan</text:p>
          </table:table-cell>
          <table:table-cell office:value-type="float" office:value="433939">
            <text:p>433939</text:p>
          </table:table-cell>
          <table:table-cell office:value-type="float" office:value="18">
            <text:p>18</text:p>
          </table:table-cell>
          <table:table-cell table:style-name="ce1" office:value-type="float" office:value="0.04148">
            <text:p>0,04148</text:p>
          </table:table-cell>
        </table:table-row>
        <table:table-row table:style-name="ro1">
          <table:table-cell office:value-type="string">
            <text:p>Tirunelveli</text:p>
          </table:table-cell>
          <table:table-cell office:value-type="float" office:value="435882">
            <text:p>435882</text:p>
          </table:table-cell>
          <table:table-cell office:value-type="float" office:value="18">
            <text:p>18</text:p>
          </table:table-cell>
          <table:table-cell table:style-name="ce1" office:value-type="float" office:value="0.04129">
            <text:p>0,04129</text:p>
          </table:table-cell>
        </table:table-row>
        <table:table-row table:style-name="ro1">
          <table:table-cell office:value-type="string">
            <text:p>Hubli</text:p>
          </table:table-cell>
          <table:table-cell office:value-type="float" office:value="840285">
            <text:p>840285</text:p>
          </table:table-cell>
          <table:table-cell office:value-type="float" office:value="34">
            <text:p>34</text:p>
          </table:table-cell>
          <table:table-cell table:style-name="ce1" office:value-type="float" office:value="0.04046">
            <text:p>0,04046</text:p>
          </table:table-cell>
        </table:table-row>
        <table:table-row table:style-name="ro1">
          <table:table-cell office:value-type="string">
            <text:p>Kagoshima</text:p>
          </table:table-cell>
          <table:table-cell office:value-type="float" office:value="555357">
            <text:p>555357</text:p>
          </table:table-cell>
          <table:table-cell office:value-type="float" office:value="22">
            <text:p>22</text:p>
          </table:table-cell>
          <table:table-cell table:style-name="ce1" office:value-type="float" office:value="0.03961">
            <text:p>0,03961</text:p>
          </table:table-cell>
        </table:table-row>
        <table:table-row table:style-name="ro1">
          <table:table-cell office:value-type="string">
            <text:p>Karaj</text:p>
          </table:table-cell>
          <table:table-cell office:value-type="float" office:value="1448996">
            <text:p>1448996</text:p>
          </table:table-cell>
          <table:table-cell office:value-type="float" office:value="57">
            <text:p>57</text:p>
          </table:table-cell>
          <table:table-cell table:style-name="ce1" office:value-type="float" office:value="0.03933">
            <text:p>0,03933</text:p>
          </table:table-cell>
        </table:table-row>
        <table:table-row table:style-name="ro1">
          <table:table-cell office:value-type="string">
            <text:p>Guiyang</text:p>
          </table:table-cell>
          <table:table-cell office:value-type="float" office:value="1171633">
            <text:p>1171633</text:p>
          </table:table-cell>
          <table:table-cell office:value-type="float" office:value="45">
            <text:p>45</text:p>
          </table:table-cell>
          <table:table-cell table:style-name="ce1" office:value-type="float" office:value="0.0384">
            <text:p>0,03840</text:p>
          </table:table-cell>
        </table:table-row>
        <table:table-row table:style-name="ro1">
          <table:table-cell office:value-type="string">
            <text:p>Lanzhou</text:p>
          </table:table-cell>
          <table:table-cell office:value-type="float" office:value="1417742">
            <text:p>1417742</text:p>
          </table:table-cell>
          <table:table-cell office:value-type="float" office:value="54">
            <text:p>54</text:p>
          </table:table-cell>
          <table:table-cell table:style-name="ce1" office:value-type="float" office:value="0.03808">
            <text:p>0,03808</text:p>
          </table:table-cell>
        </table:table-row>
        <table:table-row table:style-name="ro1">
          <table:table-cell office:value-type="string">
            <text:p>Manado</text:p>
          </table:table-cell>
          <table:table-cell office:value-type="float" office:value="451910">
            <text:p>451910</text:p>
          </table:table-cell>
          <table:table-cell office:value-type="float" office:value="17">
            <text:p>17</text:p>
          </table:table-cell>
          <table:table-cell table:style-name="ce1" office:value-type="float" office:value="0.03761">
            <text:p>0,03761</text:p>
          </table:table-cell>
        </table:table-row>
        <table:table-row table:style-name="ro1">
          <table:table-cell office:value-type="string">
            <text:p>Sargodha</text:p>
          </table:table-cell>
          <table:table-cell office:value-type="float" office:value="542761">
            <text:p>542761</text:p>
          </table:table-cell>
          <table:table-cell office:value-type="float" office:value="20">
            <text:p>20</text:p>
          </table:table-cell>
          <table:table-cell table:style-name="ce1" office:value-type="float" office:value="0.03684">
            <text:p>0,03684</text:p>
          </table:table-cell>
        </table:table-row>
        <table:table-row table:style-name="ro1">
          <table:table-cell office:value-type="string">
            <text:p>Banjarmasin</text:p>
          </table:table-cell>
          <table:table-cell office:value-type="float" office:value="572910">
            <text:p>572910</text:p>
          </table:table-cell>
          <table:table-cell office:value-type="float" office:value="21">
            <text:p>21</text:p>
          </table:table-cell>
          <table:table-cell table:style-name="ce1" office:value-type="float" office:value="0.03665">
            <text:p>0,03665</text:p>
          </table:table-cell>
        </table:table-row>
        <table:table-row table:style-name="ro1">
          <table:table-cell office:value-type="string">
            <text:p>Quilmes</text:p>
          </table:table-cell>
          <table:table-cell office:value-type="float" office:value="518788">
            <text:p>518788</text:p>
          </table:table-cell>
          <table:table-cell office:value-type="float" office:value="19">
            <text:p>19</text:p>
          </table:table-cell>
          <table:table-cell table:style-name="ce1" office:value-type="float" office:value="0.03662">
            <text:p>0,03662</text:p>
          </table:table-cell>
        </table:table-row>
        <table:table-row table:style-name="ro1">
          <table:table-cell office:value-type="string">
            <text:p>Esfahan</text:p>
          </table:table-cell>
          <table:table-cell office:value-type="float" office:value="1547241">
            <text:p>1547241</text:p>
          </table:table-cell>
          <table:table-cell office:value-type="float" office:value="56">
            <text:p>56</text:p>
          </table:table-cell>
          <table:table-cell table:style-name="ce1" office:value-type="float" office:value="0.03619">
            <text:p>0,03619</text:p>
          </table:table-cell>
        </table:table-row>
        <table:table-row table:style-name="ro1">
          <table:table-cell office:value-type="string">
            <text:p>Xian</text:p>
          </table:table-cell>
          <table:table-cell office:value-type="float" office:value="3953191">
            <text:p>3953191</text:p>
          </table:table-cell>
          <table:table-cell office:value-type="float" office:value="143">
            <text:p>143</text:p>
          </table:table-cell>
          <table:table-cell table:style-name="ce1" office:value-type="float" office:value="0.03617">
            <text:p>0,03617</text:p>
          </table:table-cell>
        </table:table-row>
        <table:table-row table:style-name="ro1">
          <table:table-cell office:value-type="string">
            <text:p>Odesa</text:p>
          </table:table-cell>
          <table:table-cell office:value-type="float" office:value="1001558">
            <text:p>1001558</text:p>
          </table:table-cell>
          <table:table-cell office:value-type="float" office:value="36">
            <text:p>36</text:p>
          </table:table-cell>
          <table:table-cell table:style-name="ce1" office:value-type="float" office:value="0.03594">
            <text:p>0,03594</text:p>
          </table:table-cell>
        </table:table-row>
        <table:table-row table:style-name="ro1">
          <table:table-cell office:value-type="string">
            <text:p>Amritsar</text:p>
          </table:table-cell>
          <table:table-cell office:value-type="float" office:value="1092528">
            <text:p>1092528</text:p>
          </table:table-cell>
          <table:table-cell office:value-type="float" office:value="39">
            <text:p>39</text:p>
          </table:table-cell>
          <table:table-cell table:style-name="ce1" office:value-type="float" office:value="0.03569">
            <text:p>0,03569</text:p>
          </table:table-cell>
        </table:table-row>
        <table:table-row table:style-name="ro1">
          <table:table-cell office:value-type="string">
            <text:p>Yichang</text:p>
          </table:table-cell>
          <table:table-cell office:value-type="float" office:value="476725">
            <text:p>476725</text:p>
          </table:table-cell>
          <table:table-cell office:value-type="float" office:value="17">
            <text:p>17</text:p>
          </table:table-cell>
          <table:table-cell table:style-name="ce1" office:value-type="float" office:value="0.03565">
            <text:p>0,03565</text:p>
          </table:table-cell>
        </table:table-row>
        <table:table-row table:style-name="ro1">
          <table:table-cell office:value-type="string">
            <text:p>Constantine</text:p>
          </table:table-cell>
          <table:table-cell office:value-type="float" office:value="450126">
            <text:p>450126</text:p>
          </table:table-cell>
          <table:table-cell office:value-type="float" office:value="16">
            <text:p>16</text:p>
          </table:table-cell>
          <table:table-cell table:style-name="ce1" office:value-type="float" office:value="0.03554">
            <text:p>0,03554</text:p>
          </table:table-cell>
        </table:table-row>
        <table:table-row table:style-name="ro1">
          <table:table-cell office:value-type="string">
            <text:p>Zamboanga City</text:p>
          </table:table-cell>
          <table:table-cell office:value-type="float" office:value="648517">
            <text:p>648517</text:p>
          </table:table-cell>
          <table:table-cell office:value-type="float" office:value="23">
            <text:p>23</text:p>
          </table:table-cell>
          <table:table-cell table:style-name="ce1" office:value-type="float" office:value="0.03546">
            <text:p>0,03546</text:p>
          </table:table-cell>
        </table:table-row>
        <table:table-row table:style-name="ro1">
          <table:table-cell office:value-type="string">
            <text:p>Chittagong</text:p>
          </table:table-cell>
          <table:table-cell office:value-type="float" office:value="3920222">
            <text:p>3920222</text:p>
          </table:table-cell>
          <table:table-cell office:value-type="float" office:value="139">
            <text:p>139</text:p>
          </table:table-cell>
          <table:table-cell table:style-name="ce1" office:value-type="float" office:value="0.03545">
            <text:p>0,03545</text:p>
          </table:table-cell>
        </table:table-row>
        <table:table-row table:style-name="ro1">
          <table:table-cell office:value-type="string">
            <text:p>Adana</text:p>
          </table:table-cell>
          <table:table-cell office:value-type="float" office:value="1249680">
            <text:p>1249680</text:p>
          </table:table-cell>
          <table:table-cell office:value-type="float" office:value="44">
            <text:p>44</text:p>
          </table:table-cell>
          <table:table-cell table:style-name="ce1" office:value-type="float" office:value="0.0352">
            <text:p>0,03520</text:p>
          </table:table-cell>
        </table:table-row>
        <table:table-row table:style-name="ro1">
          <table:table-cell office:value-type="string">
            <text:p>Bloemfontein</text:p>
          </table:table-cell>
          <table:table-cell office:value-type="float" office:value="463084">
            <text:p>463084</text:p>
          </table:table-cell>
          <table:table-cell office:value-type="float" office:value="16">
            <text:p>16</text:p>
          </table:table-cell>
          <table:table-cell table:style-name="ce1" office:value-type="float" office:value="0.03455">
            <text:p>0,03455</text:p>
          </table:table-cell>
        </table:table-row>
        <table:table-row table:style-name="ro1">
          <table:table-cell office:value-type="string">
            <text:p>Jiaxing</text:p>
          </table:table-cell>
          <table:table-cell office:value-type="float" office:value="466101">
            <text:p>466101</text:p>
          </table:table-cell>
          <table:table-cell office:value-type="float" office:value="16">
            <text:p>16</text:p>
          </table:table-cell>
          <table:table-cell table:style-name="ce1" office:value-type="float" office:value="0.03432">
            <text:p>0,03432</text:p>
          </table:table-cell>
        </table:table-row>
        <table:table-row table:style-name="ro1">
          <table:table-cell office:value-type="string">
            <text:p>Agra</text:p>
          </table:table-cell>
          <table:table-cell office:value-type="float" office:value="1430194">
            <text:p>1430194</text:p>
          </table:table-cell>
          <table:table-cell office:value-type="float" office:value="49">
            <text:p>49</text:p>
          </table:table-cell>
          <table:table-cell table:style-name="ce1" office:value-type="float" office:value="0.03426">
            <text:p>0,03426</text:p>
          </table:table-cell>
        </table:table-row>
        <table:table-row table:style-name="ro1">
          <table:table-cell office:value-type="string">
            <text:p>Tangier</text:p>
          </table:table-cell>
          <table:table-cell office:value-type="float" office:value="825316">
            <text:p>825316</text:p>
          </table:table-cell>
          <table:table-cell office:value-type="float" office:value="28">
            <text:p>28</text:p>
          </table:table-cell>
          <table:table-cell table:style-name="ce1" office:value-type="float" office:value="0.03392">
            <text:p>0,03392</text:p>
          </table:table-cell>
        </table:table-row>
        <table:table-row table:style-name="ro1">
          <table:table-cell office:value-type="string">
            <text:p>Novokuznetsk</text:p>
          </table:table-cell>
          <table:table-cell office:value-type="float" office:value="539622">
            <text:p>539622</text:p>
          </table:table-cell>
          <table:table-cell office:value-type="float" office:value="18">
            <text:p>18</text:p>
          </table:table-cell>
          <table:table-cell table:style-name="ce1" office:value-type="float" office:value="0.03335">
            <text:p>0,03335</text:p>
          </table:table-cell>
        </table:table-row>
        <table:table-row table:style-name="ro1">
          <table:table-cell office:value-type="string">
            <text:p>Monrovia</text:p>
          </table:table-cell>
          <table:table-cell office:value-type="float" office:value="935427">
            <text:p>935427</text:p>
          </table:table-cell>
          <table:table-cell office:value-type="float" office:value="31">
            <text:p>31</text:p>
          </table:table-cell>
          <table:table-cell table:style-name="ce1" office:value-type="float" office:value="0.03313">
            <text:p>0,03313</text:p>
          </table:table-cell>
        </table:table-row>
        <table:table-row table:style-name="ro1">
          <table:table-cell office:value-type="string">
            <text:p>Peking</text:p>
          </table:table-cell>
          <table:table-cell office:value-type="float" office:value="7480601">
            <text:p>7480601</text:p>
          </table:table-cell>
          <table:table-cell office:value-type="float" office:value="246">
            <text:p>246</text:p>
          </table:table-cell>
          <table:table-cell table:style-name="ce1" office:value-type="float" office:value="0.03288">
            <text:p>0,03288</text:p>
          </table:table-cell>
        </table:table-row>
        <table:table-row table:style-name="ro1">
          <table:table-cell office:value-type="string">
            <text:p>Mersin</text:p>
          </table:table-cell>
          <table:table-cell office:value-type="float" office:value="612540">
            <text:p>612540</text:p>
          </table:table-cell>
          <table:table-cell office:value-type="float" office:value="20">
            <text:p>20</text:p>
          </table:table-cell>
          <table:table-cell table:style-name="ce1" office:value-type="float" office:value="0.03265">
            <text:p>0,03265</text:p>
          </table:table-cell>
        </table:table-row>
        <table:table-row table:style-name="ro1">
          <table:table-cell office:value-type="string">
            <text:p>Ansan</text:p>
          </table:table-cell>
          <table:table-cell office:value-type="float" office:value="650728">
            <text:p>650728</text:p>
          </table:table-cell>
          <table:table-cell office:value-type="float" office:value="21">
            <text:p>21</text:p>
          </table:table-cell>
          <table:table-cell table:style-name="ce1" office:value-type="float" office:value="0.03227">
            <text:p>0,03227</text:p>
          </table:table-cell>
        </table:table-row>
        <table:table-row table:style-name="ro1">
          <table:table-cell office:value-type="string">
            <text:p>Tripoli</text:p>
          </table:table-cell>
          <table:table-cell office:value-type="float" office:value="1150990">
            <text:p>1150990</text:p>
          </table:table-cell>
          <table:table-cell office:value-type="float" office:value="37">
            <text:p>37</text:p>
          </table:table-cell>
          <table:table-cell table:style-name="ce1" office:value-type="float" office:value="0.03214">
            <text:p>0,03214</text:p>
          </table:table-cell>
        </table:table-row>
        <table:table-row table:style-name="ro1">
          <table:table-cell office:value-type="string">
            <text:p>Nanchang</text:p>
          </table:table-cell>
          <table:table-cell office:value-type="float" office:value="1871351">
            <text:p>1871351</text:p>
          </table:table-cell>
          <table:table-cell office:value-type="float" office:value="60">
            <text:p>60</text:p>
          </table:table-cell>
          <table:table-cell table:style-name="ce1" office:value-type="float" office:value="0.03206">
            <text:p>0,03206</text:p>
          </table:table-cell>
        </table:table-row>
        <table:table-row table:style-name="ro1">
          <table:table-cell office:value-type="string">
            <text:p>Kuching</text:p>
          </table:table-cell>
          <table:table-cell office:value-type="float" office:value="570579">
            <text:p>570579</text:p>
          </table:table-cell>
          <table:table-cell office:value-type="float" office:value="18">
            <text:p>18</text:p>
          </table:table-cell>
          <table:table-cell table:style-name="ce1" office:value-type="float" office:value="0.03154">
            <text:p>0,03154</text:p>
          </table:table-cell>
        </table:table-row>
        <table:table-row table:style-name="ro1">
          <table:table-cell office:value-type="string">
            <text:p>Wuhu</text:p>
          </table:table-cell>
          <table:table-cell office:value-type="float" office:value="507524">
            <text:p>507524</text:p>
          </table:table-cell>
          <table:table-cell office:value-type="float" office:value="16">
            <text:p>16</text:p>
          </table:table-cell>
          <table:table-cell table:style-name="ce1" office:value-type="float" office:value="0.03152">
            <text:p>0,03152</text:p>
          </table:table-cell>
        </table:table-row>
        <table:table-row table:style-name="ro1">
          <table:table-cell office:value-type="string">
            <text:p>Nantong</text:p>
          </table:table-cell>
          <table:table-cell office:value-type="float" office:value="666251">
            <text:p>666251</text:p>
          </table:table-cell>
          <table:table-cell office:value-type="float" office:value="21">
            <text:p>21</text:p>
          </table:table-cell>
          <table:table-cell table:style-name="ce1" office:value-type="float" office:value="0.03151">
            <text:p>0,03151</text:p>
          </table:table-cell>
        </table:table-row>
        <table:table-row table:style-name="ro1">
          <table:table-cell office:value-type="string">
            <text:p>Abidjan</text:p>
          </table:table-cell>
          <table:table-cell office:value-type="float" office:value="3692570">
            <text:p>3692570</text:p>
          </table:table-cell>
          <table:table-cell office:value-type="float" office:value="114">
            <text:p>114</text:p>
          </table:table-cell>
          <table:table-cell table:style-name="ce1" office:value-type="float" office:value="0.03087">
            <text:p>0,03087</text:p>
          </table:table-cell>
        </table:table-row>
        <table:table-row table:style-name="ro1">
          <table:table-cell office:value-type="string">
            <text:p>Blantyre</text:p>
          </table:table-cell>
          <table:table-cell office:value-type="float" office:value="584870">
            <text:p>584870</text:p>
          </table:table-cell>
          <table:table-cell office:value-type="float" office:value="18">
            <text:p>18</text:p>
          </table:table-cell>
          <table:table-cell table:style-name="ce1" office:value-type="float" office:value="0.03077">
            <text:p>0,03077</text:p>
          </table:table-cell>
        </table:table-row>
        <table:table-row table:style-name="ro1">
          <table:table-cell office:value-type="string">
            <text:p>Multan</text:p>
          </table:table-cell>
          <table:table-cell office:value-type="float" office:value="1437644">
            <text:p>1437644</text:p>
          </table:table-cell>
          <table:table-cell office:value-type="float" office:value="44">
            <text:p>44</text:p>
          </table:table-cell>
          <table:table-cell table:style-name="ce1" office:value-type="float" office:value="0.0306">
            <text:p>0,03060</text:p>
          </table:table-cell>
        </table:table-row>
        <table:table-row table:style-name="ro1">
          <table:table-cell office:value-type="string">
            <text:p>Nerima</text:p>
          </table:table-cell>
          <table:table-cell office:value-type="float" office:value="686237">
            <text:p>686237</text:p>
          </table:table-cell>
          <table:table-cell office:value-type="float" office:value="21">
            <text:p>21</text:p>
          </table:table-cell>
          <table:table-cell table:style-name="ce1" office:value-type="float" office:value="0.0306">
            <text:p>0,03060</text:p>
          </table:table-cell>
        </table:table-row>
        <table:table-row table:style-name="ro1">
          <table:table-cell office:value-type="string">
            <text:p>Ujjain</text:p>
          </table:table-cell>
          <table:table-cell office:value-type="float" office:value="457395">
            <text:p>457395</text:p>
          </table:table-cell>
          <table:table-cell office:value-type="float" office:value="14">
            <text:p>14</text:p>
          </table:table-cell>
          <table:table-cell table:style-name="ce1" office:value-type="float" office:value="0.0306">
            <text:p>0,03060</text:p>
          </table:table-cell>
        </table:table-row>
        <table:table-row table:style-name="ro1">
          <table:table-cell office:value-type="string">
            <text:p>Aligarh</text:p>
          </table:table-cell>
          <table:table-cell office:value-type="float" office:value="753280">
            <text:p>753280</text:p>
          </table:table-cell>
          <table:table-cell office:value-type="float" office:value="23">
            <text:p>23</text:p>
          </table:table-cell>
          <table:table-cell table:style-name="ce1" office:value-type="float" office:value="0.03053">
            <text:p>0,03053</text:p>
          </table:table-cell>
        </table:table-row>
        <table:table-row table:style-name="ro1">
          <table:table-cell office:value-type="string">
            <text:p>Lilongwe</text:p>
          </table:table-cell>
          <table:table-cell office:value-type="float" office:value="646738">
            <text:p>646738</text:p>
          </table:table-cell>
          <table:table-cell office:value-type="float" office:value="19">
            <text:p>19</text:p>
          </table:table-cell>
          <table:table-cell table:style-name="ce1" office:value-type="float" office:value="0.02937">
            <text:p>0,02937</text:p>
          </table:table-cell>
        </table:table-row>
        <table:table-row table:style-name="ro1">
          <table:table-cell office:value-type="string">
            <text:p>Acapulco</text:p>
          </table:table-cell>
          <table:table-cell office:value-type="float" office:value="652160">
            <text:p>652160</text:p>
          </table:table-cell>
          <table:table-cell office:value-type="float" office:value="19">
            <text:p>19</text:p>
          </table:table-cell>
          <table:table-cell table:style-name="ce1" office:value-type="float" office:value="0.02913">
            <text:p>0,02913</text:p>
          </table:table-cell>
        </table:table-row>
        <table:table-row table:style-name="ro1">
          <table:table-cell office:value-type="string">
            <text:p>Busan</text:p>
          </table:table-cell>
          <table:table-cell office:value-type="float" office:value="3678555">
            <text:p>3678555</text:p>
          </table:table-cell>
          <table:table-cell office:value-type="float" office:value="107">
            <text:p>107</text:p>
          </table:table-cell>
          <table:table-cell table:style-name="ce1" office:value-type="float" office:value="0.02908">
            <text:p>0,02908</text:p>
          </table:table-cell>
        </table:table-row>
        <table:table-row table:style-name="ro1">
          <table:table-cell office:value-type="string">
            <text:p>Qom</text:p>
          </table:table-cell>
          <table:table-cell office:value-type="float" office:value="1011103">
            <text:p>1011103</text:p>
          </table:table-cell>
          <table:table-cell office:value-type="float" office:value="29">
            <text:p>29</text:p>
          </table:table-cell>
          <table:table-cell table:style-name="ce1" office:value-type="float" office:value="0.02868">
            <text:p>0,02868</text:p>
          </table:table-cell>
        </table:table-row>
        <table:table-row table:style-name="ro1">
          <table:table-cell office:value-type="string">
            <text:p>Ciudad Juarez <text:s/></text:p>
          </table:table-cell>
          <table:table-cell office:value-type="float" office:value="1512354">
            <text:p>1512354</text:p>
          </table:table-cell>
          <table:table-cell office:value-type="float" office:value="43">
            <text:p>43</text:p>
          </table:table-cell>
          <table:table-cell table:style-name="ce1" office:value-type="float" office:value="0.02843">
            <text:p>0,02843</text:p>
          </table:table-cell>
        </table:table-row>
        <table:table-row table:style-name="ro1">
          <table:table-cell office:value-type="string">
            <text:p>Havana</text:p>
          </table:table-cell>
          <table:table-cell office:value-type="float" office:value="2163824">
            <text:p>2163824</text:p>
          </table:table-cell>
          <table:table-cell office:value-type="float" office:value="61">
            <text:p>61</text:p>
          </table:table-cell>
          <table:table-cell table:style-name="ce1" office:value-type="float" office:value="0.02819">
            <text:p>0,02819</text:p>
          </table:table-cell>
        </table:table-row>
        <table:table-row table:style-name="ro1">
          <table:table-cell office:value-type="string">
            <text:p>Luanda</text:p>
          </table:table-cell>
          <table:table-cell office:value-type="float" office:value="2776125">
            <text:p>2776125</text:p>
          </table:table-cell>
          <table:table-cell office:value-type="float" office:value="76">
            <text:p>76</text:p>
          </table:table-cell>
          <table:table-cell table:style-name="ce1" office:value-type="float" office:value="0.02737">
            <text:p>0,02737</text:p>
          </table:table-cell>
        </table:table-row>
        <table:table-row table:style-name="ro1"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table:style-name="ce1" office:value-type="float" office:value="0.02729">
            <text:p>0,02729</text:p>
          </table:table-cell>
        </table:table-row>
        <table:table-row table:style-name="ro1"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table:style-name="ce1" office:value-type="float" office:value="0.02729">
            <text:p>0,02729</text:p>
          </table:table-cell>
        </table:table-row>
        <table:table-row table:style-name="ro1">
          <table:table-cell office:value-type="string">
            <text:p>Dandong</text:p>
          </table:table-cell>
          <table:table-cell office:value-type="float" office:value="631973">
            <text:p>631973</text:p>
          </table:table-cell>
          <table:table-cell office:value-type="float" office:value="17">
            <text:p>17</text:p>
          </table:table-cell>
          <table:table-cell table:style-name="ce1" office:value-type="float" office:value="0.02689">
            <text:p>0,02689</text:p>
          </table:table-cell>
        </table:table-row>
        <table:table-row table:style-name="ro1"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table:style-name="ce1" office:value-type="float" office:value="0.02688">
            <text:p>0,02688</text:p>
          </table:table-cell>
        </table:table-row>
        <table:table-row table:style-name="ro1"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table:style-name="ce1" office:value-type="float" office:value="0.02688">
            <text:p>0,02688</text:p>
          </table:table-cell>
        </table:table-row>
        <table:table-row table:style-name="ro1">
          <table:table-cell office:value-type="string">
            <text:p>Xuzhou</text:p>
          </table:table-cell>
          <table:table-cell office:value-type="float" office:value="1199193">
            <text:p>1199193</text:p>
          </table:table-cell>
          <table:table-cell office:value-type="float" office:value="32">
            <text:p>32</text:p>
          </table:table-cell>
          <table:table-cell table:style-name="ce1" office:value-type="float" office:value="0.02668">
            <text:p>0,02668</text:p>
          </table:table-cell>
        </table:table-row>
        <table:table-row table:style-name="ro1">
          <table:table-cell office:value-type="string">
            <text:p>Haikou</text:p>
          </table:table-cell>
          <table:table-cell office:value-type="float" office:value="615835">
            <text:p>615835</text:p>
          </table:table-cell>
          <table:table-cell office:value-type="float" office:value="16">
            <text:p>16</text:p>
          </table:table-cell>
          <table:table-cell table:style-name="ce1" office:value-type="float" office:value="0.02598">
            <text:p>0,02598</text:p>
          </table:table-cell>
        </table:table-row>
        <table:table-row table:style-name="ro1">
          <table:table-cell office:value-type="string">
            <text:p>Quetta</text:p>
          </table:table-cell>
          <table:table-cell office:value-type="float" office:value="733970">
            <text:p>733970</text:p>
          </table:table-cell>
          <table:table-cell office:value-type="float" office:value="19">
            <text:p>19</text:p>
          </table:table-cell>
          <table:table-cell table:style-name="ce1" office:value-type="float" office:value="0.02588">
            <text:p>0,02588</text:p>
          </table:table-cell>
        </table:table-row>
        <table:table-row table:style-name="ro1">
          <table:table-cell office:value-type="string">
            <text:p>Cuttack</text:p>
          </table:table-cell>
          <table:table-cell office:value-type="float" office:value="580000">
            <text:p>580000</text:p>
          </table:table-cell>
          <table:table-cell office:value-type="float" office:value="15">
            <text:p>15</text:p>
          </table:table-cell>
          <table:table-cell table:style-name="ce1" office:value-type="float" office:value="0.02586">
            <text:p>0,02586</text:p>
          </table:table-cell>
        </table:table-row>
        <table:table-row table:style-name="ro1">
          <table:table-cell office:value-type="string">
            <text:p>Mandalay</text:p>
          </table:table-cell>
          <table:table-cell office:value-type="float" office:value="1208227">
            <text:p>1208227</text:p>
          </table:table-cell>
          <table:table-cell office:value-type="float" office:value="31">
            <text:p>31</text:p>
          </table:table-cell>
          <table:table-cell table:style-name="ce1" office:value-type="float" office:value="0.02565">
            <text:p>0,02565</text:p>
          </table:table-cell>
        </table:table-row>
        <table:table-row table:style-name="ro1">
          <table:table-cell office:value-type="string">
            <text:p>Zhenjiang</text:p>
          </table:table-cell>
          <table:table-cell office:value-type="float" office:value="632552">
            <text:p>632552</text:p>
          </table:table-cell>
          <table:table-cell office:value-type="float" office:value="16">
            <text:p>16</text:p>
          </table:table-cell>
          <table:table-cell table:style-name="ce1" office:value-type="float" office:value="0.02529">
            <text:p>0,02529</text:p>
          </table:table-cell>
        </table:table-row>
        <table:table-row table:style-name="ro1">
          <table:table-cell office:value-type="string">
            <text:p>Sagamihara</text:p>
          </table:table-cell>
          <table:table-cell office:value-type="float" office:value="648811">
            <text:p>648811</text:p>
          </table:table-cell>
          <table:table-cell office:value-type="float" office:value="16">
            <text:p>16</text:p>
          </table:table-cell>
          <table:table-cell table:style-name="ce1" office:value-type="float" office:value="0.02466">
            <text:p>0,02466</text:p>
          </table:table-cell>
        </table:table-row>
        <table:table-row table:style-name="ro1">
          <table:table-cell office:value-type="string">
            <text:p>Meerut</text:p>
          </table:table-cell>
          <table:table-cell office:value-type="float" office:value="1223184">
            <text:p>1223184</text:p>
          </table:table-cell>
          <table:table-cell office:value-type="float" office:value="30">
            <text:p>30</text:p>
          </table:table-cell>
          <table:table-cell table:style-name="ce1" office:value-type="float" office:value="0.02452">
            <text:p>0,02452</text:p>
          </table:table-cell>
        </table:table-row>
        <table:table-row table:style-name="ro1">
          <table:table-cell office:value-type="string">
            <text:p>Utsunomiya</text:p>
          </table:table-cell>
          <table:table-cell office:value-type="float" office:value="449869">
            <text:p>449869</text:p>
          </table:table-cell>
          <table:table-cell office:value-type="float" office:value="11">
            <text:p>11</text:p>
          </table:table-cell>
          <table:table-cell table:style-name="ce1" office:value-type="float" office:value="0.02445">
            <text:p>0,02445</text:p>
          </table:table-cell>
        </table:table-row>
        <table:table-row table:style-name="ro1">
          <table:table-cell office:value-type="string">
            <text:p>Zibo</text:p>
          </table:table-cell>
          <table:table-cell office:value-type="float" office:value="669770">
            <text:p>669770</text:p>
          </table:table-cell>
          <table:table-cell office:value-type="float" office:value="16">
            <text:p>16</text:p>
          </table:table-cell>
          <table:table-cell table:style-name="ce1" office:value-type="float" office:value="0.02388">
            <text:p>0,02388</text:p>
          </table:table-cell>
        </table:table-row>
        <table:table-row table:style-name="ro1">
          <table:table-cell office:value-type="string">
            <text:p>Arak</text:p>
          </table:table-cell>
          <table:table-cell office:value-type="float" office:value="503673">
            <text:p>503673</text:p>
          </table:table-cell>
          <table:table-cell office:value-type="float" office:value="12">
            <text:p>12</text:p>
          </table:table-cell>
          <table:table-cell table:style-name="ce1" office:value-type="float" office:value="0.02382">
            <text:p>0,02382</text:p>
          </table:table-cell>
        </table:table-row>
        <table:table-row table:style-name="ro1">
          <table:table-cell office:value-type="string">
            <text:p>Asansol</text:p>
          </table:table-cell>
          <table:table-cell office:value-type="float" office:value="504320">
            <text:p>504320</text:p>
          </table:table-cell>
          <table:table-cell office:value-type="float" office:value="12">
            <text:p>12</text:p>
          </table:table-cell>
          <table:table-cell table:style-name="ce1" office:value-type="float" office:value="0.02379">
            <text:p>0,02379</text:p>
          </table:table-cell>
        </table:table-row>
        <table:table-row table:style-name="ro1"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float" office:value="18">
            <text:p>18</text:p>
          </table:table-cell>
          <table:table-cell table:style-name="ce1" office:value-type="float" office:value="0.02347">
            <text:p>0,02347</text:p>
          </table:table-cell>
        </table:table-row>
        <table:table-row table:style-name="ro1"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string">
            <text:p><text:s/>shah 18 </text:p>
          </table:table-cell>
          <table:table-cell table:style-name="ce1" office:value-type="float" office:value="0.02347">
            <text:p>0,02347</text:p>
          </table:table-cell>
        </table:table-row>
        <table:table-row table:style-name="ro1">
          <table:table-cell office:value-type="string">
            <text:p>Yinchuan</text:p>
          </table:table-cell>
          <table:table-cell office:value-type="float" office:value="475101">
            <text:p>475101</text:p>
          </table:table-cell>
          <table:table-cell office:value-type="float" office:value="11">
            <text:p>11</text:p>
          </table:table-cell>
          <table:table-cell table:style-name="ce1" office:value-type="float" office:value="0.02315">
            <text:p>0,02315</text:p>
          </table:table-cell>
        </table:table-row>
        <table:table-row table:style-name="ro1">
          <table:table-cell office:value-type="string">
            <text:p>Matamoros</text:p>
          </table:table-cell>
          <table:table-cell office:value-type="float" office:value="435159">
            <text:p>435159</text:p>
          </table:table-cell>
          <table:table-cell office:value-type="float" office:value="10">
            <text:p>10</text:p>
          </table:table-cell>
          <table:table-cell table:style-name="ce1" office:value-type="float" office:value="0.02298">
            <text:p>0,02298</text:p>
          </table:table-cell>
        </table:table-row>
        <table:table-row table:style-name="ro1">
          <table:table-cell office:value-type="string">
            <text:p>Jining</text:p>
          </table:table-cell>
          <table:table-cell office:value-type="float" office:value="450327">
            <text:p>450327</text:p>
          </table:table-cell>
          <table:table-cell office:value-type="float" office:value="10">
            <text:p>10</text:p>
          </table:table-cell>
          <table:table-cell table:style-name="ce1" office:value-type="float" office:value="0.0222">
            <text:p>0,02220</text:p>
          </table:table-cell>
        </table:table-row>
        <table:table-row table:style-name="ro1">
          <table:table-cell office:value-type="string">
            <text:p>Makhachkala</text:p>
          </table:table-cell>
          <table:table-cell office:value-type="float" office:value="497967">
            <text:p>497967</text:p>
          </table:table-cell>
          <table:table-cell office:value-type="float" office:value="11">
            <text:p>11</text:p>
          </table:table-cell>
          <table:table-cell table:style-name="ce1" office:value-type="float" office:value="0.02208">
            <text:p>0,02208</text:p>
          </table:table-cell>
        </table:table-row>
        <table:table-row table:style-name="ro1">
          <table:table-cell office:value-type="string">
            <text:p>Ichikawa</text:p>
          </table:table-cell>
          <table:table-cell office:value-type="float" office:value="458249">
            <text:p>458249</text:p>
          </table:table-cell>
          <table:table-cell office:value-type="float" office:value="10">
            <text:p>10</text:p>
          </table:table-cell>
          <table:table-cell table:style-name="ce1" office:value-type="float" office:value="0.02182">
            <text:p>0,02182</text:p>
          </table:table-cell>
        </table:table-row>
        <table:table-row table:style-name="ro1">
          <table:table-cell office:value-type="string">
            <text:p>Kabul</text:p>
          </table:table-cell>
          <table:table-cell office:value-type="float" office:value="3043589">
            <text:p>3043589</text:p>
          </table:table-cell>
          <table:table-cell office:value-type="float" office:value="66">
            <text:p>66</text:p>
          </table:table-cell>
          <table:table-cell table:style-name="ce1" office:value-type="float" office:value="0.02168">
            <text:p>0,02168</text:p>
          </table:table-cell>
        </table:table-row>
        <table:table-row table:style-name="ro1">
          <table:table-cell office:value-type="string">
            <text:p>Callao</text:p>
          </table:table-cell>
          <table:table-cell office:value-type="float" office:value="839271">
            <text:p>839271</text:p>
          </table:table-cell>
          <table:table-cell office:value-type="float" office:value="18">
            <text:p>18</text:p>
          </table:table-cell>
          <table:table-cell table:style-name="ce1" office:value-type="float" office:value="0.02144">
            <text:p>0,02144</text:p>
          </table:table-cell>
        </table:table-row>
        <table:table-row table:style-name="ro1">
          <table:table-cell office:value-type="string">
            <text:p>Enugu</text:p>
          </table:table-cell>
          <table:table-cell office:value-type="float" office:value="653436">
            <text:p>653436</text:p>
          </table:table-cell>
          <table:table-cell office:value-type="float" office:value="14">
            <text:p>14</text:p>
          </table:table-cell>
          <table:table-cell table:style-name="ce1" office:value-type="float" office:value="0.02142">
            <text:p>0,02142</text:p>
          </table:table-cell>
        </table:table-row>
        <table:table-row table:style-name="ro1">
          <table:table-cell office:value-type="string">
            <text:p>Faisalabad</text:p>
          </table:table-cell>
          <table:table-cell office:value-type="float" office:value="2507302">
            <text:p>2507302</text:p>
          </table:table-cell>
          <table:table-cell office:value-type="float" office:value="53">
            <text:p>53</text:p>
          </table:table-cell>
          <table:table-cell table:style-name="ce1" office:value-type="float" office:value="0.02113">
            <text:p>0,02113</text:p>
          </table:table-cell>
        </table:table-row>
        <table:table-row table:style-name="ro1">
          <table:table-cell office:value-type="string">
            <text:p>Yangzhou</text:p>
          </table:table-cell>
          <table:table-cell office:value-type="float" office:value="539715">
            <text:p>539715</text:p>
          </table:table-cell>
          <table:table-cell office:value-type="float" office:value="11">
            <text:p>11</text:p>
          </table:table-cell>
          <table:table-cell table:style-name="ce1" office:value-type="float" office:value="0.02038">
            <text:p>0,02038</text:p>
          </table:table-cell>
        </table:table-row>
        <table:table-row table:style-name="ro1">
          <table:table-cell office:value-type="string">
            <text:p>Malatya</text:p>
          </table:table-cell>
          <table:table-cell office:value-type="float" office:value="442046">
            <text:p>442046</text:p>
          </table:table-cell>
          <table:table-cell office:value-type="float" office:value="9">
            <text:p>9</text:p>
          </table:table-cell>
          <table:table-cell table:style-name="ce1" office:value-type="float" office:value="0.02035">
            <text:p>0,02035</text:p>
          </table:table-cell>
        </table:table-row>
        <table:table-row table:style-name="ro1">
          <table:table-cell office:value-type="string">
            <text:p>Jamnagar</text:p>
          </table:table-cell>
          <table:table-cell office:value-type="float" office:value="492087">
            <text:p>492087</text:p>
          </table:table-cell>
          <table:table-cell office:value-type="float" office:value="10">
            <text:p>10</text:p>
          </table:table-cell>
          <table:table-cell table:style-name="ce1" office:value-type="float" office:value="0.02032">
            <text:p>0,02032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float" office:value="897460">
            <text:p>897460</text:p>
          </table:table-cell>
          <table:table-cell office:value-type="float" office:value="18">
            <text:p>18</text:p>
          </table:table-cell>
          <table:table-cell table:style-name="ce1" office:value-type="float" office:value="0.02005">
            <text:p>0,02005</text:p>
          </table:table-cell>
        </table:table-row>
        <table:table-row table:style-name="ro1">
          <table:table-cell office:value-type="string">
            <text:p>Nasik</text:p>
          </table:table-cell>
          <table:table-cell office:value-type="float" office:value="1289497">
            <text:p>1289497</text:p>
          </table:table-cell>
          <table:table-cell office:value-type="float" office:value="25">
            <text:p>25</text:p>
          </table:table-cell>
          <table:table-cell table:style-name="ce1" office:value-type="float" office:value="0.01938">
            <text:p>0,01938</text:p>
          </table:table-cell>
        </table:table-row>
        <table:table-row table:style-name="ro1">
          <table:table-cell office:value-type="string">
            <text:p>Jiangmen</text:p>
          </table:table-cell>
          <table:table-cell office:value-type="float" office:value="532419">
            <text:p>532419</text:p>
          </table:table-cell>
          <table:table-cell office:value-type="float" office:value="10">
            <text:p>10</text:p>
          </table:table-cell>
          <table:table-cell table:style-name="ce1" office:value-type="float" office:value="0.01878">
            <text:p>0,01878</text:p>
          </table:table-cell>
        </table:table-row>
        <table:table-row table:style-name="ro1">
          <table:table-cell office:value-type="string">
            <text:p>Khartoum</text:p>
          </table:table-cell>
          <table:table-cell office:value-type="float" office:value="1974780">
            <text:p>1974780</text:p>
          </table:table-cell>
          <table:table-cell office:value-type="float" office:value="37">
            <text:p>37</text:p>
          </table:table-cell>
          <table:table-cell table:style-name="ce1" office:value-type="float" office:value="0.01873">
            <text:p>0,01873</text:p>
          </table:table-cell>
        </table:table-row>
        <table:table-row table:style-name="ro1">
          <table:table-cell office:value-type="string">
            <text:p>Matsuyama</text:p>
          </table:table-cell>
          <table:table-cell office:value-type="float" office:value="485435">
            <text:p>485435</text:p>
          </table:table-cell>
          <table:table-cell office:value-type="float" office:value="9">
            <text:p>9</text:p>
          </table:table-cell>
          <table:table-cell table:style-name="ce1" office:value-type="float" office:value="0.01854">
            <text:p>0,01854</text:p>
          </table:table-cell>
        </table:table-row>
        <table:table-row table:style-name="ro1">
          <table:table-cell office:value-type="string">
            <text:p>Kurashiki</text:p>
          </table:table-cell>
          <table:table-cell office:value-type="float" office:value="437585">
            <text:p>437585</text:p>
          </table:table-cell>
          <table:table-cell office:value-type="float" office:value="8">
            <text:p>8</text:p>
          </table:table-cell>
          <table:table-cell table:style-name="ce1" office:value-type="float" office:value="0.01828">
            <text:p>0,01828</text:p>
          </table:table-cell>
        </table:table-row>
        <table:table-row table:style-name="ro1">
          <table:table-cell office:value-type="string">
            <text:p>Amravati</text:p>
          </table:table-cell>
          <table:table-cell office:value-type="float" office:value="603885">
            <text:p>603885</text:p>
          </table:table-cell>
          <table:table-cell office:value-type="float" office:value="11">
            <text:p>11</text:p>
          </table:table-cell>
          <table:table-cell table:style-name="ce1" office:value-type="float" office:value="0.01821">
            <text:p>0,01821</text:p>
          </table:table-cell>
        </table:table-row>
        <table:table-row table:style-name="ro1">
          <table:table-cell office:value-type="string">
            <text:p>Shantou</text:p>
          </table:table-cell>
          <table:table-cell office:value-type="float" office:value="1333973">
            <text:p>1333973</text:p>
          </table:table-cell>
          <table:table-cell office:value-type="float" office:value="24">
            <text:p>24</text:p>
          </table:table-cell>
          <table:table-cell table:style-name="ce1" office:value-type="float" office:value="0.01799">
            <text:p>0,01799</text:p>
          </table:table-cell>
        </table:table-row>
        <table:table-row table:style-name="ro1">
          <table:table-cell office:value-type="string">
            <text:p>Medina</text:p>
          </table:table-cell>
          <table:table-cell office:value-type="float" office:value="1300000">
            <text:p>1300000</text:p>
          </table:table-cell>
          <table:table-cell office:value-type="float" office:value="23">
            <text:p>23</text:p>
          </table:table-cell>
          <table:table-cell table:style-name="ce1" office:value-type="float" office:value="0.01769">
            <text:p>0,01769</text:p>
          </table:table-cell>
        </table:table-row>
        <table:table-row table:style-name="ro1">
          <table:table-cell office:value-type="string">
            <text:p>Ouagadougou</text:p>
          </table:table-cell>
          <table:table-cell office:value-type="float" office:value="1031330">
            <text:p>1031330</text:p>
          </table:table-cell>
          <table:table-cell office:value-type="float" office:value="18">
            <text:p>18</text:p>
          </table:table-cell>
          <table:table-cell table:style-name="ce1" office:value-type="float" office:value="0.01745">
            <text:p>0,01745</text:p>
          </table:table-cell>
        </table:table-row>
        <table:table-row table:style-name="ro1">
          <table:table-cell office:value-type="string">
            <text:p>Kumasi</text:p>
          </table:table-cell>
          <table:table-cell office:value-type="float" office:value="1468797">
            <text:p>1468797</text:p>
          </table:table-cell>
          <table:table-cell office:value-type="float" office:value="24">
            <text:p>24</text:p>
          </table:table-cell>
          <table:table-cell table:style-name="ce1" office:value-type="float" office:value="0.01633">
            <text:p>0,01633</text:p>
          </table:table-cell>
        </table:table-row>
        <table:table-row table:style-name="ro1">
          <table:table-cell office:value-type="string">
            <text:p>Taizhou</text:p>
          </table:table-cell>
          <table:table-cell office:value-type="float" office:value="612356">
            <text:p>612356</text:p>
          </table:table-cell>
          <table:table-cell office:value-type="float" office:value="10">
            <text:p>10</text:p>
          </table:table-cell>
          <table:table-cell table:style-name="ce1" office:value-type="float" office:value="0.01633">
            <text:p>0,01633</text:p>
          </table:table-cell>
        </table:table-row>
        <table:table-row table:style-name="ro1">
          <table:table-cell office:value-type="string">
            <text:p>Funabashi</text:p>
          </table:table-cell>
          <table:table-cell office:value-type="float" office:value="560754">
            <text:p>560754</text:p>
          </table:table-cell>
          <table:table-cell office:value-type="float" office:value="9">
            <text:p>9</text:p>
          </table:table-cell>
          <table:table-cell table:style-name="ce1" office:value-type="float" office:value="0.01604">
            <text:p>0,01604</text:p>
          </table:table-cell>
        </table:table-row>
        <table:table-row table:style-name="ro1">
          <table:table-cell office:value-type="string">
            <text:p>Reynosa</text:p>
          </table:table-cell>
          <table:table-cell office:value-type="float" office:value="498670">
            <text:p>498670</text:p>
          </table:table-cell>
          <table:table-cell office:value-type="float" office:value="8">
            <text:p>8</text:p>
          </table:table-cell>
          <table:table-cell table:style-name="ce1" office:value-type="float" office:value="0.01604">
            <text:p>0,01604</text:p>
          </table:table-cell>
        </table:table-row>
        <table:table-row table:style-name="ro1">
          <table:table-cell office:value-type="string">
            <text:p>Iquitos</text:p>
          </table:table-cell>
          <table:table-cell office:value-type="float" office:value="439114">
            <text:p>439114</text:p>
          </table:table-cell>
          <table:table-cell office:value-type="float" office:value="7">
            <text:p>7</text:p>
          </table:table-cell>
          <table:table-cell table:style-name="ce1" office:value-type="float" office:value="0.01594">
            <text:p>0,01594</text:p>
          </table:table-cell>
        </table:table-row>
        <table:table-row table:style-name="ro1">
          <table:table-cell office:value-type="string">
            <text:p>Gaziantep</text:p>
          </table:table-cell>
          <table:table-cell office:value-type="float" office:value="1066561">
            <text:p>1066561</text:p>
          </table:table-cell>
          <table:table-cell office:value-type="float" office:value="17">
            <text:p>17</text:p>
          </table:table-cell>
          <table:table-cell table:style-name="ce1" office:value-type="float" office:value="0.01593">
            <text:p>0,01593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float" office:value="1297390">
            <text:p>1297390</text:p>
          </table:table-cell>
          <table:table-cell office:value-type="float" office:value="20">
            <text:p>20</text:p>
          </table:table-cell>
          <table:table-cell table:style-name="ce1" office:value-type="float" office:value="0.01541">
            <text:p>0,01541</text:p>
          </table:table-cell>
        </table:table-row>
        <table:table-row table:style-name="ro1">
          <table:table-cell office:value-type="string">
            <text:p>Tolyatti</text:p>
          </table:table-cell>
          <table:table-cell office:value-type="float" office:value="718495">
            <text:p>718495</text:p>
          </table:table-cell>
          <table:table-cell office:value-type="float" office:value="11">
            <text:p>11</text:p>
          </table:table-cell>
          <table:table-cell table:style-name="ce1" office:value-type="float" office:value="0.0153">
            <text:p>0,01530</text:p>
          </table:table-cell>
        </table:table-row>
        <table:table-row table:style-name="ro1">
          <table:table-cell office:value-type="string">
            <text:p>Moradabad</text:p>
          </table:table-cell>
          <table:table-cell office:value-type="float" office:value="721210">
            <text:p>721210</text:p>
          </table:table-cell>
          <table:table-cell office:value-type="float" office:value="11">
            <text:p>11</text:p>
          </table:table-cell>
          <table:table-cell table:style-name="ce1" office:value-type="float" office:value="0.01525">
            <text:p>0,01525</text:p>
          </table:table-cell>
        </table:table-row>
        <table:table-row table:style-name="ro1">
          <table:table-cell office:value-type="string">
            <text:p>Kitakyushu</text:p>
          </table:table-cell>
          <table:table-cell office:value-type="float" office:value="997545">
            <text:p>997545</text:p>
          </table:table-cell>
          <table:table-cell office:value-type="float" office:value="15">
            <text:p>15</text:p>
          </table:table-cell>
          <table:table-cell table:style-name="ce1" office:value-type="float" office:value="0.01503">
            <text:p>0,01503</text:p>
          </table:table-cell>
        </table:table-row>
        <table:table-row table:style-name="ro1">
          <table:table-cell office:value-type="string">
            <text:p>Nishinomiya</text:p>
          </table:table-cell>
          <table:table-cell office:value-type="float" office:value="468929">
            <text:p>468929</text:p>
          </table:table-cell>
          <table:table-cell office:value-type="float" office:value="7">
            <text:p>7</text:p>
          </table:table-cell>
          <table:table-cell table:style-name="ce1" office:value-type="float" office:value="0.01492">
            <text:p>0,01492</text:p>
          </table:table-cell>
        </table:table-row>
        <table:table-row table:style-name="ro1">
          <table:table-cell office:value-type="string">
            <text:p>Ipoh</text:p>
          </table:table-cell>
          <table:table-cell office:value-type="float" office:value="673346">
            <text:p>673346</text:p>
          </table:table-cell>
          <table:table-cell office:value-type="float" office:value="10">
            <text:p>10</text:p>
          </table:table-cell>
          <table:table-cell table:style-name="ce1" office:value-type="float" office:value="0.01485">
            <text:p>0,01485</text:p>
          </table:table-cell>
        </table:table-row>
        <table:table-row table:style-name="ro1">
          <table:table-cell office:value-type="string">
            <text:p>Ilorin</text:p>
          </table:table-cell>
          <table:table-cell office:value-type="float" office:value="814246">
            <text:p>814246</text:p>
          </table:table-cell>
          <table:table-cell office:value-type="float" office:value="12">
            <text:p>12</text:p>
          </table:table-cell>
          <table:table-cell table:style-name="ce1" office:value-type="float" office:value="0.01473">
            <text:p>0,01473</text:p>
          </table:table-cell>
        </table:table-row>
        <table:table-row table:style-name="ro1">
          <table:table-cell office:value-type="string">
            <text:p>Luoyang</text:p>
          </table:table-cell>
          <table:table-cell office:value-type="float" office:value="1390581">
            <text:p>1390581</text:p>
          </table:table-cell>
          <table:table-cell office:value-type="float" office:value="20">
            <text:p>20</text:p>
          </table:table-cell>
          <table:table-cell table:style-name="ce1" office:value-type="float" office:value="0.01438">
            <text:p>0,01438</text:p>
          </table:table-cell>
        </table:table-row>
        <table:table-row table:style-name="ro1">
          <table:table-cell office:value-type="string">
            <text:p>Akola</text:p>
          </table:table-cell>
          <table:table-cell office:value-type="float" office:value="428892">
            <text:p>428892</text:p>
          </table:table-cell>
          <table:table-cell office:value-type="float" office:value="6">
            <text:p>6</text:p>
          </table:table-cell>
          <table:table-cell table:style-name="ce1" office:value-type="float" office:value="0.01398">
            <text:p>0,01398</text:p>
          </table:table-cell>
        </table:table-row>
        <table:table-row table:style-name="ro1">
          <table:table-cell office:value-type="string">
            <text:p>Kaifeng</text:p>
          </table:table-cell>
          <table:table-cell office:value-type="float" office:value="576915">
            <text:p>576915</text:p>
          </table:table-cell>
          <table:table-cell office:value-type="float" office:value="8">
            <text:p>8</text:p>
          </table:table-cell>
          <table:table-cell table:style-name="ce1" office:value-type="float" office:value="0.01386">
            <text:p>0,01386</text:p>
          </table:table-cell>
        </table:table-row>
        <table:table-row table:style-name="ro1">
          <table:table-cell office:value-type="string">
            <text:p>Ananindeua</text:p>
          </table:table-cell>
          <table:table-cell office:value-type="float" office:value="433956">
            <text:p>433956</text:p>
          </table:table-cell>
          <table:table-cell office:value-type="float" office:value="6">
            <text:p>6</text:p>
          </table:table-cell>
          <table:table-cell table:style-name="ce1" office:value-type="float" office:value="0.01382">
            <text:p>0,01382</text:p>
          </table:table-cell>
        </table:table-row>
        <table:table-row table:style-name="ro1">
          <table:table-cell office:value-type="string">
            <text:p>Guadalupe</text:p>
          </table:table-cell>
          <table:table-cell office:value-type="float" office:value="724949">
            <text:p>724949</text:p>
          </table:table-cell>
          <table:table-cell office:value-type="float" office:value="10">
            <text:p>10</text:p>
          </table:table-cell>
          <table:table-cell table:style-name="ce1" office:value-type="float" office:value="0.01379">
            <text:p>0,01379</text:p>
          </table:table-cell>
        </table:table-row>
        <table:table-row table:style-name="ro1">
          <table:table-cell office:value-type="string">
            <text:p>Mwanza</text:p>
          </table:table-cell>
          <table:table-cell office:value-type="float" office:value="436811">
            <text:p>436811</text:p>
          </table:table-cell>
          <table:table-cell office:value-type="float" office:value="6">
            <text:p>6</text:p>
          </table:table-cell>
          <table:table-cell table:style-name="ce1" office:value-type="float" office:value="0.01373">
            <text:p>0,01373</text:p>
          </table:table-cell>
        </table:table-row>
        <table:table-row table:style-name="ro1">
          <table:table-cell office:value-type="string">
            <text:p>Hamadan</text:p>
          </table:table-cell>
          <table:table-cell office:value-type="float" office:value="514134">
            <text:p>514134</text:p>
          </table:table-cell>
          <table:table-cell office:value-type="float" office:value="7">
            <text:p>7</text:p>
          </table:table-cell>
          <table:table-cell table:style-name="ce1" office:value-type="float" office:value="0.01361">
            <text:p>0,01361</text:p>
          </table:table-cell>
        </table:table-row>
        <table:table-row table:style-name="ro1">
          <table:table-cell office:value-type="string">
            <text:p>Amagasaki</text:p>
          </table:table-cell>
          <table:table-cell office:value-type="float" office:value="442176">
            <text:p>442176</text:p>
          </table:table-cell>
          <table:table-cell office:value-type="float" office:value="6">
            <text:p>6</text:p>
          </table:table-cell>
          <table:table-cell table:style-name="ce1" office:value-type="float" office:value="0.01356">
            <text:p>0,01356</text:p>
          </table:table-cell>
        </table:table-row>
        <table:table-row table:style-name="ro1">
          <table:table-cell office:value-type="string">
            <text:p>Lvov</text:p>
          </table:table-cell>
          <table:table-cell office:value-type="float" office:value="830000">
            <text:p>830000</text:p>
          </table:table-cell>
          <table:table-cell office:value-type="float" office:value="11">
            <text:p>11</text:p>
          </table:table-cell>
          <table:table-cell table:style-name="ce1" office:value-type="float" office:value="0.01325">
            <text:p>0,01325</text:p>
          </table:table-cell>
        </table:table-row>
        <table:table-row table:style-name="ro1">
          <table:table-cell office:value-type="string">
            <text:p>Baoding</text:p>
          </table:table-cell>
          <table:table-cell office:value-type="float" office:value="995652">
            <text:p>995652</text:p>
          </table:table-cell>
          <table:table-cell office:value-type="float" office:value="13">
            <text:p>13</text:p>
          </table:table-cell>
          <table:table-cell table:style-name="ce1" office:value-type="float" office:value="0.01305">
            <text:p>0,01305</text:p>
          </table:table-cell>
        </table:table-row>
        <table:table-row table:style-name="ro1">
          <table:table-cell office:value-type="string">
            <text:p>Gulbarga</text:p>
          </table:table-cell>
          <table:table-cell office:value-type="float" office:value="483655">
            <text:p>483655</text:p>
          </table:table-cell>
          <table:table-cell office:value-type="float" office:value="6">
            <text:p>6</text:p>
          </table:table-cell>
          <table:table-cell table:style-name="ce1" office:value-type="float" office:value="0.0124">
            <text:p>0,01240</text:p>
          </table:table-cell>
        </table:table-row>
        <table:table-row table:style-name="ro1">
          <table:table-cell office:value-type="string">
            <text:p>Nanded</text:p>
          </table:table-cell>
          <table:table-cell office:value-type="float" office:value="485150">
            <text:p>485150</text:p>
          </table:table-cell>
          <table:table-cell office:value-type="float" office:value="6">
            <text:p>6</text:p>
          </table:table-cell>
          <table:table-cell table:style-name="ce1" office:value-type="float" office:value="0.01236">
            <text:p>0,01236</text:p>
          </table:table-cell>
        </table:table-row>
        <table:table-row table:style-name="ro1">
          <table:table-cell office:value-type="string">
            <text:p>Libreville</text:p>
          </table:table-cell>
          <table:table-cell office:value-type="float" office:value="578156">
            <text:p>578156</text:p>
          </table:table-cell>
          <table:table-cell office:value-type="float" office:value="7">
            <text:p>7</text:p>
          </table:table-cell>
          <table:table-cell table:style-name="ce1" office:value-type="float" office:value="0.0121">
            <text:p>0,01210</text:p>
          </table:table-cell>
        </table:table-row>
        <table:table-row table:style-name="ro1"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table:style-name="ce1" office:value-type="float" office:value="0.01207">
            <text:p>0,01207</text:p>
          </table:table-cell>
        </table:table-row>
        <table:table-row table:style-name="ro1"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table:style-name="ce1" office:value-type="float" office:value="0.01207">
            <text:p>0,01207</text:p>
          </table:table-cell>
        </table:table-row>
        <table:table-row table:style-name="ro1">
          <table:table-cell office:value-type="string">
            <text:p>Pietermaritzburg</text:p>
          </table:table-cell>
          <table:table-cell office:value-type="float" office:value="750864">
            <text:p>750864</text:p>
          </table:table-cell>
          <table:table-cell office:value-type="float" office:value="9">
            <text:p>9</text:p>
          </table:table-cell>
          <table:table-cell table:style-name="ce1" office:value-type="float" office:value="0.01198">
            <text:p>0,01198</text:p>
          </table:table-cell>
        </table:table-row>
        <table:table-row table:style-name="ro1">
          <table:table-cell office:value-type="string">
            <text:p>Hengyang</text:p>
          </table:table-cell>
          <table:table-cell office:value-type="float" office:value="759602">
            <text:p>759602</text:p>
          </table:table-cell>
          <table:table-cell office:value-type="float" office:value="9">
            <text:p>9</text:p>
          </table:table-cell>
          <table:table-cell table:style-name="ce1" office:value-type="float" office:value="0.01184">
            <text:p>0,01184</text:p>
          </table:table-cell>
        </table:table-row>
        <table:table-row table:style-name="ro1">
          <table:table-cell office:value-type="string">
            <text:p>Dang</text:p>
          </table:table-cell>
          <table:table-cell office:value-type="float" office:value="506451">
            <text:p>506451</text:p>
          </table:table-cell>
          <table:table-cell office:value-type="float" office:value="6">
            <text:p>6</text:p>
          </table:table-cell>
          <table:table-cell table:style-name="ce1" office:value-type="float" office:value="0.01184">
            <text:p>0,01184</text:p>
          </table:table-cell>
        </table:table-row>
        <table:table-row table:style-name="ro1">
          <table:table-cell office:value-type="string">
            <text:p>Jiaozuo</text:p>
          </table:table-cell>
          <table:table-cell office:value-type="float" office:value="517540">
            <text:p>517540</text:p>
          </table:table-cell>
          <table:table-cell office:value-type="float" office:value="6">
            <text:p>6</text:p>
          </table:table-cell>
          <table:table-cell table:style-name="ce1" office:value-type="float" office:value="0.01159">
            <text:p>0,01159</text:p>
          </table:table-cell>
        </table:table-row>
        <table:table-row table:style-name="ro1">
          <table:table-cell office:value-type="string">
            <text:p>Bulawayo</text:p>
          </table:table-cell>
          <table:table-cell office:value-type="float" office:value="897249">
            <text:p>897249</text:p>
          </table:table-cell>
          <table:table-cell office:value-type="float" office:value="10">
            <text:p>10</text:p>
          </table:table-cell>
          <table:table-cell table:style-name="ce1" office:value-type="float" office:value="0.01114">
            <text:p>0,01114</text:p>
          </table:table-cell>
        </table:table-row>
        <table:table-row table:style-name="ro1">
          <table:table-cell office:value-type="string">
            <text:p>Chengde</text:p>
          </table:table-cell>
          <table:table-cell office:value-type="float" office:value="449325">
            <text:p>449325</text:p>
          </table:table-cell>
          <table:table-cell office:value-type="float" office:value="5">
            <text:p>5</text:p>
          </table:table-cell>
          <table:table-cell table:style-name="ce1" office:value-type="float" office:value="0.01112">
            <text:p>0,01112</text:p>
          </table:table-cell>
        </table:table-row>
        <table:table-row table:style-name="ro1">
          <table:table-cell office:value-type="string">
            <text:p>Ashgabat</text:p>
          </table:table-cell>
          <table:table-cell office:value-type="float" office:value="727700">
            <text:p>727700</text:p>
          </table:table-cell>
          <table:table-cell office:value-type="float" office:value="8">
            <text:p>8</text:p>
          </table:table-cell>
          <table:table-cell table:style-name="ce1" office:value-type="float" office:value="0.01099">
            <text:p>0,01099</text:p>
          </table:table-cell>
        </table:table-row>
        <table:table-row table:style-name="ro1">
          <table:table-cell office:value-type="string">
            <text:p>Zahedan</text:p>
          </table:table-cell>
          <table:table-cell office:value-type="float" office:value="552015">
            <text:p>552015</text:p>
          </table:table-cell>
          <table:table-cell office:value-type="float" office:value="6">
            <text:p>6</text:p>
          </table:table-cell>
          <table:table-cell table:style-name="ce1" office:value-type="float" office:value="0.01086">
            <text:p>0,01086</text:p>
          </table:table-cell>
        </table:table-row>
        <table:table-row table:style-name="ro1">
          <table:table-cell office:value-type="string">
            <text:p>Gujranwala</text:p>
          </table:table-cell>
          <table:table-cell office:value-type="float" office:value="1384869">
            <text:p>1384869</text:p>
          </table:table-cell>
          <table:table-cell office:value-type="float" office:value="15">
            <text:p>15</text:p>
          </table:table-cell>
          <table:table-cell table:style-name="ce1" office:value-type="float" office:value="0.01083">
            <text:p>0,01083</text:p>
          </table:table-cell>
        </table:table-row>
        <table:table-row table:style-name="ro1">
          <table:table-cell office:value-type="string">
            <text:p>Naucalpan</text:p>
          </table:table-cell>
          <table:table-cell office:value-type="float" office:value="846222">
            <text:p>846222</text:p>
          </table:table-cell>
          <table:table-cell office:value-type="float" office:value="9">
            <text:p>9</text:p>
          </table:table-cell>
          <table:table-cell table:style-name="ce1" office:value-type="float" office:value="0.01063">
            <text:p>0,01063</text:p>
          </table:table-cell>
        </table:table-row>
        <table:table-row table:style-name="ro1">
          <table:table-cell office:value-type="string">
            <text:p>Ahvaz</text:p>
          </table:table-cell>
          <table:table-cell office:value-type="float" office:value="854980">
            <text:p>854980</text:p>
          </table:table-cell>
          <table:table-cell office:value-type="float" office:value="9">
            <text:p>9</text:p>
          </table:table-cell>
          <table:table-cell table:style-name="ce1" office:value-type="float" office:value="0.01052">
            <text:p>0,01052</text:p>
          </table:table-cell>
        </table:table-row>
        <table:table-row table:style-name="ro1">
          <table:table-cell office:value-type="string">
            <text:p>Hargeisa</text:p>
          </table:table-cell>
          <table:table-cell office:value-type="float" office:value="477876">
            <text:p>477876</text:p>
          </table:table-cell>
          <table:table-cell office:value-type="float" office:value="5">
            <text:p>5</text:p>
          </table:table-cell>
          <table:table-cell table:style-name="ce1" office:value-type="float" office:value="0.01046">
            <text:p>0,01046</text:p>
          </table:table-cell>
        </table:table-row>
        <table:table-row table:style-name="ro1">
          <table:table-cell office:value-type="string">
            <text:p>Hohhot</text:p>
          </table:table-cell>
          <table:table-cell office:value-type="float" office:value="774477">
            <text:p>774477</text:p>
          </table:table-cell>
          <table:table-cell office:value-type="float" office:value="8">
            <text:p>8</text:p>
          </table:table-cell>
          <table:table-cell table:style-name="ce1" office:value-type="float" office:value="0.01032">
            <text:p>0,01032</text:p>
          </table:table-cell>
        </table:table-row>
        <table:table-row table:style-name="ro1">
          <table:table-cell office:value-type="string">
            <text:p>Tlaquepaque</text:p>
          </table:table-cell>
          <table:table-cell office:value-type="float" office:value="493667">
            <text:p>493667</text:p>
          </table:table-cell>
          <table:table-cell office:value-type="float" office:value="5">
            <text:p>5</text:p>
          </table:table-cell>
          <table:table-cell table:style-name="ce1" office:value-type="float" office:value="0.01012">
            <text:p>0,01012</text:p>
          </table:table-cell>
        </table:table-row>
        <table:table-row table:style-name="ro1">
          <table:table-cell office:value-type="string">
            <text:p>Edo</text:p>
          </table:table-cell>
          <table:table-cell office:value-type="float" office:value="8336599">
            <text:p>8336599</text:p>
          </table:table-cell>
          <table:table-cell office:value-type="float" office:value="84">
            <text:p>84</text:p>
          </table:table-cell>
          <table:table-cell table:style-name="ce1" office:value-type="float" office:value="0.01007">
            <text:p>0,01007</text:p>
          </table:table-cell>
        </table:table-row>
        <table:table-row table:style-name="ro1">
          <table:table-cell office:value-type="string">
            <text:p>Kowloon</text:p>
          </table:table-cell>
          <table:table-cell office:value-type="float" office:value="2019533">
            <text:p>2019533</text:p>
          </table:table-cell>
          <table:table-cell office:value-type="float" office:value="20">
            <text:p>20</text:p>
          </table:table-cell>
          <table:table-cell table:style-name="ce1" office:value-type="float" office:value="0.0099">
            <text:p>0,00990</text:p>
          </table:table-cell>
        </table:table-row>
        <table:table-row table:style-name="ro1">
          <table:table-cell office:value-type="string">
            <text:p>Changde</text:p>
          </table:table-cell>
          <table:table-cell office:value-type="float" office:value="517780">
            <text:p>517780</text:p>
          </table:table-cell>
          <table:table-cell office:value-type="float" office:value="5">
            <text:p>5</text:p>
          </table:table-cell>
          <table:table-cell table:style-name="ce1" office:value-type="float" office:value="0.00965">
            <text:p>0,00965</text:p>
          </table:table-cell>
        </table:table-row>
        <table:table-row table:style-name="ro1">
          <table:table-cell office:value-type="string">
            <text:p>Xinxiang</text:p>
          </table:table-cell>
          <table:table-cell office:value-type="float" office:value="743601">
            <text:p>743601</text:p>
          </table:table-cell>
          <table:table-cell office:value-type="float" office:value="7">
            <text:p>7</text:p>
          </table:table-cell>
          <table:table-cell table:style-name="ce1" office:value-type="float" office:value="0.00941">
            <text:p>0,00941</text:p>
          </table:table-cell>
        </table:table-row>
        <table:table-row table:style-name="ro1">
          <table:table-cell office:value-type="string">
            <text:p>Zhanjiang</text:p>
          </table:table-cell>
          <table:table-cell office:value-type="float" office:value="637790">
            <text:p>637790</text:p>
          </table:table-cell>
          <table:table-cell office:value-type="float" office:value="6">
            <text:p>6</text:p>
          </table:table-cell>
          <table:table-cell table:style-name="ce1" office:value-type="float" office:value="0.0094">
            <text:p>0,00940</text:p>
          </table:table-cell>
        </table:table-row>
        <table:table-row table:style-name="ro1">
          <table:table-cell office:value-type="string">
            <text:p>Warri</text:p>
          </table:table-cell>
          <table:table-cell office:value-type="float" office:value="536068">
            <text:p>536068</text:p>
          </table:table-cell>
          <table:table-cell office:value-type="float" office:value="5">
            <text:p>5</text:p>
          </table:table-cell>
          <table:table-cell table:style-name="ce1" office:value-type="float" office:value="0.00932">
            <text:p>0,00932</text:p>
          </table:table-cell>
        </table:table-row>
        <table:table-row table:style-name="ro1">
          <table:table-cell office:value-type="string">
            <text:p>Qinhuangdao</text:p>
          </table:table-cell>
          <table:table-cell office:value-type="float" office:value="759718">
            <text:p>759718</text:p>
          </table:table-cell>
          <table:table-cell office:value-type="float" office:value="7">
            <text:p>7</text:p>
          </table:table-cell>
          <table:table-cell table:style-name="ce1" office:value-type="float" office:value="0.00921">
            <text:p>0,00921</text:p>
          </table:table-cell>
        </table:table-row>
        <table:table-row table:style-name="ro1">
          <table:table-cell office:value-type="string">
            <text:p>Liuzhou</text:p>
          </table:table-cell>
          <table:table-cell office:value-type="float" office:value="763168">
            <text:p>763168</text:p>
          </table:table-cell>
          <table:table-cell office:value-type="float" office:value="7">
            <text:p>7</text:p>
          </table:table-cell>
          <table:table-cell table:style-name="ce1" office:value-type="float" office:value="0.00917">
            <text:p>0,00917</text:p>
          </table:table-cell>
        </table:table-row>
        <table:table-row table:style-name="ro1">
          <table:table-cell office:value-type="string">
            <text:p>Aden</text:p>
          </table:table-cell>
          <table:table-cell office:value-type="float" office:value="550744">
            <text:p>550744</text:p>
          </table:table-cell>
          <table:table-cell office:value-type="float" office:value="5">
            <text:p>5</text:p>
          </table:table-cell>
          <table:table-cell table:style-name="ce1" office:value-type="float" office:value="0.00907">
            <text:p>0,00907</text:p>
          </table:table-cell>
        </table:table-row>
        <table:table-row table:style-name="ro1">
          <table:table-cell office:value-type="string">
            <text:p>Calcutta</text:p>
          </table:table-cell>
          <table:table-cell office:value-type="float" office:value="4631819">
            <text:p>4631819</text:p>
          </table:table-cell>
          <table:table-cell office:value-type="float" office:value="42">
            <text:p>42</text:p>
          </table:table-cell>
          <table:table-cell table:style-name="ce1" office:value-type="float" office:value="0.00906">
            <text:p>0,00906</text:p>
          </table:table-cell>
        </table:table-row>
        <table:table-row table:style-name="ro1">
          <table:table-cell office:value-type="string">
            <text:p>Matsudo</text:p>
          </table:table-cell>
          <table:table-cell office:value-type="float" office:value="470287">
            <text:p>470287</text:p>
          </table:table-cell>
          <table:table-cell office:value-type="float" office:value="4">
            <text:p>4</text:p>
          </table:table-cell>
          <table:table-cell table:style-name="ce1" office:value-type="float" office:value="0.0085">
            <text:p>0,00850</text:p>
          </table:table-cell>
        </table:table-row>
        <table:table-row table:style-name="ro1">
          <table:table-cell office:value-type="string">
            <text:p>Nouakchott</text:p>
          </table:table-cell>
          <table:table-cell office:value-type="float" office:value="709835">
            <text:p>709835</text:p>
          </table:table-cell>
          <table:table-cell office:value-type="float" office:value="6">
            <text:p>6</text:p>
          </table:table-cell>
          <table:table-cell table:style-name="ce1" office:value-type="float" office:value="0.00845">
            <text:p>0,00845</text:p>
          </table:table-cell>
        </table:table-row>
        <table:table-row table:style-name="ro1">
          <table:table-cell office:value-type="string">
            <text:p>Himeji</text:p>
          </table:table-cell>
          <table:table-cell office:value-type="float" office:value="481496">
            <text:p>481496</text:p>
          </table:table-cell>
          <table:table-cell office:value-type="float" office:value="4">
            <text:p>4</text:p>
          </table:table-cell>
          <table:table-cell table:style-name="ce1" office:value-type="float" office:value="0.0083">
            <text:p>0,00830</text:p>
          </table:table-cell>
        </table:table-row>
        <table:table-row table:style-name="ro1">
          <table:table-cell office:value-type="string">
            <text:p>Elazig</text:p>
          </table:table-cell>
          <table:table-cell office:value-type="float" office:value="605379">
            <text:p>605379</text:p>
          </table:table-cell>
          <table:table-cell office:value-type="float" office:value="5">
            <text:p>5</text:p>
          </table:table-cell>
          <table:table-cell table:style-name="ce1" office:value-type="float" office:value="0.00825">
            <text:p>0,00825</text:p>
          </table:table-cell>
        </table:table-row>
        <table:table-row table:style-name="ro1">
          <table:table-cell office:value-type="string">
            <text:p>Benoni</text:p>
          </table:table-cell>
          <table:table-cell office:value-type="float" office:value="605363">
            <text:p>605363</text:p>
          </table:table-cell>
          <table:table-cell office:value-type="float" office:value="5">
            <text:p>5</text:p>
          </table:table-cell>
          <table:table-cell table:style-name="ce1" office:value-type="float" office:value="0.00825">
            <text:p>0,00825</text:p>
          </table:table-cell>
        </table:table-row>
        <table:table-row table:style-name="ro1">
          <table:table-cell office:value-type="string">
            <text:p>Saharanpur</text:p>
          </table:table-cell>
          <table:table-cell office:value-type="float" office:value="484921">
            <text:p>484921</text:p>
          </table:table-cell>
          <table:table-cell office:value-type="float" office:value="4">
            <text:p>4</text:p>
          </table:table-cell>
          <table:table-cell table:style-name="ce1" office:value-type="float" office:value="0.00824">
            <text:p>0,00824</text:p>
          </table:table-cell>
        </table:table-row>
        <table:table-row table:style-name="ro1">
          <table:table-cell office:value-type="string">
            <text:p>Kaduna</text:p>
          </table:table-cell>
          <table:table-cell office:value-type="float" office:value="1582211">
            <text:p>1582211</text:p>
          </table:table-cell>
          <table:table-cell office:value-type="float" office:value="13">
            <text:p>13</text:p>
          </table:table-cell>
          <table:table-cell table:style-name="ce1" office:value-type="float" office:value="0.00821">
            <text:p>0,00821</text:p>
          </table:table-cell>
        </table:table-row>
        <table:table-row table:style-name="ro1">
          <table:table-cell office:value-type="string">
            <text:p>Oyo</text:p>
          </table:table-cell>
          <table:table-cell office:value-type="float" office:value="736113">
            <text:p>736113</text:p>
          </table:table-cell>
          <table:table-cell office:value-type="float" office:value="6">
            <text:p>6</text:p>
          </table:table-cell>
          <table:table-cell table:style-name="ce1" office:value-type="float" office:value="0.00815">
            <text:p>0,00815</text:p>
          </table:table-cell>
        </table:table-row>
        <table:table-row table:style-name="ro1">
          <table:table-cell office:value-type="string">
            <text:p>Brazzaville</text:p>
          </table:table-cell>
          <table:table-cell office:value-type="float" office:value="1115773">
            <text:p>1115773</text:p>
          </table:table-cell>
          <table:table-cell office:value-type="float" office:value="9">
            <text:p>9</text:p>
          </table:table-cell>
          <table:table-cell table:style-name="ce1" office:value-type="float" office:value="0.00806">
            <text:p>0,00806</text:p>
          </table:table-cell>
        </table:table-row>
        <table:table-row table:style-name="ro1">
          <table:table-cell office:value-type="string">
            <text:p>Klang</text:p>
          </table:table-cell>
          <table:table-cell office:value-type="float" office:value="879887">
            <text:p>879887</text:p>
          </table:table-cell>
          <table:table-cell office:value-type="float" office:value="7">
            <text:p>7</text:p>
          </table:table-cell>
          <table:table-cell table:style-name="ce1" office:value-type="float" office:value="0.00795">
            <text:p>0,00795</text:p>
          </table:table-cell>
        </table:table-row>
        <table:table-row table:style-name="ro1">
          <table:table-cell office:value-type="string">
            <text:p>Shaoguan</text:p>
          </table:table-cell>
          <table:table-cell office:value-type="float" office:value="628749">
            <text:p>628749</text:p>
          </table:table-cell>
          <table:table-cell office:value-type="float" office:value="5">
            <text:p>5</text:p>
          </table:table-cell>
          <table:table-cell table:style-name="ce1" office:value-type="float" office:value="0.00795">
            <text:p>0,00795</text:p>
          </table:table-cell>
        </table:table-row>
        <table:table-row table:style-name="ro1">
          <table:table-cell office:value-type="string">
            <text:p>Vaucluse</text:p>
          </table:table-cell>
          <table:table-cell office:value-type="float" office:value="527242">
            <text:p>527242</text:p>
          </table:table-cell>
          <table:table-cell office:value-type="float" office:value="4">
            <text:p>4</text:p>
          </table:table-cell>
          <table:table-cell table:style-name="ce1" office:value-type="float" office:value="0.00758">
            <text:p>0,00758</text:p>
          </table:table-cell>
        </table:table-row>
        <table:table-row table:style-name="ro1">
          <table:table-cell office:value-type="string">
            <text:p>Ibadan</text:p>
          </table:table-cell>
          <table:table-cell office:value-type="float" office:value="3565810">
            <text:p>3565810</text:p>
          </table:table-cell>
          <table:table-cell office:value-type="float" office:value="27">
            <text:p>27</text:p>
          </table:table-cell>
          <table:table-cell table:style-name="ce1" office:value-type="float" office:value="0.00757">
            <text:p>0,00757</text:p>
          </table:table-cell>
        </table:table-row>
        <table:table-row table:style-name="ro1">
          <table:table-cell office:value-type="string">
            <text:p>Yueyang</text:p>
          </table:table-cell>
          <table:table-cell office:value-type="float" office:value="528140">
            <text:p>528140</text:p>
          </table:table-cell>
          <table:table-cell office:value-type="float" office:value="4">
            <text:p>4</text:p>
          </table:table-cell>
          <table:table-cell table:style-name="ce1" office:value-type="float" office:value="0.00757">
            <text:p>0,00757</text:p>
          </table:table-cell>
        </table:table-row>
        <table:table-row table:style-name="ro1">
          <table:table-cell office:value-type="string">
            <text:p>Marrakesh</text:p>
          </table:table-cell>
          <table:table-cell office:value-type="float" office:value="942631">
            <text:p>942631</text:p>
          </table:table-cell>
          <table:table-cell office:value-type="float" office:value="7">
            <text:p>7</text:p>
          </table:table-cell>
          <table:table-cell table:style-name="ce1" office:value-type="float" office:value="0.00742">
            <text:p>0,00742</text:p>
          </table:table-cell>
        </table:table-row>
        <table:table-row table:style-name="ro1">
          <table:table-cell office:value-type="string">
            <text:p>Madras</text:p>
          </table:table-cell>
          <table:table-cell office:value-type="float" office:value="4328416">
            <text:p>4328416</text:p>
          </table:table-cell>
          <table:table-cell office:value-type="float" office:value="32">
            <text:p>32</text:p>
          </table:table-cell>
          <table:table-cell table:style-name="ce1" office:value-type="float" office:value="0.00739">
            <text:p>0,00739</text:p>
          </table:table-cell>
        </table:table-row>
        <table:table-row table:style-name="ro1">
          <table:table-cell office:value-type="string">
            <text:p>Lubumbashi</text:p>
          </table:table-cell>
          <table:table-cell office:value-type="float" office:value="1374808">
            <text:p>1374808</text:p>
          </table:table-cell>
          <table:table-cell office:value-type="float" office:value="10">
            <text:p>10</text:p>
          </table:table-cell>
          <table:table-cell table:style-name="ce1" office:value-type="float" office:value="0.00727">
            <text:p>0,00727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float" office:value="5672516">
            <text:p>5672516</text:p>
          </table:table-cell>
          <table:table-cell office:value-type="float" office:value="41">
            <text:p>41</text:p>
          </table:table-cell>
          <table:table-cell table:style-name="ce1" office:value-type="float" office:value="0.00722">
            <text:p>0,00722</text:p>
          </table:table-cell>
        </table:table-row>
        <table:table-row table:style-name="ro1">
          <table:table-cell office:value-type="string">
            <text:p>Zhuzhou</text:p>
          </table:table-cell>
          <table:table-cell office:value-type="float" office:value="709358">
            <text:p>709358</text:p>
          </table:table-cell>
          <table:table-cell office:value-type="float" office:value="5">
            <text:p>5</text:p>
          </table:table-cell>
          <table:table-cell table:style-name="ce1" office:value-type="float" office:value="0.00704">
            <text:p>0,00704</text:p>
          </table:table-cell>
        </table:table-row>
        <table:table-row table:style-name="ro1">
          <table:table-cell office:value-type="string">
            <text:p>Kano</text:p>
          </table:table-cell>
          <table:table-cell office:value-type="float" office:value="3626204">
            <text:p>3626204</text:p>
          </table:table-cell>
          <table:table-cell office:value-type="float" office:value="25">
            <text:p>25</text:p>
          </table:table-cell>
          <table:table-cell table:style-name="ce1" office:value-type="float" office:value="0.00689">
            <text:p>0,00689</text:p>
          </table:table-cell>
        </table:table-row>
        <table:table-row table:style-name="ro1">
          <table:table-cell office:value-type="string">
            <text:p>Malegaon</text:p>
          </table:table-cell>
          <table:table-cell office:value-type="float" office:value="435397">
            <text:p>435397</text:p>
          </table:table-cell>
          <table:table-cell office:value-type="float" office:value="3">
            <text:p>3</text:p>
          </table:table-cell>
          <table:table-cell table:style-name="ce1" office:value-type="float" office:value="0.00689">
            <text:p>0,00689</text:p>
          </table:table-cell>
        </table:table-row>
        <table:table-row table:style-name="ro1">
          <table:table-cell office:value-type="string">
            <text:p>Jhapa</text:p>
          </table:table-cell>
          <table:table-cell office:value-type="float" office:value="729514">
            <text:p>729514</text:p>
          </table:table-cell>
          <table:table-cell office:value-type="float" office:value="5">
            <text:p>5</text:p>
          </table:table-cell>
          <table:table-cell table:style-name="ce1" office:value-type="float" office:value="0.00685">
            <text:p>0,00685</text:p>
          </table:table-cell>
        </table:table-row>
        <table:table-row table:style-name="ro1">
          <table:table-cell office:value-type="string">
            <text:p>Taza</text:p>
          </table:table-cell>
          <table:table-cell office:value-type="float" office:value="740536">
            <text:p>740536</text:p>
          </table:table-cell>
          <table:table-cell office:value-type="float" office:value="5">
            <text:p>5</text:p>
          </table:table-cell>
          <table:table-cell table:style-name="ce1" office:value-type="float" office:value="0.00675">
            <text:p>0,00675</text:p>
          </table:table-cell>
        </table:table-row>
        <table:table-row table:style-name="ro1">
          <table:table-cell office:value-type="string">
            <text:p>Xuchang</text:p>
          </table:table-cell>
          <table:table-cell office:value-type="float" office:value="449258">
            <text:p>449258</text:p>
          </table:table-cell>
          <table:table-cell office:value-type="float" office:value="3">
            <text:p>3</text:p>
          </table:table-cell>
          <table:table-cell table:style-name="ce1" office:value-type="float" office:value="0.00667">
            <text:p>0,00667</text:p>
          </table:table-cell>
        </table:table-row>
        <table:table-row table:style-name="ro1">
          <table:table-cell office:value-type="string">
            <text:p>Taian</text:p>
          </table:table-cell>
          <table:table-cell office:value-type="float" office:value="750340">
            <text:p>750340</text:p>
          </table:table-cell>
          <table:table-cell office:value-type="float" office:value="5">
            <text:p>5</text:p>
          </table:table-cell>
          <table:table-cell table:style-name="ce1" office:value-type="float" office:value="0.00666">
            <text:p>0,00666</text:p>
          </table:table-cell>
        </table:table-row>
        <table:table-row table:style-name="ro1">
          <table:table-cell office:value-type="string">
            <text:p>Kawaguchi</text:p>
          </table:table-cell>
          <table:table-cell office:value-type="float" office:value="468574">
            <text:p>468574</text:p>
          </table:table-cell>
          <table:table-cell office:value-type="float" office:value="3">
            <text:p>3</text:p>
          </table:table-cell>
          <table:table-cell table:style-name="ce1" office:value-type="float" office:value="0.0064">
            <text:p>0,00640</text:p>
          </table:table-cell>
        </table:table-row>
        <table:table-row table:style-name="ro1">
          <table:table-cell office:value-type="string">
            <text:p>Maoming</text:p>
          </table:table-cell>
          <table:table-cell office:value-type="float" office:value="473251">
            <text:p>473251</text:p>
          </table:table-cell>
          <table:table-cell office:value-type="float" office:value="3">
            <text:p>3</text:p>
          </table:table-cell>
          <table:table-cell table:style-name="ce1" office:value-type="float" office:value="0.00633">
            <text:p>0,00633</text:p>
          </table:table-cell>
        </table:table-row>
        <table:table-row table:style-name="ro1">
          <table:table-cell office:value-type="string">
            <text:p>Vereeniging</text:p>
          </table:table-cell>
          <table:table-cell office:value-type="float" office:value="474680">
            <text:p>474680</text:p>
          </table:table-cell>
          <table:table-cell office:value-type="float" office:value="3">
            <text:p>3</text:p>
          </table:table-cell>
          <table:table-cell table:style-name="ce1" office:value-type="float" office:value="0.00632">
            <text:p>0,00632</text:p>
          </table:table-cell>
        </table:table-row>
        <table:table-row table:style-name="ro1">
          <table:table-cell office:value-type="string">
            <text:p>Bombay</text:p>
          </table:table-cell>
          <table:table-cell office:value-type="float" office:value="12692717">
            <text:p>12692717</text:p>
          </table:table-cell>
          <table:table-cell office:value-type="float" office:value="80">
            <text:p>80</text:p>
          </table:table-cell>
          <table:table-cell table:style-name="ce1" office:value-type="float" office:value="0.0063">
            <text:p>0,00630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float" office:value="2139878">
            <text:p>2139878</text:p>
          </table:table-cell>
          <table:table-cell office:value-type="float" office:value="13">
            <text:p>13</text:p>
          </table:table-cell>
          <table:table-cell table:style-name="ce1" office:value-type="float" office:value="0.00607">
            <text:p>0,00607</text:p>
          </table:table-cell>
        </table:table-row>
        <table:table-row table:style-name="ro1">
          <table:table-cell office:value-type="string">
            <text:p>Ouarzazate</text:p>
          </table:table-cell>
          <table:table-cell office:value-type="float" office:value="496536">
            <text:p>496536</text:p>
          </table:table-cell>
          <table:table-cell office:value-type="float" office:value="3">
            <text:p>3</text:p>
          </table:table-cell>
          <table:table-cell table:style-name="ce1" office:value-type="float" office:value="0.00604">
            <text:p>0,00604</text:p>
          </table:table-cell>
        </table:table-row>
        <table:table-row table:style-name="ro1">
          <table:table-cell office:value-type="string">
            <text:p>Freetown</text:p>
          </table:table-cell>
          <table:table-cell office:value-type="float" office:value="1190761">
            <text:p>1190761</text:p>
          </table:table-cell>
          <table:table-cell office:value-type="float" office:value="7">
            <text:p>7</text:p>
          </table:table-cell>
          <table:table-cell table:style-name="ce1" office:value-type="float" office:value="0.00587">
            <text:p>0,00587</text:p>
          </table:table-cell>
        </table:table-row>
        <table:table-row table:style-name="ro1">
          <table:table-cell office:value-type="string">
            <text:p>Ulhasnagar</text:p>
          </table:table-cell>
          <table:table-cell office:value-type="float" office:value="516625">
            <text:p>516625</text:p>
          </table:table-cell>
          <table:table-cell office:value-type="float" office:value="3">
            <text:p>3</text:p>
          </table:table-cell>
          <table:table-cell table:style-name="ce1" office:value-type="float" office:value="0.0058">
            <text:p>0,00580</text:p>
          </table:table-cell>
        </table:table-row>
        <table:table-row table:style-name="ro1">
          <table:table-cell office:value-type="string">
            <text:p>Safi</text:p>
          </table:table-cell>
          <table:table-cell office:value-type="float" office:value="878232">
            <text:p>878232</text:p>
          </table:table-cell>
          <table:table-cell office:value-type="float" office:value="5">
            <text:p>5</text:p>
          </table:table-cell>
          <table:table-cell table:style-name="ce1" office:value-type="float" office:value="0.00569">
            <text:p>0,00569</text:p>
          </table:table-cell>
        </table:table-row>
        <table:table-row table:style-name="ro1">
          <table:table-cell office:value-type="string">
            <text:p>Kinshasa</text:p>
          </table:table-cell>
          <table:table-cell office:value-type="float" office:value="7787832">
            <text:p>7787832</text:p>
          </table:table-cell>
          <table:table-cell office:value-type="float" office:value="44">
            <text:p>44</text:p>
          </table:table-cell>
          <table:table-cell table:style-name="ce1" office:value-type="float" office:value="0.00564">
            <text:p>0,00564</text:p>
          </table:table-cell>
        </table:table-row>
        <table:table-row table:style-name="ro1">
          <table:table-cell office:value-type="string">
            <text:p>Asmara</text:p>
          </table:table-cell>
          <table:table-cell office:value-type="float" office:value="563948">
            <text:p>563948</text:p>
          </table:table-cell>
          <table:table-cell office:value-type="float" office:value="3">
            <text:p>3</text:p>
          </table:table-cell>
          <table:table-cell table:style-name="ce1" office:value-type="float" office:value="0.00531">
            <text:p>0,00531</text:p>
          </table:table-cell>
        </table:table-row>
        <table:table-row table:style-name="ro1">
          <table:table-cell office:value-type="string">
            <text:p>Settat</text:p>
          </table:table-cell>
          <table:table-cell office:value-type="float" office:value="951613">
            <text:p>951613</text:p>
          </table:table-cell>
          <table:table-cell office:value-type="float" office:value="5">
            <text:p>5</text:p>
          </table:table-cell>
          <table:table-cell table:style-name="ce1" office:value-type="float" office:value="0.00525">
            <text:p>0,00525</text:p>
          </table:table-cell>
        </table:table-row>
        <table:table-row table:style-name="ro1">
          <table:table-cell office:value-type="string">
            <text:p>Bengbu</text:p>
          </table:table-cell>
          <table:table-cell office:value-type="float" office:value="576648">
            <text:p>576648</text:p>
          </table:table-cell>
          <table:table-cell office:value-type="float" office:value="3">
            <text:p>3</text:p>
          </table:table-cell>
          <table:table-cell table:style-name="ce1" office:value-type="float" office:value="0.0052">
            <text:p>0,00520</text:p>
          </table:table-cell>
        </table:table-row>
        <table:table-row table:style-name="ro1">
          <table:table-cell office:value-type="string">
            <text:p>Koeln</text:p>
          </table:table-cell>
          <table:table-cell office:value-type="float" office:value="963395">
            <text:p>963395</text:p>
          </table:table-cell>
          <table:table-cell office:value-type="float" office:value="5">
            <text:p>5</text:p>
          </table:table-cell>
          <table:table-cell table:style-name="ce1" office:value-type="float" office:value="0.00518">
            <text:p>0,00518</text:p>
          </table:table-cell>
        </table:table-row>
        <table:table-row table:style-name="ro1">
          <table:table-cell office:value-type="string">
            <text:p>Fez</text:p>
          </table:table-cell>
          <table:table-cell office:value-type="float" office:value="1160239">
            <text:p>1160239</text:p>
          </table:table-cell>
          <table:table-cell office:value-type="float" office:value="6">
            <text:p>6</text:p>
          </table:table-cell>
          <table:table-cell table:style-name="ce1" office:value-type="float" office:value="0.00517">
            <text:p>0,00517</text:p>
          </table:table-cell>
        </table:table-row>
        <table:table-row table:style-name="ro1">
          <table:table-cell office:value-type="string">
            <text:p>Abeokuta</text:p>
          </table:table-cell>
          <table:table-cell office:value-type="float" office:value="593140">
            <text:p>593140</text:p>
          </table:table-cell>
          <table:table-cell office:value-type="float" office:value="3">
            <text:p>3</text:p>
          </table:table-cell>
          <table:table-cell table:style-name="ce1" office:value-type="float" office:value="0.00505">
            <text:p>0,00505</text:p>
          </table:table-cell>
        </table:table-row>
        <table:table-row table:style-name="ro1">
          <table:table-cell office:value-type="string">
            <text:p>Ecatepec</text:p>
          </table:table-cell>
          <table:table-cell office:value-type="float" office:value="1806297">
            <text:p>1806297</text:p>
          </table:table-cell>
          <table:table-cell office:value-type="float" office:value="9">
            <text:p>9</text:p>
          </table:table-cell>
          <table:table-cell table:style-name="ce1" office:value-type="float" office:value="0.00498">
            <text:p>0,00498</text:p>
          </table:table-cell>
        </table:table-row>
        <table:table-row table:style-name="ro1">
          <table:table-cell office:value-type="string">
            <text:p>Kirkuk</text:p>
          </table:table-cell>
          <table:table-cell office:value-type="float" office:value="601442">
            <text:p>601442</text:p>
          </table:table-cell>
          <table:table-cell office:value-type="float" office:value="3">
            <text:p>3</text:p>
          </table:table-cell>
          <table:table-cell table:style-name="ce1" office:value-type="float" office:value="0.00498">
            <text:p>0,00498</text:p>
          </table:table-cell>
        </table:table-row>
        <table:table-row table:style-name="ro1">
          <table:table-cell office:value-type="string">
            <text:p>Yancheng</text:p>
          </table:table-cell>
          <table:table-cell office:value-type="float" office:value="628441">
            <text:p>628441</text:p>
          </table:table-cell>
          <table:table-cell office:value-type="float" office:value="3">
            <text:p>3</text:p>
          </table:table-cell>
          <table:table-cell table:style-name="ce1" office:value-type="float" office:value="0.00477">
            <text:p>0,00477</text:p>
          </table:table-cell>
        </table:table-row>
        <table:table-row table:style-name="ro1">
          <table:table-cell office:value-type="string">
            <text:p>Kalyan</text:p>
          </table:table-cell>
          <table:table-cell office:value-type="float" office:value="1262355">
            <text:p>1262355</text:p>
          </table:table-cell>
          <table:table-cell office:value-type="float" office:value="6">
            <text:p>6</text:p>
          </table:table-cell>
          <table:table-cell table:style-name="ce1" office:value-type="float" office:value="0.00475">
            <text:p>0,00475</text:p>
          </table:table-cell>
        </table:table-row>
        <table:table-row table:style-name="ro1">
          <table:table-cell office:value-type="string">
            <text:p>Soweto</text:p>
          </table:table-cell>
          <table:table-cell office:value-type="float" office:value="1695094">
            <text:p>1695094</text:p>
          </table:table-cell>
          <table:table-cell office:value-type="float" office:value="8">
            <text:p>8</text:p>
          </table:table-cell>
          <table:table-cell table:style-name="ce1" office:value-type="float" office:value="0.00471">
            <text:p>0,00471</text:p>
          </table:table-cell>
        </table:table-row>
        <table:table-row table:style-name="ro1">
          <table:table-cell office:value-type="string">
            <text:p>Katsina</text:p>
          </table:table-cell>
          <table:table-cell office:value-type="float" office:value="432179">
            <text:p>432179</text:p>
          </table:table-cell>
          <table:table-cell office:value-type="float" office:value="2">
            <text:p>2</text:p>
          </table:table-cell>
          <table:table-cell table:style-name="ce1" office:value-type="float" office:value="0.00462">
            <text:p>0,00462</text:p>
          </table:table-cell>
        </table:table-row>
        <table:table-row table:style-name="ro1">
          <table:table-cell office:value-type="string">
            <text:p>Welkom</text:p>
          </table:table-cell>
          <table:table-cell office:value-type="float" office:value="432070">
            <text:p>432070</text:p>
          </table:table-cell>
          <table:table-cell office:value-type="float" office:value="2">
            <text:p>2</text:p>
          </table:table-cell>
          <table:table-cell table:style-name="ce1" office:value-type="float" office:value="0.00462">
            <text:p>0,00462</text:p>
          </table:table-cell>
        </table:table-row>
        <table:table-row table:style-name="ro1">
          <table:table-cell office:value-type="string">
            <text:p>Baoji</text:p>
          </table:table-cell>
          <table:table-cell office:value-type="float" office:value="438295">
            <text:p>438295</text:p>
          </table:table-cell>
          <table:table-cell office:value-type="float" office:value="2">
            <text:p>2</text:p>
          </table:table-cell>
          <table:table-cell table:style-name="ce1" office:value-type="float" office:value="0.00456">
            <text:p>0,00456</text:p>
          </table:table-cell>
        </table:table-row>
        <table:table-row table:style-name="ro1">
          <table:table-cell office:value-type="string">
            <text:p>Boksburg</text:p>
          </table:table-cell>
          <table:table-cell office:value-type="float" office:value="445182">
            <text:p>445182</text:p>
          </table:table-cell>
          <table:table-cell office:value-type="float" office:value="2">
            <text:p>2</text:p>
          </table:table-cell>
          <table:table-cell table:style-name="ce1" office:value-type="float" office:value="0.00449">
            <text:p>0,00449</text:p>
          </table:table-cell>
        </table:table-row>
        <table:table-row table:style-name="ro1">
          <table:table-cell office:value-type="string">
            <text:p>Adiyaman</text:p>
          </table:table-cell>
          <table:table-cell office:value-type="float" office:value="678008">
            <text:p>678008</text:p>
          </table:table-cell>
          <table:table-cell office:value-type="float" office:value="3">
            <text:p>3</text:p>
          </table:table-cell>
          <table:table-cell table:style-name="ce1" office:value-type="float" office:value="0.00442">
            <text:p>0,00442</text:p>
          </table:table-cell>
        </table:table-row>
        <table:table-row table:style-name="ro1">
          <table:table-cell office:value-type="string">
            <text:p>Essaouira</text:p>
          </table:table-cell>
          <table:table-cell office:value-type="float" office:value="452040">
            <text:p>452040</text:p>
          </table:table-cell>
          <table:table-cell office:value-type="float" office:value="2">
            <text:p>2</text:p>
          </table:table-cell>
          <table:table-cell table:style-name="ce1" office:value-type="float" office:value="0.00442">
            <text:p>0,00442</text:p>
          </table:table-cell>
        </table:table-row>
        <table:table-row table:style-name="ro1">
          <table:table-cell office:value-type="string">
            <text:p>Tangshan</text:p>
          </table:table-cell>
          <table:table-cell office:value-type="float" office:value="2054526">
            <text:p>2054526</text:p>
          </table:table-cell>
          <table:table-cell office:value-type="float" office:value="9">
            <text:p>9</text:p>
          </table:table-cell>
          <table:table-cell table:style-name="ce1" office:value-type="float" office:value="0.00438">
            <text:p>0,00438</text:p>
          </table:table-cell>
        </table:table-row>
        <table:table-row table:style-name="ro1">
          <table:table-cell office:value-type="string">
            <text:p>Hengshui</text:p>
          </table:table-cell>
          <table:table-cell office:value-type="float" office:value="456356">
            <text:p>456356</text:p>
          </table:table-cell>
          <table:table-cell office:value-type="float" office:value="2">
            <text:p>2</text:p>
          </table:table-cell>
          <table:table-cell table:style-name="ce1" office:value-type="float" office:value="0.00438">
            <text:p>0,00438</text:p>
          </table:table-cell>
        </table:table-row>
        <table:table-row table:style-name="ro1">
          <table:table-cell office:value-type="string">
            <text:p>Zunyi</text:p>
          </table:table-cell>
          <table:table-cell office:value-type="float" office:value="466292">
            <text:p>466292</text:p>
          </table:table-cell>
          <table:table-cell office:value-type="float" office:value="2">
            <text:p>2</text:p>
          </table:table-cell>
          <table:table-cell table:style-name="ce1" office:value-type="float" office:value="0.00428">
            <text:p>0,00428</text:p>
          </table:table-cell>
        </table:table-row>
        <table:table-row table:style-name="ro1">
          <table:table-cell office:value-type="string">
            <text:p>Tlalnepantla</text:p>
          </table:table-cell>
          <table:table-cell office:value-type="float" office:value="715798">
            <text:p>715798</text:p>
          </table:table-cell>
          <table:table-cell office:value-type="float" office:value="3">
            <text:p>3</text:p>
          </table:table-cell>
          <table:table-cell table:style-name="ce1" office:value-type="float" office:value="0.00419">
            <text:p>0,00419</text:p>
          </table:table-cell>
        </table:table-row>
        <table:table-row table:style-name="ro1">
          <table:table-cell office:value-type="string">
            <text:p>Langfang</text:p>
          </table:table-cell>
          <table:table-cell office:value-type="float" office:value="720119">
            <text:p>720119</text:p>
          </table:table-cell>
          <table:table-cell office:value-type="float" office:value="3">
            <text:p>3</text:p>
          </table:table-cell>
          <table:table-cell table:style-name="ce1" office:value-type="float" office:value="0.00416">
            <text:p>0,00416</text:p>
          </table:table-cell>
        </table:table-row>
        <table:table-row table:style-name="ro1">
          <table:table-cell office:value-type="string">
            <text:p>Khouribga</text:p>
          </table:table-cell>
          <table:table-cell office:value-type="float" office:value="496734">
            <text:p>496734</text:p>
          </table:table-cell>
          <table:table-cell office:value-type="float" office:value="2">
            <text:p>2</text:p>
          </table:table-cell>
          <table:table-cell table:style-name="ce1" office:value-type="float" office:value="0.00402">
            <text:p>0,00402</text:p>
          </table:table-cell>
        </table:table-row>
        <table:table-row table:style-name="ro1"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table:style-name="ce1" office:value-type="float" office:value="0.00387">
            <text:p>0,00387</text:p>
          </table:table-cell>
        </table:table-row>
        <table:table-row table:style-name="ro1"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table:style-name="ce1" office:value-type="float" office:value="0.00387">
            <text:p>0,00387</text:p>
          </table:table-cell>
        </table:table-row>
        <table:table-row table:style-name="ro1">
          <table:table-cell office:value-type="string">
            <text:p>Datong</text:p>
          </table:table-cell>
          <table:table-cell office:value-type="float" office:value="1052678">
            <text:p>1052678</text:p>
          </table:table-cell>
          <table:table-cell office:value-type="float" office:value="4">
            <text:p>4</text:p>
          </table:table-cell>
          <table:table-cell table:style-name="ce1" office:value-type="float" office:value="0.00379">
            <text:p>0,00379</text:p>
          </table:table-cell>
        </table:table-row>
        <table:table-row table:style-name="ro1">
          <table:table-cell office:value-type="string">
            <text:p>Cangzhou</text:p>
          </table:table-cell>
          <table:table-cell office:value-type="float" office:value="527681">
            <text:p>527681</text:p>
          </table:table-cell>
          <table:table-cell office:value-type="float" office:value="2">
            <text:p>2</text:p>
          </table:table-cell>
          <table:table-cell table:style-name="ce1" office:value-type="float" office:value="0.00379">
            <text:p>0,00379</text:p>
          </table:table-cell>
        </table:table-row>
        <table:table-row table:style-name="ro1">
          <table:table-cell office:value-type="string">
            <text:p>Tanggu</text:p>
          </table:table-cell>
          <table:table-cell office:value-type="float" office:value="535298">
            <text:p>535298</text:p>
          </table:table-cell>
          <table:table-cell office:value-type="float" office:value="2">
            <text:p>2</text:p>
          </table:table-cell>
          <table:table-cell table:style-name="ce1" office:value-type="float" office:value="0.00373">
            <text:p>0,00373</text:p>
          </table:table-cell>
        </table:table-row>
        <table:table-row table:style-name="ro1">
          <table:table-cell office:value-type="string">
            <text:p>Pyongyang</text:p>
          </table:table-cell>
          <table:table-cell office:value-type="float" office:value="3222000">
            <text:p>3222000</text:p>
          </table:table-cell>
          <table:table-cell office:value-type="float" office:value="12">
            <text:p>12</text:p>
          </table:table-cell>
          <table:table-cell table:style-name="ce1" office:value-type="float" office:value="0.00372">
            <text:p>0,00372</text:p>
          </table:table-cell>
        </table:table-row>
        <table:table-row table:style-name="ro1">
          <table:table-cell office:value-type="string">
            <text:p>Maanshan</text:p>
          </table:table-cell>
          <table:table-cell office:value-type="float" office:value="540198">
            <text:p>540198</text:p>
          </table:table-cell>
          <table:table-cell office:value-type="float" office:value="2">
            <text:p>2</text:p>
          </table:table-cell>
          <table:table-cell table:style-name="ce1" office:value-type="float" office:value="0.0037">
            <text:p>0,00370</text:p>
          </table:table-cell>
        </table:table-row>
        <table:table-row table:style-name="ro1">
          <table:table-cell office:value-type="string">
            <text:p>Neijiang</text:p>
          </table:table-cell>
          <table:table-cell office:value-type="float" office:value="546854">
            <text:p>546854</text:p>
          </table:table-cell>
          <table:table-cell office:value-type="float" office:value="2">
            <text:p>2</text:p>
          </table:table-cell>
          <table:table-cell table:style-name="ce1" office:value-type="float" office:value="0.00365">
            <text:p>0,00365</text:p>
          </table:table-cell>
        </table:table-row>
        <table:table-row table:style-name="ro1">
          <table:table-cell office:value-type="string">
            <text:p>Qiqihar</text:p>
          </table:table-cell>
          <table:table-cell office:value-type="float" office:value="882364">
            <text:p>882364</text:p>
          </table:table-cell>
          <table:table-cell office:value-type="float" office:value="3">
            <text:p>3</text:p>
          </table:table-cell>
          <table:table-cell table:style-name="ce1" office:value-type="float" office:value="0.00339">
            <text:p>0,00339</text:p>
          </table:table-cell>
        </table:table-row>
        <table:table-row table:style-name="ro1">
          <table:table-cell office:value-type="string">
            <text:p>Zhangzhou</text:p>
          </table:table-cell>
          <table:table-cell office:value-type="float" office:value="589831">
            <text:p>589831</text:p>
          </table:table-cell>
          <table:table-cell office:value-type="float" office:value="2">
            <text:p>2</text:p>
          </table:table-cell>
          <table:table-cell table:style-name="ce1" office:value-type="float" office:value="0.00339">
            <text:p>0,00339</text:p>
          </table:table-cell>
        </table:table-row>
        <table:table-row table:style-name="ro1">
          <table:table-cell office:value-type="string">
            <text:p>Aba</text:p>
          </table:table-cell>
          <table:table-cell office:value-type="float" office:value="897613">
            <text:p>897613</text:p>
          </table:table-cell>
          <table:table-cell office:value-type="float" office:value="3">
            <text:p>3</text:p>
          </table:table-cell>
          <table:table-cell table:style-name="ce1" office:value-type="float" office:value="0.00334">
            <text:p>0,00334</text:p>
          </table:table-cell>
        </table:table-row>
        <table:table-row table:style-name="ro1">
          <table:table-cell office:value-type="string">
            <text:p>Ahmadabad</text:p>
          </table:table-cell>
          <table:table-cell office:value-type="float" office:value="3719933">
            <text:p>3719933</text:p>
          </table:table-cell>
          <table:table-cell office:value-type="float" office:value="12">
            <text:p>12</text:p>
          </table:table-cell>
          <table:table-cell table:style-name="ce1" office:value-type="float" office:value="0.00322">
            <text:p>0,00322</text:p>
          </table:table-cell>
        </table:table-row>
        <table:table-row table:style-name="ro1">
          <table:table-cell office:value-type="string">
            <text:p>Pimpri</text:p>
          </table:table-cell>
          <table:table-cell office:value-type="float" office:value="1284702">
            <text:p>1284702</text:p>
          </table:table-cell>
          <table:table-cell office:value-type="float" office:value="4">
            <text:p>4</text:p>
          </table:table-cell>
          <table:table-cell table:style-name="ce1" office:value-type="float" office:value="0.00311">
            <text:p>0,00311</text:p>
          </table:table-cell>
        </table:table-row>
        <table:table-row table:style-name="ro1">
          <table:table-cell office:value-type="string">
            <text:p>Mogadishu</text:p>
          </table:table-cell>
          <table:table-cell office:value-type="float" office:value="2590180">
            <text:p>2590180</text:p>
          </table:table-cell>
          <table:table-cell office:value-type="float" office:value="8">
            <text:p>8</text:p>
          </table:table-cell>
          <table:table-cell table:style-name="ce1" office:value-type="float" office:value="0.00308">
            <text:p>0,00308</text:p>
          </table:table-cell>
        </table:table-row>
        <table:table-row table:style-name="ro1">
          <table:table-cell office:value-type="string">
            <text:p>Zaria</text:p>
          </table:table-cell>
          <table:table-cell office:value-type="float" office:value="975228">
            <text:p>975228</text:p>
          </table:table-cell>
          <table:table-cell office:value-type="float" office:value="3">
            <text:p>3</text:p>
          </table:table-cell>
          <table:table-cell table:style-name="ce1" office:value-type="float" office:value="0.00307">
            <text:p>0,00307</text:p>
          </table:table-cell>
        </table:table-row>
        <table:table-row table:style-name="ro1">
          <table:table-cell office:value-type="string">
            <text:p>Benghazi</text:p>
          </table:table-cell>
          <table:table-cell office:value-type="float" office:value="650629">
            <text:p>650629</text:p>
          </table:table-cell>
          <table:table-cell office:value-type="float" office:value="2">
            <text:p>2</text:p>
          </table:table-cell>
          <table:table-cell table:style-name="ce1" office:value-type="float" office:value="0.00307">
            <text:p>0,00307</text:p>
          </table:table-cell>
        </table:table-row>
        <table:table-row table:style-name="ro1">
          <table:table-cell office:value-type="string">
            <text:p>Handan</text:p>
          </table:table-cell>
          <table:table-cell office:value-type="float" office:value="1358318">
            <text:p>1358318</text:p>
          </table:table-cell>
          <table:table-cell office:value-type="float" office:value="4">
            <text:p>4</text:p>
          </table:table-cell>
          <table:table-cell table:style-name="ce1" office:value-type="float" office:value="0.00294">
            <text:p>0,00294</text:p>
          </table:table-cell>
        </table:table-row>
        <table:table-row table:style-name="ro1">
          <table:table-cell office:value-type="string">
            <text:p>Bangui</text:p>
          </table:table-cell>
          <table:table-cell office:value-type="float" office:value="684190">
            <text:p>684190</text:p>
          </table:table-cell>
          <table:table-cell office:value-type="float" office:value="2">
            <text:p>2</text:p>
          </table:table-cell>
          <table:table-cell table:style-name="ce1" office:value-type="float" office:value="0.00292">
            <text:p>0,00292</text:p>
          </table:table-cell>
        </table:table-row>
        <table:table-row table:style-name="ro1">
          <table:table-cell office:value-type="string">
            <text:p>Huainan</text:p>
          </table:table-cell>
          <table:table-cell office:value-type="float" office:value="1027655">
            <text:p>1027655</text:p>
          </table:table-cell>
          <table:table-cell office:value-type="float" office:value="3">
            <text:p>3</text:p>
          </table:table-cell>
          <table:table-cell table:style-name="ce1" office:value-type="float" office:value="0.00291">
            <text:p>0,00291</text:p>
          </table:table-cell>
        </table:table-row>
        <table:table-row table:style-name="ro1">
          <table:table-cell office:value-type="string">
            <text:p>Zigong</text:p>
          </table:table-cell>
          <table:table-cell office:value-type="float" office:value="689961">
            <text:p>689961</text:p>
          </table:table-cell>
          <table:table-cell office:value-type="float" office:value="2">
            <text:p>2</text:p>
          </table:table-cell>
          <table:table-cell table:style-name="ce1" office:value-type="float" office:value="0.00289">
            <text:p>0,00289</text:p>
          </table:table-cell>
        </table:table-row>
        <table:table-row table:style-name="ro1">
          <table:table-cell office:value-type="string">
            <text:p>Bhiwandi</text:p>
          </table:table-cell>
          <table:table-cell office:value-type="float" office:value="707090">
            <text:p>707090</text:p>
          </table:table-cell>
          <table:table-cell office:value-type="float" office:value="2">
            <text:p>2</text:p>
          </table:table-cell>
          <table:table-cell table:style-name="ce1" office:value-type="float" office:value="0.00282">
            <text:p>0,00282</text:p>
          </table:table-cell>
        </table:table-row>
        <table:table-row table:style-name="ro1">
          <table:table-cell office:value-type="string">
            <text:p>Ogun</text:p>
          </table:table-cell>
          <table:table-cell office:value-type="float" office:value="4054272">
            <text:p>4054272</text:p>
          </table:table-cell>
          <table:table-cell office:value-type="float" office:value="11">
            <text:p>11</text:p>
          </table:table-cell>
          <table:table-cell table:style-name="ce1" office:value-type="float" office:value="0.00271">
            <text:p>0,00271</text:p>
          </table:table-cell>
        </table:table-row>
        <table:table-row table:style-name="ro1">
          <table:table-cell office:value-type="string">
            <text:p>Xining</text:p>
          </table:table-cell>
          <table:table-cell office:value-type="float" office:value="767531">
            <text:p>767531</text:p>
          </table:table-cell>
          <table:table-cell office:value-type="float" office:value="2">
            <text:p>2</text:p>
          </table:table-cell>
          <table:table-cell table:style-name="ce1" office:value-type="float" office:value="0.0026">
            <text:p>0,00260</text:p>
          </table:table-cell>
        </table:table-row>
        <table:table-row table:style-name="ro1">
          <table:table-cell office:value-type="string">
            <text:p>Sakai</text:p>
          </table:table-cell>
          <table:table-cell office:value-type="float" office:value="782347">
            <text:p>782347</text:p>
          </table:table-cell>
          <table:table-cell office:value-type="float" office:value="2">
            <text:p>2</text:p>
          </table:table-cell>
          <table:table-cell table:style-name="ce1" office:value-type="float" office:value="0.00255">
            <text:p>0,00255</text:p>
          </table:table-cell>
        </table:table-row>
        <table:table-row table:style-name="ro1">
          <table:table-cell office:value-type="string">
            <text:p>Pest</text:p>
          </table:table-cell>
          <table:table-cell office:value-type="float" office:value="1176550">
            <text:p>1176550</text:p>
          </table:table-cell>
          <table:table-cell office:value-type="float" office:value="3">
            <text:p>3</text:p>
          </table:table-cell>
          <table:table-cell table:style-name="ce1" office:value-type="float" office:value="0.00254">
            <text:p>0,00254</text:p>
          </table:table-cell>
        </table:table-row>
        <table:table-row table:style-name="ro1">
          <table:table-cell office:value-type="string">
            <text:p>Xinyang</text:p>
          </table:table-cell>
          <table:table-cell office:value-type="float" office:value="1590668">
            <text:p>1590668</text:p>
          </table:table-cell>
          <table:table-cell office:value-type="float" office:value="4">
            <text:p>4</text:p>
          </table:table-cell>
          <table:table-cell table:style-name="ce1" office:value-type="float" office:value="0.00251">
            <text:p>0,00251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float" office:value="1199659">
            <text:p>1199659</text:p>
          </table:table-cell>
          <table:table-cell office:value-type="float" office:value="3">
            <text:p>3</text:p>
          </table:table-cell>
          <table:table-cell table:style-name="ce1" office:value-type="float" office:value="0.0025">
            <text:p>0,00250</text:p>
          </table:table-cell>
        </table:table-row>
        <table:table-row table:style-name="ro1">
          <table:table-cell office:value-type="string">
            <text:p>Namangan</text:p>
          </table:table-cell>
          <table:table-cell office:value-type="float" office:value="432479">
            <text:p>432479</text:p>
          </table:table-cell>
          <table:table-cell office:value-type="float" office:value="1">
            <text:p>1</text:p>
          </table:table-cell>
          <table:table-cell table:style-name="ce1" office:value-type="float" office:value="0.00231">
            <text:p>0,00231</text:p>
          </table:table-cell>
        </table:table-row>
        <table:table-row table:style-name="ro1">
          <table:table-cell office:value-type="string">
            <text:p>Garoua</text:p>
          </table:table-cell>
          <table:table-cell office:value-type="float" office:value="436932">
            <text:p>436932</text:p>
          </table:table-cell>
          <table:table-cell office:value-type="float" office:value="1">
            <text:p>1</text:p>
          </table:table-cell>
          <table:table-cell table:style-name="ce1" office:value-type="float" office:value="0.00228">
            <text:p>0,00228</text:p>
          </table:table-cell>
        </table:table-row>
        <table:table-row table:style-name="ro1">
          <table:table-cell office:value-type="string">
            <text:p>Carrefour</text:p>
          </table:table-cell>
          <table:table-cell office:value-type="float" office:value="439590">
            <text:p>439590</text:p>
          </table:table-cell>
          <table:table-cell office:value-type="float" office:value="1">
            <text:p>1</text:p>
          </table:table-cell>
          <table:table-cell table:style-name="ce1" office:value-type="float" office:value="0.00227">
            <text:p>0,00227</text:p>
          </table:table-cell>
        </table:table-row>
        <table:table-row table:style-name="ro1">
          <table:table-cell office:value-type="string">
            <text:p>Mawlamyine</text:p>
          </table:table-cell>
          <table:table-cell office:value-type="float" office:value="438907">
            <text:p>438907</text:p>
          </table:table-cell>
          <table:table-cell office:value-type="float" office:value="1">
            <text:p>1</text:p>
          </table:table-cell>
          <table:table-cell table:style-name="ce1" office:value-type="float" office:value="0.00227">
            <text:p>0,00227</text:p>
          </table:table-cell>
        </table:table-row>
        <table:table-row table:style-name="ro1">
          <table:table-cell office:value-type="string">
            <text:p>Dasmarinas <text:s/></text:p>
          </table:table-cell>
          <table:table-cell office:value-type="float" office:value="441878">
            <text:p>441878</text:p>
          </table:table-cell>
          <table:table-cell office:value-type="float" office:value="1">
            <text:p>1</text:p>
          </table:table-cell>
          <table:table-cell table:style-name="ce1" office:value-type="float" office:value="0.00226">
            <text:p>0,00226</text:p>
          </table:table-cell>
        </table:table-row>
        <table:table-row table:style-name="ro1">
          <table:table-cell office:value-type="string">
            <text:p>Rajpur</text:p>
          </table:table-cell>
          <table:table-cell office:value-type="float" office:value="444549">
            <text:p>444549</text:p>
          </table:table-cell>
          <table:table-cell office:value-type="float" office:value="1">
            <text:p>1</text:p>
          </table:table-cell>
          <table:table-cell table:style-name="ce1" office:value-type="float" office:value="0.00224">
            <text:p>0,00224</text:p>
          </table:table-cell>
        </table:table-row>
        <table:table-row table:style-name="ro1">
          <table:table-cell office:value-type="string">
            <text:p>Huaibei</text:p>
          </table:table-cell>
          <table:table-cell office:value-type="float" office:value="903039">
            <text:p>903039</text:p>
          </table:table-cell>
          <table:table-cell office:value-type="float" office:value="2">
            <text:p>2</text:p>
          </table:table-cell>
          <table:table-cell table:style-name="ce1" office:value-type="float" office:value="0.00221">
            <text:p>0,00221</text:p>
          </table:table-cell>
        </table:table-row>
        <table:table-row table:style-name="ro1">
          <table:table-cell office:value-type="string">
            <text:p>Hamah</text:p>
          </table:table-cell>
          <table:table-cell office:value-type="float" office:value="460602">
            <text:p>460602</text:p>
          </table:table-cell>
          <table:table-cell office:value-type="float" office:value="1">
            <text:p>1</text:p>
          </table:table-cell>
          <table:table-cell table:style-name="ce1" office:value-type="float" office:value="0.00217">
            <text:p>0,00217</text:p>
          </table:table-cell>
        </table:table-row>
        <table:table-row table:style-name="ro1">
          <table:table-cell office:value-type="string">
            <text:p>Fushun</text:p>
          </table:table-cell>
          <table:table-cell office:value-type="float" office:value="1400646">
            <text:p>1400646</text:p>
          </table:table-cell>
          <table:table-cell office:value-type="float" office:value="3">
            <text:p>3</text:p>
          </table:table-cell>
          <table:table-cell table:style-name="ce1" office:value-type="float" office:value="0.00214">
            <text:p>0,00214</text:p>
          </table:table-cell>
        </table:table-row>
        <table:table-row table:style-name="ro1">
          <table:table-cell office:value-type="string">
            <text:p>Irbil</text:p>
          </table:table-cell>
          <table:table-cell office:value-type="float" office:value="932854">
            <text:p>932854</text:p>
          </table:table-cell>
          <table:table-cell office:value-type="float" office:value="2">
            <text:p>2</text:p>
          </table:table-cell>
          <table:table-cell table:style-name="ce1" office:value-type="float" office:value="0.00214">
            <text:p>0,00214</text:p>
          </table:table-cell>
        </table:table-row>
        <table:table-row table:style-name="ro1">
          <table:table-cell office:value-type="string">
            <text:p>Larache</text:p>
          </table:table-cell>
          <table:table-cell office:value-type="float" office:value="471532">
            <text:p>471532</text:p>
          </table:table-cell>
          <table:table-cell office:value-type="float" office:value="1">
            <text:p>1</text:p>
          </table:table-cell>
          <table:table-cell table:style-name="ce1" office:value-type="float" office:value="0.00212">
            <text:p>0,00212</text:p>
          </table:table-cell>
        </table:table-row>
        <table:table-row table:style-name="ro1">
          <table:table-cell office:value-type="string">
            <text:p>Tipaza</text:p>
          </table:table-cell>
          <table:table-cell office:value-type="float" office:value="476271">
            <text:p>476271</text:p>
          </table:table-cell>
          <table:table-cell office:value-type="float" office:value="1">
            <text:p>1</text:p>
          </table:table-cell>
          <table:table-cell table:style-name="ce1" office:value-type="float" office:value="0.00209">
            <text:p>0,00209</text:p>
          </table:table-cell>
        </table:table-row>
        <table:table-row table:style-name="ro1">
          <table:table-cell office:value-type="string">
            <text:p>Tembisa</text:p>
          </table:table-cell>
          <table:table-cell office:value-type="float" office:value="511671">
            <text:p>511671</text:p>
          </table:table-cell>
          <table:table-cell office:value-type="float" office:value="1">
            <text:p>1</text:p>
          </table:table-cell>
          <table:table-cell table:style-name="ce1" office:value-type="float" office:value="0.00195">
            <text:p>0,00195</text:p>
          </table:table-cell>
        </table:table-row>
        <table:table-row table:style-name="ro1">
          <table:table-cell office:value-type="string">
            <text:p>Azadshahr</text:p>
          </table:table-cell>
          <table:table-cell office:value-type="float" office:value="514102">
            <text:p>514102</text:p>
          </table:table-cell>
          <table:table-cell office:value-type="float" office:value="1">
            <text:p>1</text:p>
          </table:table-cell>
          <table:table-cell table:style-name="ce1" office:value-type="float" office:value="0.00194">
            <text:p>0,00194</text:p>
          </table:table-cell>
        </table:table-row>
        <table:table-row table:style-name="ro1">
          <table:table-cell office:value-type="string">
            <text:p>Beira</text:p>
          </table:table-cell>
          <table:table-cell office:value-type="float" office:value="530706">
            <text:p>530706</text:p>
          </table:table-cell>
          <table:table-cell office:value-type="float" office:value="1">
            <text:p>1</text:p>
          </table:table-cell>
          <table:table-cell table:style-name="ce1" office:value-type="float" office:value="0.00188">
            <text:p>0,00188</text:p>
          </table:table-cell>
        </table:table-row>
        <table:table-row table:style-name="ro1">
          <table:table-cell office:value-type="string">
            <text:p>Kisangani</text:p>
          </table:table-cell>
          <table:table-cell office:value-type="float" office:value="539164">
            <text:p>539164</text:p>
          </table:table-cell>
          <table:table-cell office:value-type="float" office:value="1">
            <text:p>1</text:p>
          </table:table-cell>
          <table:table-cell table:style-name="ce1" office:value-type="float" office:value="0.00185">
            <text:p>0,00185</text:p>
          </table:table-cell>
        </table:table-row>
        <table:table-row table:style-name="ro1">
          <table:table-cell office:value-type="string">
            <text:p>Jiamusi</text:p>
          </table:table-cell>
          <table:table-cell office:value-type="float" office:value="549549">
            <text:p>549549</text:p>
          </table:table-cell>
          <table:table-cell office:value-type="float" office:value="1">
            <text:p>1</text:p>
          </table:table-cell>
          <table:table-cell table:style-name="ce1" office:value-type="float" office:value="0.00181">
            <text:p>0,00181</text:p>
          </table:table-cell>
        </table:table-row>
        <table:table-row table:style-name="ro1">
          <table:table-cell office:value-type="string">
            <text:p>Onitsha</text:p>
          </table:table-cell>
          <table:table-cell office:value-type="float" office:value="561106">
            <text:p>561106</text:p>
          </table:table-cell>
          <table:table-cell office:value-type="float" office:value="1">
            <text:p>1</text:p>
          </table:table-cell>
          <table:table-cell table:style-name="ce1" office:value-type="float" office:value="0.00178">
            <text:p>0,00178</text:p>
          </table:table-cell>
        </table:table-row>
        <table:table-row table:style-name="ro1">
          <table:table-cell office:value-type="string">
            <text:p>Sokoto</text:p>
          </table:table-cell>
          <table:table-cell office:value-type="float" office:value="563899">
            <text:p>563899</text:p>
          </table:table-cell>
          <table:table-cell office:value-type="float" office:value="1">
            <text:p>1</text:p>
          </table:table-cell>
          <table:table-cell table:style-name="ce1" office:value-type="float" office:value="0.00177">
            <text:p>0,00177</text:p>
          </table:table-cell>
        </table:table-row>
        <table:table-row table:style-name="ro1">
          <table:table-cell office:value-type="string">
            <text:p>Shihezi</text:p>
          </table:table-cell>
          <table:table-cell office:value-type="float" office:value="572772">
            <text:p>572772</text:p>
          </table:table-cell>
          <table:table-cell office:value-type="float" office:value="1">
            <text:p>1</text:p>
          </table:table-cell>
          <table:table-cell table:style-name="ce1" office:value-type="float" office:value="0.00174">
            <text:p>0,00174</text:p>
          </table:table-cell>
        </table:table-row>
        <table:table-row table:style-name="ro1">
          <table:table-cell office:value-type="string">
            <text:p>Sanaa</text:p>
          </table:table-cell>
          <table:table-cell office:value-type="float" office:value="1778900">
            <text:p>1778900</text:p>
          </table:table-cell>
          <table:table-cell office:value-type="float" office:value="3">
            <text:p>3</text:p>
          </table:table-cell>
          <table:table-cell table:style-name="ce1" office:value-type="float" office:value="0.00168">
            <text:p>0,00168</text:p>
          </table:table-cell>
        </table:table-row>
        <table:table-row table:style-name="ro1">
          <table:table-cell office:value-type="string">
            <text:p>Omdurman</text:p>
          </table:table-cell>
          <table:table-cell office:value-type="float" office:value="1200000">
            <text:p>1200000</text:p>
          </table:table-cell>
          <table:table-cell office:value-type="float" office:value="2">
            <text:p>2</text:p>
          </table:table-cell>
          <table:table-cell table:style-name="ce1" office:value-type="float" office:value="0.00166">
            <text:p>0,00166</text:p>
          </table:table-cell>
        </table:table-row>
        <table:table-row table:style-name="ro1">
          <table:table-cell office:value-type="string">
            <text:p>Anshan</text:p>
          </table:table-cell>
          <table:table-cell office:value-type="float" office:value="1199275">
            <text:p>1199275</text:p>
          </table:table-cell>
          <table:table-cell office:value-type="float" office:value="2">
            <text:p>2</text:p>
          </table:table-cell>
          <table:table-cell table:style-name="ce1" office:value-type="float" office:value="0.00166">
            <text:p>0,00166</text:p>
          </table:table-cell>
        </table:table-row>
        <table:table-row table:style-name="ro1">
          <table:table-cell office:value-type="string">
            <text:p>Amaravati</text:p>
          </table:table-cell>
          <table:table-cell office:value-type="float" office:value="603837">
            <text:p>603837</text:p>
          </table:table-cell>
          <table:table-cell office:value-type="float" office:value="1">
            <text:p>1</text:p>
          </table:table-cell>
          <table:table-cell table:style-name="ce1" office:value-type="float" office:value="0.00165">
            <text:p>0,00165</text:p>
          </table:table-cell>
        </table:table-row>
        <table:table-row table:style-name="ro1">
          <table:table-cell office:value-type="string">
            <text:p>Orumiyeh</text:p>
          </table:table-cell>
          <table:table-cell office:value-type="float" office:value="602443">
            <text:p>602443</text:p>
          </table:table-cell>
          <table:table-cell office:value-type="float" office:value="1">
            <text:p>1</text:p>
          </table:table-cell>
          <table:table-cell table:style-name="ce1" office:value-type="float" office:value="0.00165">
            <text:p>0,00165</text:p>
          </table:table-cell>
        </table:table-row>
        <table:table-row table:style-name="ro1">
          <table:table-cell office:value-type="string">
            <text:p>Xingtai</text:p>
          </table:table-cell>
          <table:table-cell office:value-type="float" office:value="611739">
            <text:p>611739</text:p>
          </table:table-cell>
          <table:table-cell office:value-type="float" office:value="1">
            <text:p>1</text:p>
          </table:table-cell>
          <table:table-cell table:style-name="ce1" office:value-type="float" office:value="0.00163">
            <text:p>0,00163</text:p>
          </table:table-cell>
        </table:table-row>
        <table:table-row table:style-name="ro1">
          <table:table-cell office:value-type="string">
            <text:p>Diyarbakir</text:p>
          </table:table-cell>
          <table:table-cell office:value-type="float" office:value="644763">
            <text:p>644763</text:p>
          </table:table-cell>
          <table:table-cell office:value-type="float" office:value="1">
            <text:p>1</text:p>
          </table:table-cell>
          <table:table-cell table:style-name="ce1" office:value-type="float" office:value="0.00155">
            <text:p>0,00155</text:p>
          </table:table-cell>
        </table:table-row>
        <table:table-row table:style-name="ro1">
          <table:table-cell office:value-type="string">
            <text:p>Shaoyang</text:p>
          </table:table-cell>
          <table:table-cell office:value-type="float" office:value="649452">
            <text:p>649452</text:p>
          </table:table-cell>
          <table:table-cell office:value-type="float" office:value="1">
            <text:p>1</text:p>
          </table:table-cell>
          <table:table-cell table:style-name="ce1" office:value-type="float" office:value="0.00153">
            <text:p>0,00153</text:p>
          </table:table-cell>
        </table:table-row>
        <table:table-row table:style-name="ro1">
          <table:table-cell office:value-type="string">
            <text:p>Puyang</text:p>
          </table:table-cell>
          <table:table-cell office:value-type="float" office:value="666322">
            <text:p>666322</text:p>
          </table:table-cell>
          <table:table-cell office:value-type="float" office:value="1">
            <text:p>1</text:p>
          </table:table-cell>
          <table:table-cell table:style-name="ce1" office:value-type="float" office:value="0.0015">
            <text:p>0,00150</text:p>
          </table:table-cell>
        </table:table-row>
        <table:table-row table:style-name="ro1">
          <table:table-cell office:value-type="string">
            <text:p>Fuxin</text:p>
          </table:table-cell>
          <table:table-cell office:value-type="float" office:value="689050">
            <text:p>689050</text:p>
          </table:table-cell>
          <table:table-cell office:value-type="float" office:value="1">
            <text:p>1</text:p>
          </table:table-cell>
          <table:table-cell table:style-name="ce1" office:value-type="float" office:value="0.00145">
            <text:p>0,00145</text:p>
          </table:table-cell>
        </table:table-row>
        <table:table-row table:style-name="ro1">
          <table:table-cell office:value-type="string">
            <text:p>Tunes</text:p>
          </table:table-cell>
          <table:table-cell office:value-type="float" office:value="693210">
            <text:p>693210</text:p>
          </table:table-cell>
          <table:table-cell office:value-type="float" office:value="1">
            <text:p>1</text:p>
          </table:table-cell>
          <table:table-cell table:style-name="ce1" office:value-type="float" office:value="0.00144">
            <text:p>0,00144</text:p>
          </table:table-cell>
        </table:table-row>
        <table:table-row table:style-name="ro1">
          <table:table-cell office:value-type="string">
            <text:p>Thana</text:p>
          </table:table-cell>
          <table:table-cell office:value-type="float" office:value="1486453">
            <text:p>1486453</text:p>
          </table:table-cell>
          <table:table-cell office:value-type="float" office:value="2">
            <text:p>2</text:p>
          </table:table-cell>
          <table:table-cell table:style-name="ce1" office:value-type="float" office:value="0.00134">
            <text:p>0,00134</text:p>
          </table:table-cell>
        </table:table-row>
        <table:table-row table:style-name="ro1">
          <table:table-cell office:value-type="string">
            <text:p>Poti</text:p>
          </table:table-cell>
          <table:table-cell office:value-type="float" office:value="744512">
            <text:p>744512</text:p>
          </table:table-cell>
          <table:table-cell office:value-type="float" office:value="1">
            <text:p>1</text:p>
          </table:table-cell>
          <table:table-cell table:style-name="ce1" office:value-type="float" office:value="0.00134">
            <text:p>0,00134</text:p>
          </table:table-cell>
        </table:table-row>
        <table:table-row table:style-name="ro1">
          <table:table-cell office:value-type="string">
            <text:p>Selam</text:p>
          </table:table-cell>
          <table:table-cell office:value-type="float" office:value="778462">
            <text:p>778462</text:p>
          </table:table-cell>
          <table:table-cell office:value-type="float" office:value="1">
            <text:p>1</text:p>
          </table:table-cell>
          <table:table-cell table:style-name="ce1" office:value-type="float" office:value="0.00128">
            <text:p>0,00128</text:p>
          </table:table-cell>
        </table:table-row>
        <table:table-row table:style-name="ro1">
          <table:table-cell office:value-type="string">
            <text:p>Hims</text:p>
          </table:table-cell>
          <table:table-cell office:value-type="float" office:value="775404">
            <text:p>775404</text:p>
          </table:table-cell>
          <table:table-cell office:value-type="float" office:value="1">
            <text:p>1</text:p>
          </table:table-cell>
          <table:table-cell table:style-name="ce1" office:value-type="float" office:value="0.00128">
            <text:p>0,00128</text:p>
          </table:table-cell>
        </table:table-row>
        <table:table-row table:style-name="ro1">
          <table:table-cell office:value-type="string">
            <text:p>Rupandehi</text:p>
          </table:table-cell>
          <table:table-cell office:value-type="float" office:value="785610">
            <text:p>785610</text:p>
          </table:table-cell>
          <table:table-cell office:value-type="float" office:value="1">
            <text:p>1</text:p>
          </table:table-cell>
          <table:table-cell table:style-name="ce1" office:value-type="float" office:value="0.00127">
            <text:p>0,00127</text:p>
          </table:table-cell>
        </table:table-row>
        <table:table-row table:style-name="ro1">
          <table:table-cell office:value-type="string">
            <text:p>Sholapur</text:p>
          </table:table-cell>
          <table:table-cell office:value-type="float" office:value="997358">
            <text:p>997358</text:p>
          </table:table-cell>
          <table:table-cell office:value-type="float" office:value="1">
            <text:p>1</text:p>
          </table:table-cell>
          <table:table-cell table:style-name="ce1" office:value-type="float" office:value="0.001">
            <text:p>0,00100</text:p>
          </table:table-cell>
        </table:table-row>
        <table:table-row table:style-name="ro1">
          <table:table-cell office:value-type="string">
            <text:p>Xianyang</text:p>
          </table:table-cell>
          <table:table-cell office:value-type="float" office:value="1034081">
            <text:p>1034081</text:p>
          </table:table-cell>
          <table:table-cell office:value-type="float" office:value="1">
            <text:p>1</text:p>
          </table:table-cell>
          <table:table-cell table:style-name="ce1" office:value-type="float" office:value="0.00096">
            <text:p>0,00096</text:p>
          </table:table-cell>
        </table:table-row>
        <table:table-row table:style-name="ro1">
          <table:table-cell office:value-type="string">
            <text:p>Maiduguri</text:p>
          </table:table-cell>
          <table:table-cell office:value-type="float" office:value="1112511">
            <text:p>1112511</text:p>
          </table:table-cell>
          <table:table-cell office:value-type="float" office:value="1">
            <text:p>1</text:p>
          </table:table-cell>
          <table:table-cell table:style-name="ce1" office:value-type="float" office:value="0.00089">
            <text:p>0,00089</text:p>
          </table:table-cell>
        </table:table-row>
        <table:table-row table:style-name="ro1">
          <table:table-cell office:value-type="string">
            <text:p>Taegu</text:p>
          </table:table-cell>
          <table:table-cell office:value-type="float" office:value="2566540">
            <text:p>2566540</text:p>
          </table:table-cell>
          <table:table-cell office:value-type="float" office:value="2">
            <text:p>2</text:p>
          </table:table-cell>
          <table:table-cell table:style-name="ce1" office:value-type="float" office:value="0.00077">
            <text:p>0,00077</text:p>
          </table:table-cell>
        </table:table-row>
        <table:table-row table:style-name="ro1">
          <table:table-cell office:value-type="string">
            <text:p>Abia</text:p>
          </table:table-cell>
          <table:table-cell office:value-type="float" office:value="4222476">
            <text:p>4222476</text:p>
          </table:table-cell>
          <table:table-cell office:value-type="float" office:value="3">
            <text:p>3</text:p>
          </table:table-cell>
          <table:table-cell table:style-name="ce1" office:value-type="float" office:value="0.00071">
            <text:p>0,00071</text:p>
          </table:table-cell>
        </table:table-row>
        <table:table-row table:style-name="ro1">
          <table:table-cell office:value-type="string">
            <text:p>Edessa</text:p>
          </table:table-cell>
          <table:table-cell office:value-type="float" office:value="1684249">
            <text:p>1684249</text:p>
          </table:table-cell>
          <table:table-cell office:value-type="float" office:value="1">
            <text:p>1</text:p>
          </table:table-cell>
          <table:table-cell table:style-name="ce1" office:value-type="float" office:value="0.00059">
            <text:p>0,00059</text:p>
          </table:table-cell>
        </table:table-row>
        <table:table-row table:style-name="ro1">
          <table:table-cell office:value-type="string">
            <text:p>Mosul</text:p>
          </table:table-cell>
          <table:table-cell office:value-type="float" office:value="1739800">
            <text:p>1739800</text:p>
          </table:table-cell>
          <table:table-cell office:value-type="float" office:value="1">
            <text:p>1</text:p>
          </table:table-cell>
          <table:table-cell table:style-name="ce1" office:value-type="float" office:value="0.00057">
            <text:p>0,00057</text:p>
          </table:table-cell>
        </table:table-row>
        <table:table-row table:style-name="ro1">
          <table:table-cell office:value-type="string">
            <text:p>Dagon</text:p>
          </table:table-cell>
          <table:table-cell office:value-type="float" office:value="4477638">
            <text:p>4477638</text:p>
          </table:table-cell>
          <table:table-cell office:value-type="float" office:value="1">
            <text:p>1</text:p>
          </table:table-cell>
          <table:table-cell table:style-name="ce1" office:value-type="float" office:value="0.00022">
            <text:p>0,00022</text:p>
          </table:table-cell>
        </table:table-row>
        <table:table-row table:style-name="ro1">
          <table:table-cell office:value-type="string">
            <text:p>Constantinople</text:p>
          </table:table-cell>
          <table:table-cell office:value-type="float" office:value="11581707">
            <text:p>115817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Yunfu</text:p>
          </table:table-cell>
          <table:table-cell office:value-type="float" office:value="2612800">
            <text:p>2612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iddah</text:p>
          </table:table-cell>
          <table:table-cell office:value-type="float" office:value="2545728">
            <text:p>25457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akhnau</text:p>
          </table:table-cell>
          <table:table-cell office:value-type="float" office:value="2472250">
            <text:p>2472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onia</text:p>
          </table:table-cell>
          <table:table-cell office:value-type="float" office:value="2450952">
            <text:p>2450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izeh</text:p>
          </table:table-cell>
          <table:table-cell office:value-type="float" office:value="2443490">
            <text:p>24434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rusa</text:p>
          </table:table-cell>
          <table:table-cell office:value-type="float" office:value="2374307">
            <text:p>2374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mayenne</text:p>
          </table:table-cell>
          <table:table-cell office:value-type="float" office:value="1871242">
            <text:p>1871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aejon</text:p>
          </table:table-cell>
          <table:table-cell office:value-type="float" office:value="1475221">
            <text:p>14752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wangju</text:p>
          </table:table-cell>
          <table:table-cell office:value-type="float" office:value="1416938">
            <text:p>14169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kasar</text:p>
          </table:table-cell>
          <table:table-cell office:value-type="float" office:value="1321832">
            <text:p>13218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atmandu</text:p>
          </table:table-cell>
          <table:table-cell office:value-type="float" office:value="1264684">
            <text:p>12646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uigen</text:p>
          </table:table-cell>
          <table:table-cell office:value-type="float" office:value="1242724">
            <text:p>12427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aizan</text:p>
          </table:table-cell>
          <table:table-cell office:value-type="float" office:value="1212393">
            <text:p>12123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petsgorodok</text:p>
          </table:table-cell>
          <table:table-cell office:value-type="float" office:value="1204762">
            <text:p>12047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ubayy</text:p>
          </table:table-cell>
          <table:table-cell office:value-type="float" office:value="1141963">
            <text:p>11419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aisaria</text:p>
          </table:table-cell>
          <table:table-cell office:value-type="float" office:value="1091608">
            <text:p>10916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uagadouga</text:p>
          </table:table-cell>
          <table:table-cell office:value-type="float" office:value="1086505">
            <text:p>10865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Yono</text:p>
          </table:table-cell>
          <table:table-cell office:value-type="float" office:value="1077730">
            <text:p>10777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agu</text:p>
          </table:table-cell>
          <table:table-cell office:value-type="float" office:value="1052678">
            <text:p>10526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ongnam</text:p>
          </table:table-cell>
          <table:table-cell office:value-type="float" office:value="1031935">
            <text:p>10319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aora</text:p>
          </table:table-cell>
          <table:table-cell office:value-type="float" office:value="1027771">
            <text:p>10277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ongcheng</text:p>
          </table:table-cell>
          <table:table-cell office:value-type="float" office:value="1001985">
            <text:p>10019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nxi</text:p>
          </table:table-cell>
          <table:table-cell office:value-type="float" office:value="987717">
            <text:p>9877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rzerum</text:p>
          </table:table-cell>
          <table:table-cell office:value-type="float" office:value="979667">
            <text:p>979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rab</text:p>
          </table:table-cell>
          <table:table-cell office:value-type="float" office:value="966902">
            <text:p>966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ultanah</text:p>
          </table:table-cell>
          <table:table-cell office:value-type="float" office:value="946697">
            <text:p>9466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latia</text:p>
          </table:table-cell>
          <table:table-cell office:value-type="float" office:value="924511">
            <text:p>9245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hom</text:p>
          </table:table-cell>
          <table:table-cell office:value-type="float" office:value="900000">
            <text:p>9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bobo</text:p>
          </table:table-cell>
          <table:table-cell office:value-type="float" office:value="900000">
            <text:p>9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ingdingshan</text:p>
          </table:table-cell>
          <table:table-cell office:value-type="float" office:value="889675">
            <text:p>8896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isuru</text:p>
          </table:table-cell>
          <table:table-cell office:value-type="float" office:value="868385">
            <text:p>8683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sgabat</text:p>
          </table:table-cell>
          <table:table-cell office:value-type="float" office:value="797900">
            <text:p>797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leksandrovsk</text:p>
          </table:table-cell>
          <table:table-cell office:value-type="float" office:value="796217">
            <text:p>7962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aroudannt</text:p>
          </table:table-cell>
          <table:table-cell office:value-type="float" office:value="777316">
            <text:p>7773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iruchchirappalli</text:p>
          </table:table-cell>
          <table:table-cell office:value-type="float" office:value="775551">
            <text:p>775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dumdhani</text:p>
          </table:table-cell>
          <table:table-cell office:value-type="float" office:value="767951">
            <text:p>7679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ahriz</text:p>
          </table:table-cell>
          <table:table-cell office:value-type="float" office:value="766706">
            <text:p>7667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dalia</text:p>
          </table:table-cell>
          <table:table-cell office:value-type="float" office:value="758188">
            <text:p>758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radhivas</text:p>
          </table:table-cell>
          <table:table-cell office:value-type="float" office:value="751922">
            <text:p>7519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areli</text:p>
          </table:table-cell>
          <table:table-cell office:value-type="float" office:value="745509">
            <text:p>745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igale</text:p>
          </table:table-cell>
          <table:table-cell office:value-type="float" office:value="745261">
            <text:p>7452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egang</text:p>
          </table:table-cell>
          <table:table-cell office:value-type="float" office:value="743307">
            <text:p>743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strida</text:p>
          </table:table-cell>
          <table:table-cell office:value-type="float" office:value="738689">
            <text:p>7386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hanukha</text:p>
          </table:table-cell>
          <table:table-cell office:value-type="float" office:value="721407">
            <text:p>7214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ailali</text:p>
          </table:table-cell>
          <table:table-cell office:value-type="float" office:value="713089">
            <text:p>7130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honju</text:p>
          </table:table-cell>
          <table:table-cell office:value-type="float" office:value="711424">
            <text:p>7114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gadair</text:p>
          </table:table-cell>
          <table:table-cell office:value-type="float" office:value="698310">
            <text:p>6983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Zhangjiakou</text:p>
          </table:table-cell>
          <table:table-cell office:value-type="float" office:value="692602">
            <text:p>6926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nuga</text:p>
          </table:table-cell>
          <table:table-cell office:value-type="float" office:value="688862">
            <text:p>688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iaoyang</text:p>
          </table:table-cell>
          <table:table-cell office:value-type="float" office:value="687890">
            <text:p>6878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eui</text:p>
          </table:table-cell>
          <table:table-cell office:value-type="float" office:value="676087">
            <text:p>676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aounate</text:p>
          </table:table-cell>
          <table:table-cell office:value-type="float" office:value="668003">
            <text:p>668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udanjiang</text:p>
          </table:table-cell>
          <table:table-cell office:value-type="float" office:value="665915">
            <text:p>6659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hran</text:p>
          </table:table-cell>
          <table:table-cell office:value-type="float" office:value="646025">
            <text:p>6460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nshan</text:p>
          </table:table-cell>
          <table:table-cell office:value-type="float" office:value="625040">
            <text:p>6250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ibuti</text:p>
          </table:table-cell>
          <table:table-cell office:value-type="float" office:value="623891">
            <text:p>6238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uancheng</text:p>
          </table:table-cell>
          <table:table-cell office:value-type="float" office:value="597130">
            <text:p>5971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esarea</text:p>
          </table:table-cell>
          <table:table-cell office:value-type="float" office:value="592840">
            <text:p>5928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Yingkou</text:p>
          </table:table-cell>
          <table:table-cell office:value-type="float" office:value="591159">
            <text:p>5911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iko</text:p>
          </table:table-cell>
          <table:table-cell office:value-type="float" office:value="591159">
            <text:p>5911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ssuriyskiy</text:p>
          </table:table-cell>
          <table:table-cell office:value-type="float" office:value="578303">
            <text:p>5783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nicha</text:p>
          </table:table-cell>
          <table:table-cell office:value-type="float" office:value="561066">
            <text:p>5610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amhung</text:p>
          </table:table-cell>
          <table:table-cell office:value-type="float" office:value="559056">
            <text:p>559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uaiyin</text:p>
          </table:table-cell>
          <table:table-cell office:value-type="float" office:value="555230">
            <text:p>5552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amitabat</text:p>
          </table:table-cell>
          <table:table-cell office:value-type="float" office:value="550818">
            <text:p>5508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hkalov</text:p>
          </table:table-cell>
          <table:table-cell office:value-type="float" office:value="550210">
            <text:p>5502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office:value-type="string">
            <text:p><text:s/>skiy 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andaburi</text:p>
          </table:table-cell>
          <table:table-cell office:value-type="float" office:value="547887">
            <text:p>5478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tola</text:p>
          </table:table-cell>
          <table:table-cell office:value-type="float" office:value="543907">
            <text:p>5439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juschambe</text:p>
          </table:table-cell>
          <table:table-cell office:value-type="float" office:value="543107">
            <text:p>543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Yongkang</text:p>
          </table:table-cell>
          <table:table-cell office:value-type="float" office:value="536000">
            <text:p>536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hemisset</text:p>
          </table:table-cell>
          <table:table-cell office:value-type="float" office:value="521469">
            <text:p>5214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iliguri</text:p>
          </table:table-cell>
          <table:table-cell office:value-type="float" office:value="515623">
            <text:p>5156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henifra</text:p>
          </table:table-cell>
          <table:table-cell office:value-type="float" office:value="509882">
            <text:p>5098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zilal</text:p>
          </table:table-cell>
          <table:table-cell office:value-type="float" office:value="504273">
            <text:p>5042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sanol</text:p>
          </table:table-cell>
          <table:table-cell office:value-type="float" office:value="504271">
            <text:p>5042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hren</text:p>
          </table:table-cell>
          <table:table-cell office:value-type="float" office:value="500093">
            <text:p>5000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jraburi</text:p>
          </table:table-cell>
          <table:table-cell office:value-type="float" office:value="499811">
            <text:p>499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shogbo</text:p>
          </table:table-cell>
          <table:table-cell office:value-type="float" office:value="499444">
            <text:p>4994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shi</text:p>
          </table:table-cell>
          <table:table-cell office:value-type="float" office:value="498780">
            <text:p>4987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himahi</text:p>
          </table:table-cell>
          <table:table-cell office:value-type="float" office:value="493698">
            <text:p>4936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nchiao</text:p>
          </table:table-cell>
          <table:table-cell office:value-type="float" office:value="491891">
            <text:p>4918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ibitoke</text:p>
          </table:table-cell>
          <table:table-cell office:value-type="float" office:value="490949">
            <text:p>4909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hatpara</text:p>
          </table:table-cell>
          <table:table-cell office:value-type="float" office:value="483175">
            <text:p>483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kene</text:p>
          </table:table-cell>
          <table:table-cell office:value-type="float" office:value="479217">
            <text:p>4792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ijongbu</text:p>
          </table:table-cell>
          <table:table-cell office:value-type="float" office:value="479141">
            <text:p>4791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argeysa</text:p>
          </table:table-cell>
          <table:table-cell office:value-type="float" office:value="478283">
            <text:p>4782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iaojiang</text:p>
          </table:table-cell>
          <table:table-cell office:value-type="float" office:value="470804">
            <text:p>4708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ongliao</text:p>
          </table:table-cell>
          <table:table-cell office:value-type="float" office:value="465249">
            <text:p>4652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ananga</text:p>
          </table:table-cell>
          <table:table-cell office:value-type="float" office:value="463556">
            <text:p>4635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Xiangfan</text:p>
          </table:table-cell>
          <table:table-cell office:value-type="float" office:value="462956">
            <text:p>462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nzhihua</text:p>
          </table:table-cell>
          <table:table-cell office:value-type="float" office:value="461513">
            <text:p>4615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xco</text:p>
          </table:table-cell>
          <table:table-cell office:value-type="float" office:value="460576">
            <text:p>460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oayan</text:p>
          </table:table-cell>
          <table:table-cell office:value-type="float" office:value="459541">
            <text:p>4595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hitungwiza</text:p>
          </table:table-cell>
          <table:table-cell office:value-type="float" office:value="456206">
            <text:p>4562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abouk</text:p>
          </table:table-cell>
          <table:table-cell office:value-type="float" office:value="455450">
            <text:p>4554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nsilingan</text:p>
          </table:table-cell>
          <table:table-cell office:value-type="float" office:value="454150">
            <text:p>4541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rfa</text:p>
          </table:table-cell>
          <table:table-cell office:value-type="float" office:value="449785">
            <text:p>4497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alat</text:p>
          </table:table-cell>
          <table:table-cell office:value-type="float" office:value="444585">
            <text:p>4445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ngi</text:p>
          </table:table-cell>
          <table:table-cell office:value-type="float" office:value="440894">
            <text:p>4408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adiangas</text:p>
          </table:table-cell>
          <table:table-cell office:value-type="float" office:value="432571">
            <text:p>4325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 table:number-rows-repeated="46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5">
          <table:table-cell table:number-columns-repeated="3"/>
          <table:table-cell table:style-name="ce1"/>
        </table:table-row>
        <table:table-row table:style-name="ro2" table:number-rows-repeated="3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1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0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9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2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1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 table:number-rows-repeated="3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 table:number-rows-repeated="4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 table:number-rows-repeated="3">
          <table:table-cell table:number-columns-repeated="4"/>
        </table:table-row>
        <table:table-row table:style-name="ro2" table:number-rows-repeated="1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0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 table:number-rows-repeated="7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5">
          <table:table-cell table:number-columns-repeated="3"/>
          <table:table-cell table:style-name="ce1"/>
        </table:table-row>
        <table:table-row table:style-name="ro2" table:number-rows-repeated="3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1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0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5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9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2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1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 table:number-rows-repeated="3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8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 table:number-rows-repeated="4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 table:number-rows-repeated="3">
          <table:table-cell table:number-columns-repeated="4"/>
        </table:table-row>
        <table:table-row table:style-name="ro2" table:number-rows-repeated="1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0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"/>
        </table:table-row>
        <table:table-row table:style-name="ro2" table:number-rows-repeated="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4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17">
          <table:table-cell table:number-columns-repeated="3"/>
          <table:table-cell table:style-name="ce1"/>
        </table:table-row>
        <table:table-row table:style-name="ro2">
          <table:table-cell table:number-columns-repeated="4"/>
        </table:table-row>
        <table:table-row table:style-name="ro2" table:number-rows-repeated="7">
          <table:table-cell table:number-columns-repeated="3"/>
          <table:table-cell table:style-name="ce1"/>
        </table:table-row>
        <table:table-row table:style-name="ro2" table:number-rows-repeated="104611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A1:Лист1.D782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0000-00-00T21:35: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1:15:50</meta:creation-date>
    <dc:date>2015-09-18T22:35:18</dc:date>
    <meta:editing-duration>PT59M9S</meta:editing-duration>
    <meta:editing-cycles>3</meta:editing-cycles>
    <meta:generator>LibreOffice/3.6$Linux_X86_64 LibreOffice_project/360m1$Build-1</meta:generator>
    <meta:document-statistic meta:table-count="1" meta:cell-count="3128" meta:object-count="0"/>
  </office:meta>
</office:document-meta>
</file>